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985*"/>
    </style:style>
    <style:style style:name="Tabla29.B" style:family="table-column">
      <style:table-column-properties style:column-width="1.559cm" style:rel-column-width="884*"/>
    </style:style>
    <style:style style:name="Tabla29.C" style:family="table-column">
      <style:table-column-properties style:column-width="0.732cm" style:rel-column-width="415*"/>
    </style:style>
    <style:style style:name="Tabla29.D" style:family="table-column">
      <style:table-column-properties style:column-width="0.831cm" style:rel-column-width="471*"/>
    </style:style>
    <style:style style:name="Tabla29.E" style:family="table-column">
      <style:table-column-properties style:column-width="6.6cm" style:rel-column-width="3742*"/>
    </style:style>
    <style:style style:name="Tabla29.F" style:family="table-column">
      <style:table-column-properties style:column-width="3.736cm" style:rel-column-width="2118*"/>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paragraph-properties fo:background-color="transparent">
        <style:background-image/>
      </style:paragraph-properties>
    </style:style>
    <style:style style:name="P7" style:family="paragraph" style:parent-style-name="Standard">
      <style:paragraph-properties fo:background-color="transparent">
        <style:background-image/>
      </style:paragraph-properties>
      <style:text-properties fo:background-color="transparent"/>
    </style:style>
    <style:style style:name="P8" style:family="paragraph" style:parent-style-name="Standard">
      <style:paragraph-properties fo:background-color="transparent">
        <style:background-image/>
      </style:paragraph-properties>
      <style:text-properties fo:font-size="9pt" style:font-size-asian="9pt" style:font-size-complex="9pt"/>
    </style:style>
    <style:style style:name="P9"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10"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1"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12"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start"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center" style:justify-single-word="false"/>
      <style:text-properties fo:font-size="9pt" fo:background-color="transparent" style:font-size-asian="9pt" style:font-size-complex="9pt"/>
    </style:style>
    <style:style style:name="P23" style:family="paragraph" style:parent-style-name="Table_20_Contents">
      <style:paragraph-properties fo:text-align="start" style:justify-single-word="false"/>
      <style:text-properties fo:font-size="9pt" fo:background-color="transparent" style:font-size-asian="9pt" style:font-size-complex="9pt"/>
    </style:style>
    <style:style style:name="P24" style:family="paragraph" style:parent-style-name="Table_20_Contents">
      <style:paragraph-properties fo:text-align="start" style:justify-single-word="false"/>
      <style:text-properties fo:color="#3deb3d" fo:font-size="9pt" style:font-size-asian="9pt" style:font-size-complex="9pt"/>
    </style:style>
    <style:style style:name="P25" style:family="paragraph" style:parent-style-name="Table_20_Contents">
      <style:paragraph-properties fo:text-align="start" style:justify-single-word="false"/>
      <style:text-properties fo:color="#000000" fo:font-size="9pt" style:font-size-asian="9pt" style:font-size-complex="9pt"/>
    </style:style>
    <style:style style:name="P26" style:family="paragraph" style:parent-style-name="Text_20_body">
      <style:text-properties style:font-name="Courier New" fo:font-size="10pt" style:font-name-asian="Microsoft YaHei" style:font-size-asian="10pt" style:font-name-complex="Mangal" style:font-size-complex="10pt"/>
    </style:style>
    <style:style style:name="P27" style:family="paragraph" style:parent-style-name="Text_20_body">
      <style:text-properties style:font-name="Courier New" fo:font-size="10pt" style:font-size-asian="10pt" style:font-size-complex="10pt"/>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text-properties fo:font-size="9pt" style:font-size-asian="9pt" style:font-size-complex="9pt"/>
    </style:style>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paragraph-properties fo:text-align="start" style:justify-single-word="false"/>
      <style:text-properties fo:font-size="9pt" style:font-size-asian="9pt" style:font-size-complex="9pt"/>
    </style:style>
    <style:style style:name="P38"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39" style:family="paragraph" style:parent-style-name="Heading_20_1">
      <style:paragraph-properties fo:break-before="page"/>
    </style:style>
    <style:style style:name="P40" style:family="paragraph" style:parent-style-name="Heading_20_1">
      <style:paragraph-properties fo:margin-top="0.423cm" fo:margin-bottom="0.212cm" fo:keep-with-next="always"/>
      <style:text-properties style:font-name="Arial" style:font-name-asian="Microsoft YaHei" style:font-name-complex="Mangal"/>
    </style:style>
    <style:style style:name="P41" style:family="paragraph" style:parent-style-name="Heading_20_2">
      <style:text-properties style:font-name="Arial" style:font-name-asian="Microsoft YaHei" style:font-name-complex="Mangal"/>
    </style:style>
    <style:style style:name="P42" style:family="paragraph" style:parent-style-name="Heading_20_2">
      <style:text-properties style:font-name-asian="Microsoft YaHei" style:font-name-complex="Mang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9"/>
    <style:style style:name="P46" style:family="paragraph" style:parent-style-name="Text_20_body" style:list-style-name="L9">
      <style:text-properties style:text-underline-style="none"/>
    </style:style>
    <style:style style:name="P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43">REGWEB<text:tab/>1</text:p>
          <text:p text:style-name="P44">Estàndard SICRES3.<text:tab/>1</text:p>
          <text:p text:style-name="P44">Camps no inclosos a SICRES3<text:tab/>6</text:p>
          <text:p text:style-name="P43">Models de dades<text:tab/>8</text:p>
          <text:p text:style-name="P44">Assentament entrada (RegistroEntradaWs)<text:tab/>8</text:p>
          <text:p text:style-name="P44">Assentament de Sortida (RegistroSalidaWs)<text:tab/>8</text:p>
          <text:p text:style-name="P44">Assentament genèric (RegistroWs)<text:tab/>8</text:p>
          <text:p text:style-name="P44">Interessat (InteresadoWs)<text:tab/>9</text:p>
          <text:p text:style-name="P44">Dades Interessat (DatosInteresadoWs)<text:tab/>9</text:p>
          <text:p text:style-name="P44">Annex (AnexoWs)<text:tab/>10</text:p>
          <text:p text:style-name="P44">Assentament Entrada resposta (RegistroEntradaResponseWs)<text:tab/>11</text:p>
          <text:p text:style-name="P44">Assentament de Sortida resposta (RegistroSalidaResponseWs)<text:tab/>11</text:p>
          <text:p text:style-name="P44">Asentament genèric de resposta (RegistroResponseWs)<text:tab/>11</text:p>
          <text:p text:style-name="P44">Assumpte (TipoAsuntoWs)<text:tab/>12</text:p>
          <text:p text:style-name="P44">Codi Assumpte (CodigoAsuntoWs)<text:tab/>12</text:p>
          <text:p text:style-name="P44">Persona <text:s/>(PersonaWs)<text:tab/>13</text:p>
          <text:p text:style-name="P43">Operacions<text:tab/>13</text:p>
          <text:p text:style-name="P44">Operació altaRegistroEntrada<text:tab/>14</text:p>
          <text:p text:style-name="P44">Operació anularRegistroEntrada<text:tab/>14</text:p>
          <text:p text:style-name="P44">Operació tramitarRegistroEntrada<text:tab/>15</text:p>
          <text:p text:style-name="P44">Operació obtenerRegistroEntrada<text:tab/>15</text:p>
          <text:p text:style-name="P44">Operació obtenerRegistroEntradaID<text:tab/>15</text:p>
          <text:p text:style-name="P44">Operació altaRegistroSalida<text:tab/>16</text:p>
          <text:p text:style-name="P44">Operació anularRegistroSalida<text:tab/>16</text:p>
          <text:p text:style-name="P44">Operació obtenerRegistroSalida<text:tab/>16</text:p>
          <text:p text:style-name="P44">Operació obtenerRegistroSalidaID<text:tab/>17</text:p>
          <text:p text:style-name="P44">Operació listarTipoAsunto<text:tab/>17</text:p>
          <text:p text:style-name="P44">Operació listarCodigoAsunto<text:tab/>17</text:p>
          <text:p text:style-name="P44">Operació listarOficinas<text:tab/>18</text:p>
          <text:p text:style-name="P44">Operació listarLibros<text:tab/>18</text:p>
          <text:p text:style-name="P44">Operació listarOrganismos<text:tab/>18</text:p>
          <text:p text:style-name="P44">Operació crearPersona<text:tab/>19</text:p>
          <text:p text:style-name="P44">Operació borrarPersona<text:tab/>19</text:p>
          <text:p text:style-name="P44">Operació actualizarPersona<text:tab/>19</text:p>
          <text:p text:style-name="P44">Operació listarPersonas<text:tab/>19</text:p>
          <text:p text:style-name="P43">Wsdl<text:tab/>20</text:p>
          <text:p text:style-name="P44">Assentament Entrada<text:tab/>20</text:p>
          <text:p text:style-name="P44">Assentament Sortida<text:tab/>31</text:p>
          <text:p text:style-name="P44">Info<text:tab/>41</text:p>
          <text:p text:style-name="P44">Personas<text:tab/>53</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text:soft-page-break/>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ext:soft-page-break/>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5900171760146222134" text:style-name="L1">
              <text:list-item>
                <text:p text:style-name="P28">'N' = NIF</text:p>
              </text:list-item>
              <text:list-item>
                <text:p text:style-name="P28">'C' = CIF</text:p>
              </text:list-item>
              <text:list-item>
                <text:p text:style-name="P28">'P' = Passaport</text:p>
              </text:list-item>
              <text:list-item>
                <text:p text:style-name="P28">'E' = Document d'identificació d'estrangers</text:p>
              </text:list-item>
              <text:list-item>
                <text:p text:style-name="P28">'X' = Altres persones físiques</text:p>
              </text:list-item>
              <text:list-item>
                <text:p text:style-name="P28">'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style-name="Tabla1.23">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4332270884147397447" text:style-name="L2">
              <text:list-item>
                <text:p text:style-name="P29">'01' = <text:s/>Adreça postal.</text:p>
              </text:list-item>
              <text:list-item>
                <text:p text:style-name="P29">'02' = DEH</text:p>
              </text:list-item>
              <text:list-item>
                <text:p text:style-name="P29">'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text:soft-page-break/>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29272717" text:continue-list="list5900171760146222134" text:style-name="L1">
              <text:list-item>
                <text:p text:style-name="P28">'N' = NIF</text:p>
              </text:list-item>
              <text:list-item>
                <text:p text:style-name="P28">'C' = CIF</text:p>
              </text:list-item>
              <text:list-item>
                <text:p text:style-name="P28">'P' = Passaport</text:p>
              </text:list-item>
              <text:list-item>
                <text:p text:style-name="P28"><text:soft-page-break/>'E' = Document d'identificació d'estrangers</text:p>
              </text:list-item>
              <text:list-item>
                <text:p text:style-name="P28">'X' = Altres persones físiques</text:p>
              </text:list-item>
              <text:list-item>
                <text:p text:style-name="P28">'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29272615" text:continue-list="list4332270884147397447" text:style-name="L2">
              <text:list-item>
                <text:p text:style-name="P29">'01' = <text:s/>Adreça postal.</text:p>
              </text:list-item>
              <text:list-item>
                <text:p text:style-name="P29">'02' = DEH</text:p>
              </text:list-item>
              <text:list-item>
                <text:p text:style-name="P29">'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7025833445801055410" text:style-name="L3">
              <text:list-item>
                <text:p text:style-name="P30">'01' = còpia</text:p>
              </text:list-item>
              <text:list-item>
                <text:p text:style-name="P30">'02' = còpia compulsada</text:p>
              </text:list-item>
              <text:list-item>
                <text:p text:style-name="P30">'03' = còpia original</text:p>
              </text:list-item>
              <text:list-item>
                <text:p text:style-name="P30">'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1279192324873930491" text:style-name="L4">
              <text:list-item>
                <text:p text:style-name="P31">'01' = Formulari. Es tracta d'un assentament electrònic d'una instància genèrica.</text:p>
              </text:list-item>
              <text:list-item>
                <text:p text:style-name="P31">'02' = Document adjunt al formulari</text:p>
              </text:list-item>
              <text:list-item>
                <text:p text:style-name="P31">'03' = Fitxer tècnic intern</text:p>
              </text:list-item>
            </text:list>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7">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6529346693180720955" text:style-name="L5">
              <text:list-item>
                <text:p text:style-name="P32">'01' = Servei de missatgers</text:p>
              </text:list-item>
              <text:list-item>
                <text:p text:style-name="P32">'02' = Correu postal</text:p>
              </text:list-item>
              <text:list-item>
                <text:p text:style-name="P32">'03' = Correu postal certificat</text:p>
              </text:list-item>
              <text:list-item>
                <text:p text:style-name="P32">'04' = Burofax</text:p>
              </text:list-item>
              <text:list-item>
                <text:p text:style-name="P32">'05' = En ma</text:p>
              </text:list-item>
              <text:list-item>
                <text:p text:style-name="P32">'06' = Fax</text:p>
              </text:list-item>
              <text:list-item>
                <text:p text:style-name="P32">'07' = Altres</text:p>
              </text:list-item>
            </text:list>
            <text:p text:style-name="Standard">En cas de ser un registre electrònic aquest camp prendrà el valor <text:soft-page-break/>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6048652537947612966" text:style-name="L6">
              <text:list-item>
                <text:p text:style-name="P33">'01' = Acompanya documentació física requerida.</text:p>
              </text:list-item>
              <text:list-item>
                <text:p text:style-name="P33">'02' = Acompanya documentació física complementària.</text:p>
              </text:list-item>
              <text:list-item>
                <text:p text:style-name="P33">'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ext:soft-page-break/>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6674295660588319646" text:style-name="L7">
              <text:list-item>
                <text:p text:style-name="P35">'ca' = Català.</text:p>
              </text:list-item>
              <text:list-item>
                <text:p text:style-name="P35">'es' = Castellà.</text:p>
              </text:list-item>
              <text:list-item>
                <text:p text:style-name="P35">'gl' = Gallec.</text:p>
              </text:list-item>
              <text:list-item>
                <text:p text:style-name="P35">'eu' = Basc.</text:p>
              </text:list-item>
              <text:list-item>
                <text:p text:style-name="P3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6638028823680499860" text:style-name="L8">
              <text:list-item>
                <text:p text:style-name="P36">'01' = Administració.</text:p>
              </text:list-item>
              <text:list-item>
                <text:p text:style-name="P36">'02' = Persona física.</text:p>
              </text:list-item>
              <text:list-item>
                <text:p text:style-name="P36">'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32</dc:date><text:p text:style-name="P47"><text:span text:style-name="T5">Posar el diagrama d'estats.</text:span></text:p></office:annotation></text:p>
          </table:table-cell>
        </table:table-row>
      </table:table>
      <text:h text:style-name="Heading_20_1" text:outline-level="1"/>
      <text:h text:style-name="P39"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21">Camp</text:p>
          </table:table-cell>
          <table:table-cell table:style-name="Tabla4.A2" office:value-type="string">
            <text:p text:style-name="P21">Tipus</text:p>
          </table:table-cell>
          <table:table-cell table:style-name="Tabla4.A2" office:value-type="string">
            <text:p text:style-name="P21">Car</text:p>
          </table:table-cell>
          <table:table-cell table:style-name="Tabla4.A2" office:value-type="string">
            <text:p text:style-name="P21">Lon</text:p>
          </table:table-cell>
          <table:table-cell table:style-name="Tabla4.A2" office:value-type="string">
            <text:p text:style-name="P21">Descripció</text:p>
          </table:table-cell>
          <table:table-cell table:style-name="Tabla4.F2" office:value-type="string">
            <text:p text:style-name="P21">Comentaris</text:p>
          </table:table-cell>
        </table:table-row>
        <table:table-row table:style-name="Tabla4.1">
          <table:table-cell table:style-name="Tabla4.A3" office:value-type="string">
            <text:p text:style-name="P20">destino</text:p>
          </table:table-cell>
          <table:table-cell table:style-name="Tabla4.A3" office:value-type="string">
            <text:p text:style-name="P20">Cadena</text:p>
          </table:table-cell>
          <table:table-cell table:style-name="Tabla4.C3" office:value-type="float" office:value="1">
            <text:p text:style-name="P20">1</text:p>
          </table:table-cell>
          <table:table-cell table:style-name="Tabla4.C3" office:value-type="float" office:value="21">
            <text:p text:style-name="P20">21</text:p>
          </table:table-cell>
          <table:table-cell table:style-name="Tabla4.A3" office:value-type="string">
            <text:p text:style-name="P20">Codi DIR3 de l'òrgan destinatari de l'assentament.</text:p>
          </table:table-cell>
          <table:table-cell table:style-name="Tabla4.F3" office:value-type="string">
            <text:p text:style-name="P20">Ha d'estar en estat vigent.</text:p>
          </table:table-cell>
        </table:table-row>
        <table:table-row table:style-name="Tabla4.1">
          <table:table-cell table:style-name="Tabla4.A3" office:value-type="string">
            <text:p text:style-name="P20">assentament</text:p>
          </table:table-cell>
          <table:table-cell table:style-name="Tabla4.A3" office:value-type="string">
            <text:p text:style-name="P21">RegistroWs</text:p>
          </table:table-cell>
          <table:table-cell table:style-name="Tabla4.C3" office:value-type="float" office:value="1">
            <text:p text:style-name="P20">1</text:p>
          </table:table-cell>
          <table:table-cell table:style-name="Tabla4.A3" office:value-type="string">
            <text:p text:style-name="P20">Var</text:p>
          </table:table-cell>
          <table:table-cell table:style-name="Tabla4.A3" office:value-type="string">
            <text:p text:style-name="P20">Dades de l'assentament</text:p>
          </table:table-cell>
          <table:table-cell table:style-name="Tabla4.F3" office:value-type="string">
            <text:p text:style-name="P20"/>
          </table:table-cell>
        </table:table-row>
      </table:table>
      <text:h text:style-name="Heading_20_2" text:outline-level="2">Assentament de Sortida (RegistroSalidaWs)</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21">Camp</text:p>
          </table:table-cell>
          <table:table-cell table:style-name="Tabla6.A2" office:value-type="string">
            <text:p text:style-name="P21">Tipus</text:p>
          </table:table-cell>
          <table:table-cell table:style-name="Tabla6.A2" office:value-type="string">
            <text:p text:style-name="P21">Car</text:p>
          </table:table-cell>
          <table:table-cell table:style-name="Tabla6.A2" office:value-type="string">
            <text:p text:style-name="P21">Lon</text:p>
          </table:table-cell>
          <table:table-cell table:style-name="Tabla6.A2" office:value-type="string">
            <text:p text:style-name="P21">Descripció</text:p>
          </table:table-cell>
          <table:table-cell table:style-name="Tabla6.F2" office:value-type="string">
            <text:p text:style-name="P21">Comentaris</text:p>
          </table:table-cell>
        </table:table-row>
        <table:table-row table:style-name="Tabla6.1">
          <table:table-cell table:style-name="Tabla6.A3" office:value-type="string">
            <text:p text:style-name="P20">origen</text:p>
          </table:table-cell>
          <table:table-cell table:style-name="Tabla6.A3" office:value-type="string">
            <text:p text:style-name="P20">Cadena</text:p>
          </table:table-cell>
          <table:table-cell table:style-name="Tabla6.C3" office:value-type="float" office:value="1">
            <text:p text:style-name="P20">1</text:p>
          </table:table-cell>
          <table:table-cell table:style-name="Tabla6.C3" office:value-type="float" office:value="21">
            <text:p text:style-name="P20">21</text:p>
          </table:table-cell>
          <table:table-cell table:style-name="Tabla6.A3" office:value-type="string">
            <text:p text:style-name="P20">Codi DIR3 de l'òrgan emissor de l'assentament.</text:p>
          </table:table-cell>
          <table:table-cell table:style-name="Tabla6.F3" office:value-type="string">
            <text:p text:style-name="P20">Ha d'estar en estat vigent.</text:p>
          </table:table-cell>
        </table:table-row>
        <table:table-row table:style-name="Tabla6.1">
          <table:table-cell table:style-name="Tabla6.A3" office:value-type="string">
            <text:p text:style-name="P20">assentament</text:p>
          </table:table-cell>
          <table:table-cell table:style-name="Tabla6.A3" office:value-type="string">
            <text:p text:style-name="P20">RegistroWs</text:p>
          </table:table-cell>
          <table:table-cell table:style-name="Tabla6.C3" office:value-type="float" office:value="1">
            <text:p text:style-name="P20">1</text:p>
          </table:table-cell>
          <table:table-cell table:style-name="Tabla6.A3" office:value-type="string">
            <text:p text:style-name="P20">Var</text:p>
          </table:table-cell>
          <table:table-cell table:style-name="Tabla6.A3" office:value-type="string">
            <text:p text:style-name="P20">Dades de l'assentament</text:p>
          </table:table-cell>
          <table:table-cell table:style-name="Tabla6.F3" office:value-type="string">
            <text:p text:style-name="P20"/>
          </table:table-cell>
        </table:table-row>
      </table:table>
      <text:h text:style-name="Heading_20_2" text:outline-level="2">Assentament genèric (RegistroWs)</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7">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21">Camp</text:p>
          </table:table-cell>
          <table:table-cell table:style-name="Tabla30.A2" office:value-type="string">
            <text:p text:style-name="P21">Tipus</text:p>
          </table:table-cell>
          <table:table-cell table:style-name="Tabla30.A2" office:value-type="string">
            <text:p text:style-name="P21">Car</text:p>
          </table:table-cell>
          <table:table-cell table:style-name="Tabla30.A2" office:value-type="string">
            <text:p text:style-name="P21">Lon</text:p>
          </table:table-cell>
          <table:table-cell table:style-name="Tabla30.A2" office:value-type="string">
            <text:p text:style-name="P21">Descripció</text:p>
          </table:table-cell>
          <table:table-cell table:style-name="Tabla30.F2" office:value-type="string">
            <text:p text:style-name="P21">Comentaris</text:p>
          </table:table-cell>
        </table:table-row>
        <table:table-row table:style-name="Tabla30.2">
          <table:table-cell table:style-name="Tabla30.A3" office:value-type="string">
            <text:p text:style-name="P15">numero</text:p>
          </table:table-cell>
          <table:table-cell table:style-name="Tabla30.A3" office:value-type="string">
            <text:p text:style-name="P15">Numèric</text:p>
          </table:table-cell>
          <table:table-cell table:style-name="Tabla30.C3" office:value-type="float" office:value="1">
            <text:p text:style-name="P15">1</text:p>
          </table:table-cell>
          <table:table-cell table:style-name="Tabla30.C3">
            <text:p text:style-name="P15"/>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15">fecha</text:p>
          </table:table-cell>
          <table:table-cell table:style-name="Tabla30.A3" office:value-type="string">
            <text:p text:style-name="P15">Data</text:p>
          </table:table-cell>
          <table:table-cell table:style-name="Tabla30.A3" office:value-type="string">
            <text:p text:style-name="P16">0..1</text:p>
          </table:table-cell>
          <table:table-cell table:style-name="Tabla30.C3" office:value-type="float" office:value="14">
            <text:p text:style-name="P16">14</text:p>
          </table:table-cell>
          <table:table-cell table:style-name="Tabla30.A3" office:value-type="string">
            <text:p text:style-name="P16">Data del assentament</text:p>
          </table:table-cell>
          <table:table-cell table:style-name="Tabla30.F3" office:value-type="string">
            <text:p text:style-name="P24"/>
          </table:table-cell>
        </table:table-row>
        <table:table-row table:style-name="Tabla30.2">
          <table:table-cell table:style-name="Tabla30.A3" office:value-type="string">
            <text:p text:style-name="P15">numeroRegistroFormateado</text:p>
          </table:table-cell>
          <table:table-cell table:style-name="Tabla30.A3" office:value-type="string">
            <text:p text:style-name="P15">Cadena</text:p>
          </table:table-cell>
          <table:table-cell table:style-name="Tabla30.A3" office:value-type="string">
            <text:p text:style-name="P15">0..1</text:p>
          </table:table-cell>
          <table:table-cell table:style-name="Tabla30.A3" office:value-type="string">
            <text:p text:style-name="P15">Var</text:p>
          </table:table-cell>
          <table:table-cell table:style-name="Tabla30.A3" office:value-type="string">
            <text:p text:style-name="P15"/>
          </table:table-cell>
          <table:table-cell table:style-name="Tabla30.F3" office:value-type="string">
            <text:p text:style-name="P24"/>
          </table:table-cell>
        </table:table-row>
        <table:table-row table:style-name="Tabla30.2">
          <table:table-cell table:style-name="Tabla30.A3" office:value-type="string">
            <text:p text:style-name="P20">oficina</text:p>
          </table:table-cell>
          <table:table-cell table:style-name="Tabla30.A3" office:value-type="string">
            <text:p text:style-name="P20">Cadena</text:p>
          </table:table-cell>
          <table:table-cell table:style-name="Tabla30.C3" office:value-type="float" office:value="1">
            <text:p text:style-name="P20">1</text:p>
          </table:table-cell>
          <table:table-cell table:style-name="Tabla30.C3" office:value-type="float" office:value="21">
            <text:p text:style-name="P20">21</text:p>
          </table:table-cell>
          <table:table-cell table:style-name="Tabla30.A3" office:value-type="string">
            <text:p text:style-name="P20">Codi DIR3 de l'entitat registral on es registre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4">
            <text:p text:style-name="P11">4</text:p>
          </table:table-cell>
          <table:table-cell table:style-name="Tabla30.A3" office:value-type="string">
            <text:p text:style-name="P20">Codi del llibre al qual fer l'assentament.</text:p>
          </table:table-cell>
          <table:table-cell table:style-name="Tabla30.F3" office:value-type="string">
            <text:p text:style-name="P20">Ha d'estar en estat vigent.</text:p>
          </table:table-cell>
        </table:table-row>
        <table:table-row table:style-name="Tabla30.2">
          <table:table-cell table:style-name="Tabla30.A3" office:value-type="string">
            <text:p text:style-name="P20">interessat</text:p>
          </table:table-cell>
          <table:table-cell table:style-name="Tabla30.A3" office:value-type="string">
            <text:p text:style-name="P20">InteresadoWs</text:p>
          </table:table-cell>
          <table:table-cell table:style-name="Tabla30.A3" office:value-type="string">
            <text:p text:style-name="P20">1..n</text:p>
          </table:table-cell>
          <table:table-cell table:style-name="Tabla30.A3" office:value-type="string">
            <text:p text:style-name="P20">Var</text:p>
          </table:table-cell>
          <table:table-cell table:style-name="Tabla30.A3" office:value-type="string">
            <text:p text:style-name="P20">Dades de l'interessat en l'assentament</text:p>
          </table:table-cell>
          <table:table-cell table:style-name="Tabla30.F3" office:value-type="string">
            <text:p text:style-name="P20">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40">
            <text:p text:style-name="P20">240</text:p>
          </table:table-cell>
          <table:table-cell table:style-name="Tabla30.A3" office:value-type="string">
            <text:p text:style-name="P20">Extracte o resum de l'assentament</text:p>
          </table:table-cell>
          <table:table-cell table:style-name="Tabla30.F3" office:value-type="string">
            <text:p text:style-name="P20">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6">
            <text:p text:style-name="P11">16</text:p>
          </table:table-cell>
          <table:table-cell table:style-name="Tabla30.A3" office:value-type="string">
            <text:p text:style-name="P20">Codi del tipus assumpte</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Codi de l'assumpte en destí</text:p>
          </table:table-cell>
          <table:table-cell table:style-name="Tabla30.F3" office:value-type="string">
            <text:p text:style-name="P20">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
            <text:p text:style-name="P20">16</text:p>
          </table:table-cell>
          <table:table-cell table:style-name="Tabla30.A3" office:value-type="string">
            <text:p text:style-name="P20">Referència externa a qualque element de l'assentament</text:p>
          </table:table-cell>
          <table:table-cell table:style-name="Tabla30.F3" office:value-type="string">
            <text:p text:style-name="P20"/>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80">
            <text:p text:style-name="P20">80</text:p>
          </table:table-cell>
          <table:table-cell table:style-name="Tabla30.A3" office:value-type="string">
            <text:p text:style-name="P20">Referència al nombre d'expedient de l'assentament</text:p>
          </table:table-cell>
          <table:table-cell table:style-name="Tabla30.F3" office:value-type="string">
            <text:p text:style-name="P20"/>
          </table:table-cell>
        </table:table-row>
        <table:table-row table:style-name="Tabla30.2">
          <table:table-cell table:style-name="Tabla30.A3" office:value-type="string">
            <text:p text:style-name="P3">anexo</text:p>
          </table:table-cell>
          <table:table-cell table:style-name="Tabla30.A3" office:value-type="string">
            <text:p text:style-name="P20">AnexoWs</text:p>
          </table:table-cell>
          <table:table-cell table:style-name="Tabla30.A3" office:value-type="string">
            <text:p text:style-name="P20">0..n</text:p>
          </table:table-cell>
          <table:table-cell table:style-name="Tabla30.A3" office:value-type="string">
            <text:p text:style-name="P20">Var</text:p>
          </table:table-cell>
          <table:table-cell table:style-name="Tabla30.A3" office:value-type="string">
            <text:p text:style-name="P20">Fitxers annexes a l'assentament</text:p>
          </table:table-cell>
          <table:table-cell table:style-name="Tabla30.F3" office:value-type="string">
            <text:p text:style-name="P20"/>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2">
            <text:p text:style-name="P20">2</text:p>
          </table:table-cell>
          <table:table-cell table:style-name="Tabla30.A3" office:value-type="string">
            <text:p text:style-name="P20">Codi de l'idioma en què es fa l'assentament</text:p>
          </table:table-cell>
          <table:table-cell table:style-name="Tabla30.F3" office:value-type="string">
            <text:p text:style-name="P20">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
            <text:p text:style-name="P20">2</text:p>
          </table:table-cell>
          <table:table-cell table:style-name="Tabla30.A3" office:value-type="string">
            <text:p text:style-name="P20">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80">
            <text:p text:style-name="P20">80</text:p>
          </table:table-cell>
          <table:table-cell table:style-name="Tabla30.A3" office:value-type="string">
            <text:p text:style-name="P20">Nom de l'usuari que fa l'assentament</text:p>
          </table:table-cell>
          <table:table-cell table:style-name="Tabla30.F3" office:value-type="string">
            <text:p text:style-name="P8">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60">
            <text:p text:style-name="P20">160</text:p>
          </table:table-cell>
          <table:table-cell table:style-name="Tabla30.A3" office:value-type="string">
            <text:p text:style-name="P20">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20">
            <text:p text:style-name="P20">20</text:p>
          </table:table-cell>
          <table:table-cell table:style-name="Tabla30.A3" office:value-type="string">
            <text:p text:style-name="P20">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15">
            <text:p text:style-name="P20">15</text:p>
          </table:table-cell>
          <table:table-cell table:style-name="Tabla30.A3" office:value-type="string">
            <text:p text:style-name="P20">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20">1</text:p>
          </table:table-cell>
          <table:table-cell table:style-name="Tabla30.C3" office:value-type="float" office:value="1">
            <text:p text:style-name="P20">1</text:p>
          </table:table-cell>
          <table:table-cell table:style-name="Tabla30.A3" office:value-type="string">
            <text:p text:style-name="P20">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50">
            <text:p text:style-name="P20">50</text:p>
          </table:table-cell>
          <table:table-cell table:style-name="Tabla30.A3" office:value-type="string">
            <text:p text:style-name="P20">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20">0..1</text:p>
          </table:table-cell>
          <table:table-cell table:style-name="Tabla30.C3" office:value-type="float" office:value="4000">
            <text:p text:style-name="P20">4000</text:p>
          </table:table-cell>
          <table:table-cell table:style-name="Tabla30.A3" office:value-type="string">
            <text:p text:style-name="P20">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Interessat (InteresadoWs)</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7">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21">Camp</text:p>
          </table:table-cell>
          <table:table-cell table:style-name="Tabla32.A2" office:value-type="string">
            <text:p text:style-name="P21">Tipus</text:p>
          </table:table-cell>
          <table:table-cell table:style-name="Tabla32.A2" office:value-type="string">
            <text:p text:style-name="P21">Car</text:p>
          </table:table-cell>
          <table:table-cell table:style-name="Tabla32.A2" office:value-type="string">
            <text:p text:style-name="P21">Lon</text:p>
          </table:table-cell>
          <table:table-cell table:style-name="Tabla32.A2" office:value-type="string">
            <text:p text:style-name="P21">Descripció</text:p>
          </table:table-cell>
          <table:table-cell table:style-name="Tabla32.F2" office:value-type="string">
            <text:p text:style-name="P21">Comentaris</text:p>
          </table:table-cell>
        </table:table-row>
        <table:table-row table:style-name="Tabla32.2">
          <table:table-cell table:style-name="Tabla32.A3" office:value-type="string">
            <text:p text:style-name="P20">interesado</text:p>
          </table:table-cell>
          <table:table-cell table:style-name="Tabla32.A3" office:value-type="string">
            <text:p text:style-name="P21">DatosInteresadoWs</text:p>
          </table:table-cell>
          <table:table-cell table:style-name="Tabla32.C3" office:value-type="float" office:value="1">
            <text:p text:style-name="P20">1</text:p>
          </table:table-cell>
          <table:table-cell table:style-name="Tabla32.A3" office:value-type="string">
            <text:p text:style-name="P20">Var</text:p>
          </table:table-cell>
          <table:table-cell table:style-name="Tabla32.A3" office:value-type="string">
            <text:p text:style-name="P20">Dades de l'interessat</text:p>
          </table:table-cell>
          <table:table-cell table:style-name="Tabla32.F3" office:value-type="string">
            <text:p text:style-name="P20"/>
          </table:table-cell>
        </table:table-row>
        <table:table-row table:style-name="Tabla32.2">
          <table:table-cell table:style-name="Tabla32.A3" office:value-type="string">
            <text:p text:style-name="P20">representante</text:p>
          </table:table-cell>
          <table:table-cell table:style-name="Tabla32.A3" office:value-type="string">
            <text:p text:style-name="P21">DatosInteresadoWs</text:p>
          </table:table-cell>
          <table:table-cell table:style-name="Tabla32.A3" office:value-type="string">
            <text:p text:style-name="P20">0..1</text:p>
          </table:table-cell>
          <table:table-cell table:style-name="Tabla32.A3" office:value-type="string">
            <text:p text:style-name="P20">Var</text:p>
          </table:table-cell>
          <table:table-cell table:style-name="Tabla32.A3" office:value-type="string">
            <text:p text:style-name="P20">Dades del representant associat a aquest interessat</text:p>
          </table:table-cell>
          <table:table-cell table:style-name="Tabla32.F3" office:value-type="string">
            <text:p text:style-name="P20"/>
          </table:table-cell>
        </table:table-row>
      </table:table>
      <text:h text:style-name="Heading_20_2" text:outline-level="2"/>
      <text:h text:style-name="Heading_20_2" text:outline-level="2">Dades Interessat (DatosInteresadoWs)</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7">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21">Camp</text:p>
          </table:table-cell>
          <table:table-cell table:style-name="Tabla33.A2" office:value-type="string">
            <text:p text:style-name="P21">Tipus</text:p>
          </table:table-cell>
          <table:table-cell table:style-name="Tabla33.A2" office:value-type="string">
            <text:p text:style-name="P21">Car</text:p>
          </table:table-cell>
          <table:table-cell table:style-name="Tabla33.A2" office:value-type="string">
            <text:p text:style-name="P21">Lon</text:p>
          </table:table-cell>
          <table:table-cell table:style-name="Tabla33.A2" office:value-type="string">
            <text:p text:style-name="P21">Descripció</text:p>
          </table:table-cell>
          <table:table-cell table:style-name="Tabla33.F2" office:value-type="string">
            <text:p text:style-name="P21">Comentaris</text:p>
          </table:table-cell>
        </table:table-row>
        <table:table-row table:style-name="Tabla33.2">
          <table:table-cell table:style-name="Tabla33.A3" office:value-type="string">
            <text:p text:style-name="P20">tipoInteresado</text:p>
          </table:table-cell>
          <table:table-cell table:style-name="Tabla33.A3" office:value-type="string">
            <text:p text:style-name="P20">Long</text:p>
          </table:table-cell>
          <table:table-cell table:style-name="Tabla33.C3" office:value-type="float" office:value="1">
            <text:p text:style-name="P20">1</text:p>
          </table:table-cell>
          <table:table-cell table:style-name="Tabla33.C3" office:value-type="float" office:value="1">
            <text:p text:style-name="P20">1</text:p>
          </table:table-cell>
          <table:table-cell table:style-name="Tabla33.A3" office:value-type="string">
            <text:p text:style-name="P3">Figura jurídica de la persona</text:p>
          </table:table-cell>
          <table:table-cell table:style-name="Tabla33.F3" office:value-type="string">
            <text:p text:style-name="P19">'1' = Administració.</text:p>
            <text:p text:style-name="P19">'2' = Persona física .</text:p>
            <text:p text:style-name="P20">'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
            <text:p text:style-name="P20">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20">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7">
            <text:p text:style-name="P20">17</text:p>
          </table:table-cell>
          <table:table-cell table:style-name="Tabla33.A3" office:value-type="string">
            <text:p text:style-name="P3">Ha de tenir la sintaxis adecuada al tipus de document.</text:p>
          </table:table-cell>
          <table:table-cell table:style-name="Tabla33.F3" office:value-type="string">
            <text:p text:style-name="P20">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80">
            <text:p text:style-name="P20">80</text:p>
          </table:table-cell>
          <table:table-cell table:style-name="Tabla33.A3" office:value-type="string">
            <text:p text:style-name="P3">Raó social de la persona. Si és administració descripció de l'entitat.</text:p>
          </table:table-cell>
          <table:table-cell table:style-name="Tabla33.F3" office:value-type="string">
            <text:p text:style-name="P20">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Nom de la persona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30">
            <text:p text:style-name="P20">30</text:p>
          </table:table-cell>
          <table:table-cell table:style-name="Tabla33.A3" office:value-type="string">
            <text:p text:style-name="P3">Primer llinatge si és persona física</text:p>
          </table:table-cell>
          <table:table-cell table:style-name="Tabla33.F3" office:value-type="string">
            <text:p text:style-name="P20">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30">
            <text:p text:style-name="P20">30</text:p>
          </table:table-cell>
          <table:table-cell table:style-name="Tabla33.A3" office:value-type="string">
            <text:p text:style-name="P3">Segon llinatge si és persona física</text:p>
          </table:table-cell>
          <table:table-cell table:style-name="Tabla33.F3" office:value-type="string">
            <text:p text:style-name="P20"/>
          </table:table-cell>
        </table:table-row>
        <table:table-row table:style-name="Tabla33.2">
          <table:table-cell table:style-name="Tabla33.A3" office:value-type="string">
            <text:p text:style-name="P3">pais</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4">
            <text:p text:style-name="P20">4</text:p>
          </table:table-cell>
          <table:table-cell table:style-name="Tabla33.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3" office:value-type="string">
            <text:p text:style-name="P20">Obligatori si canal='01'</text:p>
            <text:p text:style-name="P20">España=724</text:p>
          </table:table-cell>
        </table:table-row>
        <table:table-row table:style-name="Tabla33.2">
          <table:table-cell table:style-name="Tabla33.A3" office:value-type="string">
            <text:p text:style-name="P3">provinci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2">
            <text:p text:style-name="P20">2</text:p>
          </table:table-cell>
          <table:table-cell table:style-name="Tabla33.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3" office:value-type="string">
            <text:p text:style-name="P20">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3" office:value-type="string">
            <text:p text:style-name="P20">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Adreça postal de la persona</text:p>
          </table:table-cell>
          <table:table-cell table:style-name="Tabla33.F3" office:value-type="string">
            <text:p text:style-name="P20">Obligatori si canal='01'</text:p>
          </table:table-cell>
        </table:table-row>
        <table:table-row table:style-name="Tabla33.2">
          <table:table-cell table:style-name="Tabla33.A3" office:value-type="string">
            <text:p text:style-name="P3">cp</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5">
            <text:p text:style-name="P2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20">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Email de la persona</text:p>
          </table:table-cell>
          <table:table-cell table:style-name="Tabla33.F3" office:value-type="string">
            <text:p text:style-name="P20"/>
          </table:table-cell>
        </table:table-row>
        <table:table-row table:style-name="Tabla33.2">
          <table:table-cell table:style-name="Tabla33.A3" office:value-type="string">
            <text:p text:style-name="P3">telefon</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0">
            <text:p text:style-name="P20">20</text:p>
          </table:table-cell>
          <table:table-cell table:style-name="Tabla33.A3" office:value-type="string">
            <text:p text:style-name="P3">Telèfon de la persona</text:p>
          </table:table-cell>
          <table:table-cell table:style-name="Tabla33.F3" office:value-type="string">
            <text:p text:style-name="P20"/>
          </table:table-cell>
        </table:table-row>
        <table:table-row table:style-name="Tabla33.2">
          <table:table-cell table:style-name="Tabla33.A3" office:value-type="string">
            <text:p text:style-name="P3">direccionElectronica</text:p>
          </table:table-cell>
          <table:table-cell table:style-name="Tabla33.A3" office:value-type="string">
            <text:p text:style-name="P20">Cadena</text:p>
          </table:table-cell>
          <table:table-cell table:style-name="Tabla33.A3" office:value-type="string">
            <text:p text:style-name="P20">C</text:p>
          </table:table-cell>
          <table:table-cell table:style-name="Tabla33.C3" office:value-type="float" office:value="160">
            <text:p text:style-name="P20">160</text:p>
          </table:table-cell>
          <table:table-cell table:style-name="Tabla33.A3" office:value-type="string">
            <text:p text:style-name="P3">En cas de disposar d'adreça electrònica habilitada</text:p>
          </table:table-cell>
          <table:table-cell table:style-name="Tabla33.F3" office:value-type="string">
            <text:p text:style-name="P20">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2">
            <text:p text:style-name="P20">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20"/>
          </table:table-cell>
        </table:table-row>
        <table:table-row table:style-name="Tabla33.2">
          <table:table-cell table:style-name="Tabla33.A3" office:value-type="string">
            <text:p text:style-name="P3">observaciones</text:p>
          </table:table-cell>
          <table:table-cell table:style-name="Tabla33.A3" office:value-type="string">
            <text:p text:style-name="P20">Cadena</text:p>
          </table:table-cell>
          <table:table-cell table:style-name="Tabla33.A3" office:value-type="string">
            <text:p text:style-name="P20">0..1</text:p>
          </table:table-cell>
          <table:table-cell table:style-name="Tabla33.C3" office:value-type="float" office:value="160">
            <text:p text:style-name="P20">160</text:p>
          </table:table-cell>
          <table:table-cell table:style-name="Tabla33.A3" office:value-type="string">
            <text:p text:style-name="P3">Observacions de l'interessat</text:p>
          </table:table-cell>
          <table:table-cell table:style-name="Tabla33.F3" office:value-type="string">
            <text:p text:style-name="P20"/>
          </table:table-cell>
        </table:table-row>
      </table:table>
      <text:p text:style-name="Standard"/>
      <text:h text:style-name="Heading_20_2" text:outline-level="2">Annex (AnexoWs)</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7">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22">Camp</text:p>
          </table:table-cell>
          <table:table-cell table:style-name="Tabla31.A2" office:value-type="string">
            <text:p text:style-name="P22">Tipus</text:p>
          </table:table-cell>
          <table:table-cell table:style-name="Tabla31.A2" office:value-type="string">
            <text:p text:style-name="P22">Car</text:p>
          </table:table-cell>
          <table:table-cell table:style-name="Tabla31.A2" office:value-type="string">
            <text:p text:style-name="P22">Lon</text:p>
          </table:table-cell>
          <table:table-cell table:style-name="Tabla31.A2" office:value-type="string">
            <text:p text:style-name="P22">Descripció</text:p>
          </table:table-cell>
          <table:table-cell table:style-name="Tabla31.F2" office:value-type="string">
            <text:p text:style-name="P22">Comentaris</text:p>
          </table:table-cell>
        </table:table-row>
        <table:table-row table:style-name="Tabla31.2">
          <table:table-cell table:style-name="Tabla31.A3" office:value-type="string">
            <text:p text:style-name="P19">titul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00">
            <text:p text:style-name="P12">200</text:p>
          </table:table-cell>
          <table:table-cell table:style-name="Tabla31.A3" office:value-type="string">
            <text:p text:style-name="P23">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80">
            <text:p text:style-name="P23">80</text:p>
          </table:table-cell>
          <table:table-cell table:style-name="Tabla31.A3" office:value-type="string">
            <text:p text:style-name="P23">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nnex en base64.</text:p>
          </table:table-cell>
          <table:table-cell table:style-name="Tabla31.F3" office:value-type="string">
            <text:p text:style-name="P10"/>
          </table:table-cell>
        </table:table-row>
        <table:table-row table:style-name="Tabla31.2">
          <table:table-cell table:style-name="Tabla31.A3" office:value-type="string">
            <text:p text:style-name="P19">tamanoFicheroAnexado</text:p>
          </table:table-cell>
          <table:table-cell table:style-name="Tabla31.A3" office:value-type="string">
            <text:p text:style-name="P23">Numèric</text:p>
          </table:table-cell>
          <table:table-cell table:style-name="Tabla31.C3" office:value-type="float" office:value="1">
            <text:p text:style-name="P23">1</text:p>
          </table:table-cell>
          <table:table-cell table:style-name="Tabla31.A3" office:value-type="string">
            <text:p text:style-name="P23">Var</text:p>
          </table:table-cell>
          <table:table-cell table:style-name="Tabla31.A3" office:value-type="string">
            <text:p text:style-name="P23">Mida en bytes del fitxer.</text:p>
          </table:table-cell>
          <table:table-cell table:style-name="Tabla31.F3" office:value-type="string">
            <text:p text:style-name="P4"/>
          </table:table-cell>
        </table:table-row>
        <table:table-row table:style-name="Tabla31.2">
          <table:table-cell table:style-name="Tabla31.A3" office:value-type="string">
            <text:p text:style-name="P4">tipoMIMEFicheroAnexad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19">tipoDocumental</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4">
            <text:p text:style-name="P23">4</text:p>
          </table:table-cell>
          <table:table-cell table:style-name="Tabla31.A3" office:value-type="string">
            <text:p text:style-name="P23">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2">
            <text:p text:style-name="P23">2</text:p>
          </table:table-cell>
          <table:table-cell table:style-name="Tabla31.A3" office:value-type="string">
            <text:p text:style-name="P23">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2">
            <text:p text:style-name="P23">2</text:p>
          </table:table-cell>
          <table:table-cell table:style-name="Tabla31.A3" office:value-type="string">
            <text:p text:style-name="P23">Codi SICRES del segment Anexo – tipo de documento</text:p>
          </table:table-cell>
          <table:table-cell table:style-name="Tabla31.F3" office:value-type="string">
            <text:p text:style-name="P9"/>
          </table:table-cell>
        </table:table-row>
        <table:table-row table:style-name="Tabla31.2">
          <table:table-cell table:style-name="Tabla31.A3" office:value-type="string">
            <text:p text:style-name="P4">observaciones</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50">
            <text:p text:style-name="P23">50</text:p>
          </table:table-cell>
          <table:table-cell table:style-name="Tabla31.A3" office:value-type="string">
            <text:p text:style-name="P23">Observacions de l'annex.</text:p>
          </table:table-cell>
          <table:table-cell table:style-name="Tabla31.F3" office:value-type="string">
            <text:p text:style-name="P4"/>
          </table:table-cell>
        </table:table-row>
        <table:table-row table:style-name="Tabla31.2">
          <table:table-cell table:style-name="Tabla31.A3" office:value-type="string">
            <text:p text:style-name="P19">origenCiudadanoAdmin</text:p>
          </table:table-cell>
          <table:table-cell table:style-name="Tabla31.A3" office:value-type="string">
            <text:p text:style-name="P23">Cadena</text:p>
          </table:table-cell>
          <table:table-cell table:style-name="Tabla31.C3" office:value-type="float" office:value="1">
            <text:p text:style-name="P23">1</text:p>
          </table:table-cell>
          <table:table-cell table:style-name="Tabla31.C3" office:value-type="float" office:value="1">
            <text:p text:style-name="P23">1</text:p>
          </table:table-cell>
          <table:table-cell table:style-name="Tabla31.A3" office:value-type="string">
            <text:p text:style-name="P23">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19">fechaCaptura</text:p>
          </table:table-cell>
          <table:table-cell table:style-name="Tabla31.A3" office:value-type="string">
            <text:p text:style-name="P23">Data</text:p>
          </table:table-cell>
          <table:table-cell table:style-name="Tabla31.C3" office:value-type="float" office:value="1">
            <text:p text:style-name="P23">1</text:p>
          </table:table-cell>
          <table:table-cell table:style-name="Tabla31.C3" office:value-type="float" office:value="14">
            <text:p text:style-name="P23">14</text:p>
          </table:table-cell>
          <table:table-cell table:style-name="Tabla31.A3" office:value-type="string">
            <text:p text:style-name="P23">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19">modoFirma</text:p>
          </table:table-cell>
          <table:table-cell table:style-name="Tabla31.A3" office:value-type="string">
            <text:p text:style-name="P23">Numèric</text:p>
          </table:table-cell>
          <table:table-cell table:style-name="Tabla31.A3" office:value-type="string">
            <text:p text:style-name="P23">0..1</text:p>
          </table:table-cell>
          <table:table-cell table:style-name="Tabla31.C3" office:value-type="float" office:value="1">
            <text:p text:style-name="P23">1</text:p>
          </table:table-cell>
          <table:table-cell table:style-name="Tabla31.A3" office:value-type="string">
            <text:p text:style-name="P23">Indica el tipo de firma. </text:p>
          </table:table-cell>
          <table:table-cell table:style-name="Tabla31.F3" office:value-type="string">
            <text:p text:style-name="P23">0 no té firma, </text:p>
            <text:p text:style-name="P23">1 autofirma si, </text:p>
            <text:p text:style-name="P23">2 autofirma no (firma detached).</text:p>
          </table:table-cell>
        </table:table-row>
        <table:table-row table:style-name="Tabla31.2">
          <table:table-cell table:style-name="Tabla31.A3" office:value-type="string">
            <text:p text:style-name="P19">nombr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80">
            <text:p text:style-name="P23">80</text:p>
          </table:table-cell>
          <table:table-cell table:style-name="Tabla31.A3" office:value-type="string">
            <text:p text:style-name="P23">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19">firmaAnexada</text:p>
          </table:table-cell>
          <table:table-cell table:style-name="Tabla31.A3" office:value-type="string">
            <text:p text:style-name="P23">Byte[]</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Contingut de la firma.</text:p>
          </table:table-cell>
          <table:table-cell table:style-name="Tabla31.F3" office:value-type="string">
            <text:p text:style-name="P4"/>
          </table:table-cell>
        </table:table-row>
        <table:table-row table:style-name="Tabla31.2">
          <table:table-cell table:style-name="Tabla31.A3" office:value-type="string">
            <text:p text:style-name="P19">tamanoFirmaAnexada</text:p>
          </table:table-cell>
          <table:table-cell table:style-name="Tabla31.A3" office:value-type="string">
            <text:p text:style-name="P23">Numèric</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Mida en bytes de la firma</text:p>
          </table:table-cell>
          <table:table-cell table:style-name="Tabla31.F3" office:value-type="string">
            <text:p text:style-name="P4"/>
          </table:table-cell>
        </table:table-row>
        <table:table-row table:style-name="Tabla31.2">
          <table:table-cell table:style-name="Tabla31.A3" office:value-type="string">
            <text:p text:style-name="P19">tipoMIMEFirmaAnexada</text:p>
          </table:table-cell>
          <table:table-cell table:style-name="Tabla31.A3" office:value-type="string">
            <text:p text:style-name="P23">Cadena</text:p>
          </table:table-cell>
          <table:table-cell table:style-name="Tabla31.A3" office:value-type="string">
            <text:p text:style-name="P23">0..1</text:p>
          </table:table-cell>
          <table:table-cell table:style-name="Tabla31.C3" office:value-type="float" office:value="30">
            <text:p text:style-name="P23">30</text:p>
          </table:table-cell>
          <table:table-cell table:style-name="Tabla31.A3" office:value-type="string">
            <text:p text:style-name="P23">Tipo MIME de la firma</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4">certificado</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Part pública del certificat emprat per signar el fitxer. En base64.</text:p>
          </table:table-cell>
          <table:table-cell table:style-name="Tabla31.F3" office:value-type="string">
            <text:p text:style-name="P9"/>
          </table:table-cell>
        </table:table-row>
        <table:table-row table:style-name="Tabla31.2">
          <table:table-cell table:style-name="Tabla31.A3" office:value-type="string">
            <text:p text:style-name="P4">firmacsv</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Si el document té una signatura amb CSV valor del CSV en base64</text:p>
          </table:table-cell>
          <table:table-cell table:style-name="Tabla31.F3" office:value-type="string">
            <text:p text:style-name="P9"/>
          </table:table-cell>
        </table:table-row>
        <table:table-row table:style-name="Tabla31.2">
          <table:table-cell table:style-name="Tabla31.A3" office:value-type="string">
            <text:p text:style-name="P4">timestamp</text:p>
          </table:table-cell>
          <table:table-cell table:style-name="Tabla31.A3" office:value-type="string">
            <text:p text:style-name="P23">Cadena</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Timestamp del document en base 64.</text:p>
          </table:table-cell>
          <table:table-cell table:style-name="Tabla31.F3" office:value-type="string">
            <text:p text:style-name="P9"/>
          </table:table-cell>
        </table:table-row>
        <table:table-row table:style-name="Tabla31.22">
          <table:table-cell table:style-name="Tabla31.A3" office:value-type="string">
            <text:p text:style-name="P4">validacionOCSP</text:p>
          </table:table-cell>
          <table:table-cell table:style-name="Tabla31.A3" office:value-type="string">
            <text:p text:style-name="P23">Cadena </text:p>
          </table:table-cell>
          <table:table-cell table:style-name="Tabla31.A3" office:value-type="string">
            <text:p text:style-name="P23">0..1</text:p>
          </table:table-cell>
          <table:table-cell table:style-name="Tabla31.A3" office:value-type="string">
            <text:p text:style-name="P23">Var</text:p>
          </table:table-cell>
          <table:table-cell table:style-name="Tabla31.A3" office:value-type="string">
            <text:p text:style-name="P23">Resposta OCSP de la validesa del certificat en base64.</text:p>
          </table:table-cell>
          <table:table-cell table:style-name="Tabla31.F3" office:value-type="string">
            <text:p text:style-name="P9"/>
          </table:table-cell>
        </table:table-row>
      </table:table>
      <text:h text:style-name="Heading_20_2" text:outline-level="2"><text:soft-page-break/>Assentament Entrada resposta (RegistroEntradaResponseWs)</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7">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21">Camp</text:p>
          </table:table-cell>
          <table:table-cell table:style-name="Tabla27.A2" office:value-type="string">
            <text:p text:style-name="P21">Tipus</text:p>
          </table:table-cell>
          <table:table-cell table:style-name="Tabla27.A2" office:value-type="string">
            <text:p text:style-name="P21">Car</text:p>
          </table:table-cell>
          <table:table-cell table:style-name="Tabla27.A2" office:value-type="string">
            <text:p text:style-name="P21">Lon</text:p>
          </table:table-cell>
          <table:table-cell table:style-name="Tabla27.A2" office:value-type="string">
            <text:p text:style-name="P21">Descripció</text:p>
          </table:table-cell>
          <table:table-cell table:style-name="Tabla27.F2" office:value-type="string">
            <text:p text:style-name="P21">Comentaris</text:p>
          </table:table-cell>
        </table:table-row>
        <table:table-row table:style-name="Tabla27.1">
          <table:table-cell table:style-name="Tabla27.A3" office:value-type="string">
            <text:p text:style-name="P20">destinoCodigo</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21">
            <text:p text:style-name="P20">21</text:p>
          </table:table-cell>
          <table:table-cell table:style-name="Tabla27.A3" office:value-type="string">
            <text:p text:style-name="P20">Codi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destinoDenominacion</text:p>
          </table:table-cell>
          <table:table-cell table:style-name="Tabla27.A3" office:value-type="string">
            <text:p text:style-name="P20">Cadena</text:p>
          </table:table-cell>
          <table:table-cell table:style-name="Tabla27.C3" office:value-type="float" office:value="1">
            <text:p text:style-name="P20">1</text:p>
          </table:table-cell>
          <table:table-cell table:style-name="Tabla27.C3" office:value-type="float" office:value="80">
            <text:p text:style-name="P20">80</text:p>
          </table:table-cell>
          <table:table-cell table:style-name="Tabla27.A3" office:value-type="string">
            <text:p text:style-name="P20">Denominació DIR3 de l'òrgan destinatari de l'assentament.</text:p>
          </table:table-cell>
          <table:table-cell table:style-name="Tabla27.F3" office:value-type="string">
            <text:p text:style-name="P20"/>
          </table:table-cell>
        </table:table-row>
        <table:table-row table:style-name="Tabla27.1">
          <table:table-cell table:style-name="Tabla27.A3" office:value-type="string">
            <text:p text:style-name="P20">assentament</text:p>
          </table:table-cell>
          <table:table-cell table:style-name="Tabla27.A3" office:value-type="string">
            <text:p text:style-name="P21">RegistroResponseWs</text:p>
          </table:table-cell>
          <table:table-cell table:style-name="Tabla27.C3" office:value-type="float" office:value="1">
            <text:p text:style-name="P20">1</text:p>
          </table:table-cell>
          <table:table-cell table:style-name="Tabla27.A3" office:value-type="string">
            <text:p text:style-name="P20">Var</text:p>
          </table:table-cell>
          <table:table-cell table:style-name="Tabla27.A3" office:value-type="string">
            <text:p text:style-name="P20">Dades de l'assentament</text:p>
          </table:table-cell>
          <table:table-cell table:style-name="Tabla27.F3" office:value-type="string">
            <text:p text:style-name="P20"/>
          </table:table-cell>
        </table:table-row>
      </table:table>
      <text:h text:style-name="Heading_20_2" text:outline-level="2">Assentament de Sortida resposta (RegistroSalidaResponseWs)</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7">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21">Camp</text:p>
          </table:table-cell>
          <table:table-cell table:style-name="Tabla28.A2" office:value-type="string">
            <text:p text:style-name="P21">Tipus</text:p>
          </table:table-cell>
          <table:table-cell table:style-name="Tabla28.A2" office:value-type="string">
            <text:p text:style-name="P21">Car</text:p>
          </table:table-cell>
          <table:table-cell table:style-name="Tabla28.A2" office:value-type="string">
            <text:p text:style-name="P21">Lon</text:p>
          </table:table-cell>
          <table:table-cell table:style-name="Tabla28.A2" office:value-type="string">
            <text:p text:style-name="P21">Descripció</text:p>
          </table:table-cell>
          <table:table-cell table:style-name="Tabla28.F2" office:value-type="string">
            <text:p text:style-name="P21">Comentaris</text:p>
          </table:table-cell>
        </table:table-row>
        <table:table-row table:style-name="Tabla28.1">
          <table:table-cell table:style-name="Tabla28.A3" office:value-type="string">
            <text:p text:style-name="P20">origenCodigo</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21">
            <text:p text:style-name="P20">21</text:p>
          </table:table-cell>
          <table:table-cell table:style-name="Tabla28.A3" office:value-type="string">
            <text:p text:style-name="P20">Codi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origenDenominacion</text:p>
          </table:table-cell>
          <table:table-cell table:style-name="Tabla28.A3" office:value-type="string">
            <text:p text:style-name="P20">Cadena</text:p>
          </table:table-cell>
          <table:table-cell table:style-name="Tabla28.C3" office:value-type="float" office:value="1">
            <text:p text:style-name="P20">1</text:p>
          </table:table-cell>
          <table:table-cell table:style-name="Tabla28.C3" office:value-type="float" office:value="80">
            <text:p text:style-name="P20">80</text:p>
          </table:table-cell>
          <table:table-cell table:style-name="Tabla28.A3" office:value-type="string">
            <text:p text:style-name="P20">Denominació DIR3 de l'òrgan origen de l'assentament.</text:p>
          </table:table-cell>
          <table:table-cell table:style-name="Tabla28.F3" office:value-type="string">
            <text:p text:style-name="P20"/>
          </table:table-cell>
        </table:table-row>
        <table:table-row table:style-name="Tabla28.1">
          <table:table-cell table:style-name="Tabla28.A3" office:value-type="string">
            <text:p text:style-name="P20">assentament</text:p>
          </table:table-cell>
          <table:table-cell table:style-name="Tabla28.A3" office:value-type="string">
            <text:p text:style-name="P20">RegistroResponseWs</text:p>
          </table:table-cell>
          <table:table-cell table:style-name="Tabla28.C3" office:value-type="float" office:value="1">
            <text:p text:style-name="P20">1</text:p>
          </table:table-cell>
          <table:table-cell table:style-name="Tabla28.A3" office:value-type="string">
            <text:p text:style-name="P20">Var</text:p>
          </table:table-cell>
          <table:table-cell table:style-name="Tabla28.A3" office:value-type="string">
            <text:p text:style-name="P20">Dades de l'assentament</text:p>
          </table:table-cell>
          <table:table-cell table:style-name="Tabla28.F3" office:value-type="string">
            <text:p text:style-name="P20"/>
          </table:table-cell>
        </table:table-row>
      </table:table>
      <text:h text:style-name="Heading_20_2" text:outline-level="2">Asentament genèric de resposta (RegistroResponseWs)</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7">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21">Camp</text:p>
          </table:table-cell>
          <table:table-cell table:style-name="Tabla29.A2" office:value-type="string">
            <text:p text:style-name="P21">Tipus</text:p>
          </table:table-cell>
          <table:table-cell table:style-name="Tabla29.A2" office:value-type="string">
            <text:p text:style-name="P21">Car</text:p>
          </table:table-cell>
          <table:table-cell table:style-name="Tabla29.A2" office:value-type="string">
            <text:p text:style-name="P21">Lon</text:p>
          </table:table-cell>
          <table:table-cell table:style-name="Tabla29.A2" office:value-type="string">
            <text:p text:style-name="P21">Descripció</text:p>
          </table:table-cell>
          <table:table-cell table:style-name="Tabla29.F2" office:value-type="string">
            <text:p text:style-name="P21">Comentaris</text:p>
          </table:table-cell>
        </table:table-row>
        <table:table-row table:style-name="Tabla29.2">
          <table:table-cell table:style-name="Tabla29.A3" office:value-type="string">
            <text:p text:style-name="P15">entidadCodig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21">
            <text:p text:style-name="P15">21</text:p>
          </table:table-cell>
          <table:table-cell table:style-name="Tabla29.A3" office:value-type="string">
            <text:p text:style-name="P15">Codi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entidadDenominacio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C3" office:value-type="float" office:value="80">
            <text:p text:style-name="P15">80</text:p>
          </table:table-cell>
          <table:table-cell table:style-name="Tabla29.A3" office:value-type="string">
            <text:p text:style-name="P15">Denominació DIR3 de l'entitat de l'assentament.</text:p>
          </table:table-cell>
          <table:table-cell table:style-name="Tabla29.F3" office:value-type="string">
            <text:p text:style-name="P24"/>
          </table:table-cell>
        </table:table-row>
        <table:table-row table:style-name="Tabla29.2">
          <table:table-cell table:style-name="Tabla29.A3" office:value-type="string">
            <text:p text:style-name="P15">numeroRegistro</text:p>
          </table:table-cell>
          <table:table-cell table:style-name="Tabla29.A3" office:value-type="string">
            <text:p text:style-name="P15">Numèric</text:p>
          </table:table-cell>
          <table:table-cell table:style-name="Tabla29.C3" office:value-type="float" office:value="1">
            <text:p text:style-name="P15">1</text:p>
          </table:table-cell>
          <table:table-cell table:style-name="Tabla29.C3">
            <text:p text:style-name="P15"/>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numeroRegistroFormatead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4"/>
          </table:table-cell>
        </table:table-row>
        <table:table-row table:style-name="Tabla29.2">
          <table:table-cell table:style-name="Tabla29.A3" office:value-type="string">
            <text:p text:style-name="P15">fechaRegistro</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4"/>
          </table:table-cell>
        </table:table-row>
        <table:table-row table:style-name="Tabla29.2">
          <table:table-cell table:style-name="Tabla29.A3" office:value-type="string">
            <text:p text:style-name="P15">codigo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Identificador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15">nombreUsuario</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
          </table:table-cell>
          <table:table-cell table:style-name="Tabla29.A3" office:value-type="string">
            <text:p text:style-name="P15">Nom complet de l'usuari que ha realitzat <text:s/>l'assentament.</text:p>
          </table:table-cell>
          <table:table-cell table:style-name="Tabla29.F3" office:value-type="string">
            <text:p text:style-name="P25">Si és un registre electrònic serà el nom de l'aplicació</text:p>
          </table:table-cell>
        </table:table-row>
        <table:table-row table:style-name="Tabla29.2">
          <table:table-cell table:style-name="Tabla29.A3" office:value-type="string">
            <text:p text:style-name="P15">contacteUsuari</text:p>
          </table:table-cell>
          <table:table-cell table:style-name="Tabla29.A3" office:value-type="string">
            <text:p text:style-name="P15">Cadena</text:p>
          </table:table-cell>
          <table:table-cell table:style-name="Tabla29.A3" office:value-type="string">
            <text:p text:style-name="P16">0..1</text:p>
          </table:table-cell>
          <table:table-cell table:style-name="Tabla29.A3" office:value-type="string">
            <text:p text:style-name="P15"/>
          </table:table-cell>
          <table:table-cell table:style-name="Tabla29.A3" office:value-type="string">
            <text:p text:style-name="P15">E-mail complet de l'usuari que ha realitzat <text:s/>l'assentament.</text:p>
          </table:table-cell>
          <table:table-cell table:style-name="Tabla29.F3" office:value-type="string">
            <text:p text:style-name="P24"/>
          </table:table-cell>
        </table:table-row>
        <table:table-row table:style-name="Tabla29.2">
          <table:table-cell table:style-name="Tabla29.A3" office:value-type="string">
            <text:p text:style-name="P20">oficinaCodigo</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21">
            <text:p text:style-name="P20">21</text:p>
          </table:table-cell>
          <table:table-cell table:style-name="Tabla29.A3" office:value-type="string">
            <text:p text:style-name="P20">Codi DIR3 de l'entitat registral on es registre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20">oficinaDenominacion</text:p>
          </table:table-cell>
          <table:table-cell table:style-name="Tabla29.A3" office:value-type="string">
            <text:p text:style-name="P20">Cadena</text:p>
          </table:table-cell>
          <table:table-cell table:style-name="Tabla29.C3" office:value-type="float" office:value="1">
            <text:p text:style-name="P20">1</text:p>
          </table:table-cell>
          <table:table-cell table:style-name="Tabla29.C3" office:value-type="float" office:value="80">
            <text:p text:style-name="P20">80</text:p>
          </table:table-cell>
          <table:table-cell table:style-name="Tabla29.A3" office:value-type="string">
            <text:p text:style-name="P20"><text:span text:style-name="T1">Denominació</text:span> DIR3 de l'entitat registral on es registre l'assentament</text:p>
          </table:table-cell>
          <table:table-cell table:style-name="Tabla29.F3" office:value-type="string">
            <text:p text:style-name="P20"/>
          </table:table-cell>
        </table:table-row>
        <table:table-row table:style-name="Tabla29.2">
          <table:table-cell table:style-name="Tabla29.A3" office:value-type="string">
            <text:p text:style-name="P3">libroCodig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4">
            <text:p text:style-name="P11">4</text:p>
          </table:table-cell>
          <table:table-cell table:style-name="Tabla29.A3" office:value-type="string">
            <text:p text:style-name="P20">Codi del llibre al qual fer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3">libroDescripcion</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text:p text:style-name="P11"/>
          </table:table-cell>
          <table:table-cell table:style-name="Tabla29.A3" office:value-type="string">
            <text:p text:style-name="P20">Descripció del llibre al qual fer l'assentament.</text:p>
          </table:table-cell>
          <table:table-cell table:style-name="Tabla29.F3" office:value-type="string">
            <text:p text:style-name="P20">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40">
            <text:p text:style-name="P20">240</text:p>
          </table:table-cell>
          <table:table-cell table:style-name="Tabla29.A3" office:value-type="string">
            <text:p text:style-name="P20">Extracte o resum de l'assentament</text:p>
          </table:table-cell>
          <table:table-cell table:style-name="Tabla29.F3" office:value-type="string">
            <text:p text:style-name="P20">Texte</text:p>
          </table:table-cell>
        </table:table-row>
        <text:soft-page-break/>
        <table:table-row table:style-name="Tabla29.2">
          <table:table-cell table:style-name="Tabla29.A3" office:value-type="string">
            <text:p text:style-name="P3">docFisicaCodig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
            <text:p text:style-name="P20">1</text:p>
          </table:table-cell>
          <table:table-cell table:style-name="Tabla29.A3" office:value-type="string">
            <text:p text:style-name="P20">Codi SICRES del segment internos – Documentación física y/o soportes</text:p>
          </table:table-cell>
          <table:table-cell table:style-name="Tabla29.F3" office:value-type="string">
            <text:p text:style-name="P20"/>
          </table:table-cell>
        </table:table-row>
        <table:table-row table:style-name="Tabla29.2">
          <table:table-cell table:style-name="Tabla29.A3" office:value-type="string">
            <text:p text:style-name="P3">docFisicaDescripcion</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text:p text:style-name="P20"/>
          </table:table-cell>
          <table:table-cell table:style-name="Tabla29.A3" office:value-type="string">
            <text:p text:style-name="P20">Descripció SICRES del segment internos – Documentación física y/o soportes</text:p>
          </table:table-cell>
          <table:table-cell table:style-name="Tabla29.F3" office:value-type="string">
            <text:p text:style-name="P20"/>
          </table:table-cell>
        </table:table-row>
        <table:table-row table:style-name="Tabla29.2">
          <table:table-cell table:style-name="Tabla29.A3" office:value-type="string">
            <text:p text:style-name="P3">tipoAsuntoCodig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16">
            <text:p text:style-name="P11">16</text:p>
          </table:table-cell>
          <table:table-cell table:style-name="Tabla29.A3" office:value-type="string">
            <text:p text:style-name="P20">Codi del tipus assumpte</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tipoAsuntoDescripcion</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text:p text:style-name="P11"/>
          </table:table-cell>
          <table:table-cell table:style-name="Tabla29.A3" office:value-type="string">
            <text:p text:style-name="P20">Descripciódel tipus assumpte</text:p>
          </table:table-cell>
          <table:table-cell table:style-name="Tabla29.F3" office:value-type="string">
            <text:p text:style-name="P20"/>
          </table:table-cell>
        </table:table-row>
        <table:table-row table:style-name="Tabla29.2">
          <table:table-cell table:style-name="Tabla29.A3" office:value-type="string">
            <text:p text:style-name="P3">idiomaCodigo</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office:value-type="float" office:value="2">
            <text:p text:style-name="P20">2</text:p>
          </table:table-cell>
          <table:table-cell table:style-name="Tabla29.A3" office:value-type="string">
            <text:p text:style-name="P20">Codi de l'idioma en què es fa l'assentament</text:p>
          </table:table-cell>
          <table:table-cell table:style-name="Tabla29.F3" office:value-type="string">
            <text:p text:style-name="P20">Codi ISO-639-1</text:p>
          </table:table-cell>
        </table:table-row>
        <table:table-row table:style-name="Tabla29.2">
          <table:table-cell table:style-name="Tabla29.A3" office:value-type="string">
            <text:p text:style-name="P3">idiomaDescripcion</text:p>
          </table:table-cell>
          <table:table-cell table:style-name="Tabla29.A3" office:value-type="string">
            <text:p text:style-name="P3">Cadena</text:p>
          </table:table-cell>
          <table:table-cell table:style-name="Tabla29.C3" office:value-type="float" office:value="1">
            <text:p text:style-name="P20">1</text:p>
          </table:table-cell>
          <table:table-cell table:style-name="Tabla29.C3">
            <text:p text:style-name="P20"/>
          </table:table-cell>
          <table:table-cell table:style-name="Tabla29.A3" office:value-type="string">
            <text:p text:style-name="P20">Descripció de l'idioma en què es fa l'assentament</text:p>
          </table:table-cell>
          <table:table-cell table:style-name="Tabla29.F3" office:value-type="string">
            <text:p text:style-name="P20"/>
          </table:table-cell>
        </table:table-row>
        <table:table-row table:style-name="Tabla29.2">
          <table:table-cell table:style-name="Tabla29.A3" office:value-type="string">
            <text:p text:style-name="P3">codigoAsuntoCodigo</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Codi de l'assumpte en destí</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codigoAsuntoDescripc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Descripció de l'assumpte en destí</text:p>
          </table:table-cell>
          <table:table-cell table:style-name="Tabla29.F3" office:value-type="string">
            <text:p text:style-name="P20">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6">
            <text:p text:style-name="P20">16</text:p>
          </table:table-cell>
          <table:table-cell table:style-name="Tabla29.A3" office:value-type="string">
            <text:p text:style-name="P20">Referència externa a qualque element de l'assentament</text:p>
          </table:table-cell>
          <table:table-cell table:style-name="Tabla29.F3" office:value-type="string">
            <text:p text:style-name="P20"/>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80">
            <text:p text:style-name="P20">80</text:p>
          </table:table-cell>
          <table:table-cell table:style-name="Tabla29.A3" office:value-type="string">
            <text:p text:style-name="P20">Referència al nombre d'expedient de l'assentament</text:p>
          </table:table-cell>
          <table:table-cell table:style-name="Tabla29.F3" office:value-type="string">
            <text:p text:style-name="P20"/>
          </table:table-cell>
        </table:table-row>
        <table:table-row table:style-name="Tabla29.2">
          <table:table-cell table:style-name="Tabla29.A3" office:value-type="string">
            <text:p text:style-name="P3">tipoTransporteCodigo</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
            <text:p text:style-name="P20">2</text:p>
          </table:table-cell>
          <table:table-cell table:style-name="Tabla29.A3" office:value-type="string">
            <text:p text:style-name="P20">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tipoTransporteDescripcion</text:p>
          </table:table-cell>
          <table:table-cell table:style-name="Tabla29.A3" office:value-type="string">
            <text:p text:style-name="P3">Cadena</text:p>
          </table:table-cell>
          <table:table-cell table:style-name="Tabla29.A3" office:value-type="string">
            <text:p text:style-name="P20">0..1</text:p>
          </table:table-cell>
          <table:table-cell table:style-name="Tabla29.C3">
            <text:p text:style-name="P20"/>
          </table:table-cell>
          <table:table-cell table:style-name="Tabla29.A3" office:value-type="string">
            <text:p text:style-name="P20">Descripción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50">
            <text:p text:style-name="P20">50</text:p>
          </table:table-cell>
          <table:table-cell table:style-name="Tabla29.A3" office:value-type="string">
            <text:p text:style-name="P20">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5">numeroRegistroOrigen</text:p>
          </table:table-cell>
          <table:table-cell table:style-name="Tabla29.A3" office:value-type="string">
            <text:p text:style-name="P15">Cadena</text:p>
          </table:table-cell>
          <table:table-cell table:style-name="Tabla29.C3" office:value-type="float" office:value="1">
            <text:p text:style-name="P15">1</text:p>
          </table:table-cell>
          <table:table-cell table:style-name="Tabla29.A3" office:value-type="string">
            <text:p text:style-name="P15">Var</text:p>
          </table:table-cell>
          <table:table-cell table:style-name="Tabla29.A3" office:value-type="string">
            <text:p text:style-name="P15"/>
          </table:table-cell>
          <table:table-cell table:style-name="Tabla29.F3" office:value-type="string">
            <text:p text:style-name="P20"/>
          </table:table-cell>
        </table:table-row>
        <table:table-row table:style-name="Tabla29.2">
          <table:table-cell table:style-name="Tabla29.A3" office:value-type="string">
            <text:p text:style-name="P15">fechaOrigen</text:p>
          </table:table-cell>
          <table:table-cell table:style-name="Tabla29.A3" office:value-type="string">
            <text:p text:style-name="P15">Data</text:p>
          </table:table-cell>
          <table:table-cell table:style-name="Tabla29.A3" office:value-type="string">
            <text:p text:style-name="P16">0..1</text:p>
          </table:table-cell>
          <table:table-cell table:style-name="Tabla29.C3" office:value-type="float" office:value="14">
            <text:p text:style-name="P16">14</text:p>
          </table:table-cell>
          <table:table-cell table:style-name="Tabla29.A3" office:value-type="string">
            <text:p text:style-name="P16">Data del assentament</text:p>
          </table:table-cell>
          <table:table-cell table:style-name="Tabla29.F3" office:value-type="string">
            <text:p text:style-name="P20"/>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20">
            <text:p text:style-name="P20">20</text:p>
          </table:table-cell>
          <table:table-cell table:style-name="Tabla29.A3" office:value-type="string">
            <text:p text:style-name="P20">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15">
            <text:p text:style-name="P20">15</text:p>
          </table:table-cell>
          <table:table-cell table:style-name="Tabla29.A3" office:value-type="string">
            <text:p text:style-name="P20">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20">0..1</text:p>
          </table:table-cell>
          <table:table-cell table:style-name="Tabla29.C3" office:value-type="float" office:value="4000">
            <text:p text:style-name="P20">4000</text:p>
          </table:table-cell>
          <table:table-cell table:style-name="Tabla29.A3" office:value-type="string">
            <text:p text:style-name="P20">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20">interessat</text:p>
          </table:table-cell>
          <table:table-cell table:style-name="Tabla29.A3" office:value-type="string">
            <text:p text:style-name="P20">InteresadoWs</text:p>
          </table:table-cell>
          <table:table-cell table:style-name="Tabla29.A3" office:value-type="string">
            <text:p text:style-name="P20">1..n</text:p>
          </table:table-cell>
          <table:table-cell table:style-name="Tabla29.A3" office:value-type="string">
            <text:p text:style-name="P20">Var</text:p>
          </table:table-cell>
          <table:table-cell table:style-name="Tabla29.A3" office:value-type="string">
            <text:p text:style-name="P20">Dades de l'interessat en l'assentament</text:p>
          </table:table-cell>
          <table:table-cell table:style-name="Tabla29.F3" office:value-type="string">
            <text:p text:style-name="P20">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20">AnexoWs</text:p>
          </table:table-cell>
          <table:table-cell table:style-name="Tabla29.A3" office:value-type="string">
            <text:p text:style-name="P20">0..n</text:p>
          </table:table-cell>
          <table:table-cell table:style-name="Tabla29.A3" office:value-type="string">
            <text:p text:style-name="P20">Var</text:p>
          </table:table-cell>
          <table:table-cell table:style-name="Tabla29.A3" office:value-type="string">
            <text:p text:style-name="P20">Fitxers annexes a l'assentament</text:p>
          </table:table-cell>
          <table:table-cell table:style-name="Tabla29.F3" office:value-type="string">
            <text:p text:style-name="P20"/>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21">Camp</text:p>
          </table:table-cell>
          <table:table-cell table:style-name="Tabla5.A2" office:value-type="string">
            <text:p text:style-name="P21">Tipus</text:p>
          </table:table-cell>
          <table:table-cell table:style-name="Tabla5.A2" office:value-type="string">
            <text:p text:style-name="P21">Car</text:p>
          </table:table-cell>
          <table:table-cell table:style-name="Tabla5.A2" office:value-type="string">
            <text:p text:style-name="P21">Lon</text:p>
          </table:table-cell>
          <table:table-cell table:style-name="Tabla5.A2" office:value-type="string">
            <text:p text:style-name="P21">Descripció</text:p>
          </table:table-cell>
          <table:table-cell table:style-name="Tabla5.F2" office:value-type="string">
            <text:p text:style-name="P21">Comentaris</text:p>
          </table:table-cell>
        </table:table-row>
        <table:table-row table:style-name="Tabla5.1">
          <table:table-cell table:style-name="Tabla5.A3" office:value-type="string">
            <text:p text:style-name="P20">codigo</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C3" office:value-type="float" office:value="16">
            <text:p text:style-name="P20">16</text:p>
          </table:table-cell>
          <table:table-cell table:style-name="Tabla5.A3" office:value-type="string">
            <text:p text:style-name="P20">Codi del tipus assumpte</text:p>
          </table:table-cell>
          <table:table-cell table:style-name="Tabla5.F3" office:value-type="string">
            <text:p text:style-name="P20"/>
          </table:table-cell>
        </table:table-row>
        <table:table-row table:style-name="Tabla5.1">
          <table:table-cell table:style-name="Tabla5.A3" office:value-type="string">
            <text:p text:style-name="P20">nombre</text:p>
          </table:table-cell>
          <table:table-cell table:style-name="Tabla5.A3" office:value-type="string">
            <text:p text:style-name="P20">Cadena</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Nom del tipus d'assumpte</text:p>
          </table:table-cell>
          <table:table-cell table:style-name="Tabla5.F3" office:value-type="string">
            <text:p text:style-name="P20"/>
          </table:table-cell>
        </table:table-row>
        <table:table-row table:style-name="Tabla5.1">
          <table:table-cell table:style-name="Tabla5.A3" office:value-type="string">
            <text:p text:style-name="P20">activo</text:p>
          </table:table-cell>
          <table:table-cell table:style-name="Tabla5.A3" office:value-type="string">
            <text:p text:style-name="P20">Booleà</text:p>
          </table:table-cell>
          <table:table-cell table:style-name="Tabla5.C3" office:value-type="float" office:value="1">
            <text:p text:style-name="P20">1</text:p>
          </table:table-cell>
          <table:table-cell table:style-name="Tabla5.A3" office:value-type="string">
            <text:p text:style-name="P20">Var</text:p>
          </table:table-cell>
          <table:table-cell table:style-name="Tabla5.A3" office:value-type="string">
            <text:p text:style-name="P20">Indica si <text:s/>està actiu o no.</text:p>
          </table:table-cell>
          <table:table-cell table:style-name="Tabla5.F3" office:value-type="string">
            <text:p text:style-name="P20"/>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21">Camp</text:p>
          </table:table-cell>
          <table:table-cell table:style-name="Tabla19.A2" office:value-type="string">
            <text:p text:style-name="P21">Tipus</text:p>
          </table:table-cell>
          <table:table-cell table:style-name="Tabla19.A2" office:value-type="string">
            <text:p text:style-name="P21">Car</text:p>
          </table:table-cell>
          <table:table-cell table:style-name="Tabla19.A2" office:value-type="string">
            <text:p text:style-name="P21">Lon</text:p>
          </table:table-cell>
          <table:table-cell table:style-name="Tabla19.A2" office:value-type="string">
            <text:p text:style-name="P21">Descripció</text:p>
          </table:table-cell>
          <table:table-cell table:style-name="Tabla19.F2" office:value-type="string">
            <text:p text:style-name="P21">Comentaris</text:p>
          </table:table-cell>
        </table:table-row>
        <text:soft-page-break/>
        <table:table-row table:style-name="Tabla19.1">
          <table:table-cell table:style-name="Tabla19.A3" office:value-type="string">
            <text:p text:style-name="P20">codigo</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C3" office:value-type="float" office:value="16">
            <text:p text:style-name="P20">16</text:p>
          </table:table-cell>
          <table:table-cell table:style-name="Tabla19.A3" office:value-type="string">
            <text:p text:style-name="P20">Codi del codi assumpte</text:p>
          </table:table-cell>
          <table:table-cell table:style-name="Tabla19.F3" office:value-type="string">
            <text:p text:style-name="P20"/>
          </table:table-cell>
        </table:table-row>
        <table:table-row table:style-name="Tabla19.1">
          <table:table-cell table:style-name="Tabla19.A3" office:value-type="string">
            <text:p text:style-name="P20">nombre</text:p>
          </table:table-cell>
          <table:table-cell table:style-name="Tabla19.A3" office:value-type="string">
            <text:p text:style-name="P20">Cadena</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Nom del <text:s/>codi d'assumpte</text:p>
          </table:table-cell>
          <table:table-cell table:style-name="Tabla19.F3" office:value-type="string">
            <text:p text:style-name="P20"/>
          </table:table-cell>
        </table:table-row>
        <table:table-row table:style-name="Tabla19.1">
          <table:table-cell table:style-name="Tabla19.A3" office:value-type="string">
            <text:p text:style-name="P20">tipoAsunto</text:p>
          </table:table-cell>
          <table:table-cell table:style-name="Tabla19.A3" office:value-type="string">
            <text:p text:style-name="P20">TipoAsuntoWs</text:p>
          </table:table-cell>
          <table:table-cell table:style-name="Tabla19.C3" office:value-type="float" office:value="1">
            <text:p text:style-name="P20">1</text:p>
          </table:table-cell>
          <table:table-cell table:style-name="Tabla19.A3" office:value-type="string">
            <text:p text:style-name="P20">Var</text:p>
          </table:table-cell>
          <table:table-cell table:style-name="Tabla19.A3" office:value-type="string">
            <text:p text:style-name="P20">Indica el tipus <text:s/>d'assumpte al que pertany</text:p>
          </table:table-cell>
          <table:table-cell table:style-name="Tabla19.F3" office:value-type="string">
            <text:p text:style-name="P20"/>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21">Camp</text:p>
          </table:table-cell>
          <table:table-cell table:style-name="Tabla25.A2" office:value-type="string">
            <text:p text:style-name="P21">Tipus</text:p>
          </table:table-cell>
          <table:table-cell table:style-name="Tabla25.A2" office:value-type="string">
            <text:p text:style-name="P21">Car</text:p>
          </table:table-cell>
          <table:table-cell table:style-name="Tabla25.A2" office:value-type="string">
            <text:p text:style-name="P21">Lon</text:p>
          </table:table-cell>
          <table:table-cell table:style-name="Tabla25.A2" office:value-type="string">
            <text:p text:style-name="P21">Descripció</text:p>
          </table:table-cell>
          <table:table-cell table:style-name="Tabla25.F2" office:value-type="string">
            <text:p text:style-name="P21">Comentaris</text:p>
          </table:table-cell>
        </table:table-row>
        <table:table-row table:style-name="Tabla25.1">
          <table:table-cell table:style-name="Tabla25.A3" office:value-type="string">
            <text:p text:style-name="P20">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 l'objecte</text:p>
          </table:table-cell>
          <table:table-cell table:style-name="Tabla25.F3" office:value-type="string">
            <text:p text:style-name="P20"/>
          </table:table-cell>
        </table:table-row>
        <table:table-row table:style-name="Tabla25.1">
          <table:table-cell table:style-name="Tabla25.A3" office:value-type="string">
            <text:p text:style-name="P20">nombre</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Nom de la persona.</text:p>
          </table:table-cell>
          <table:table-cell table:style-name="Tabla25.F3" office:value-type="string">
            <text:p text:style-name="P20"/>
          </table:table-cell>
        </table:table-row>
        <table:table-row table:style-name="Tabla25.1">
          <table:table-cell table:style-name="Tabla25.A3" office:value-type="string">
            <text:p text:style-name="P20">apellido1</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30">
            <text:p text:style-name="P20">30</text:p>
          </table:table-cell>
          <table:table-cell table:style-name="Tabla25.A3" office:value-type="string">
            <text:p text:style-name="P20">Primer llinatge de la persona.</text:p>
          </table:table-cell>
          <table:table-cell table:style-name="Tabla25.F3" office:value-type="string">
            <text:p text:style-name="P20"/>
          </table:table-cell>
        </table:table-row>
        <table:table-row table:style-name="Tabla25.1">
          <table:table-cell table:style-name="Tabla25.A3" office:value-type="string">
            <text:p text:style-name="P20">apellido2</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30">
            <text:p text:style-name="P20">30</text:p>
          </table:table-cell>
          <table:table-cell table:style-name="Tabla25.A3" office:value-type="string">
            <text:p text:style-name="P20">Segon llinatge de la persona.</text:p>
          </table:table-cell>
          <table:table-cell table:style-name="Tabla25.F3" office:value-type="string">
            <text:p text:style-name="P20"/>
          </table:table-cell>
        </table:table-row>
        <table:table-row table:style-name="Tabla25.1">
          <table:table-cell table:style-name="Tabla25.A3" office:value-type="string">
            <text:p text:style-name="P20">razonSocia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80">
            <text:p text:style-name="P20">80</text:p>
          </table:table-cell>
          <table:table-cell table:style-name="Tabla25.A3" office:value-type="string">
            <text:p text:style-name="P20">Raó social en cas que la persona sigui jurídica</text:p>
          </table:table-cell>
          <table:table-cell table:style-name="Tabla25.F3" office:value-type="string">
            <text:p text:style-name="P20"/>
          </table:table-cell>
        </table:table-row>
        <table:table-row table:style-name="Tabla25.1">
          <table:table-cell table:style-name="Tabla25.A3" office:value-type="string">
            <text:p text:style-name="P20">tipoDocumentoIdentificacionNTI</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Codi SICRES del tipus <text:s/>de document d'identificació. Segmento interesado.</text:p>
          </table:table-cell>
          <table:table-cell table:style-name="Tabla25.F3" office:value-type="string">
            <text:p text:style-name="P20"/>
          </table:table-cell>
        </table:table-row>
        <table:table-row table:style-name="Tabla25.1">
          <table:table-cell table:style-name="Tabla25.A3" office:value-type="string">
            <text:p text:style-name="P20">document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9">
            <text:p text:style-name="P20">9</text:p>
          </table:table-cell>
          <table:table-cell table:style-name="Tabla25.A3" office:value-type="string">
            <text:p text:style-name="P20">Document d'identificació de la persona.</text:p>
          </table:table-cell>
          <table:table-cell table:style-name="Tabla25.F3" office:value-type="string">
            <text:p text:style-name="P20"/>
          </table:table-cell>
        </table:table-row>
        <table:table-row table:style-name="Tabla25.1">
          <table:table-cell table:style-name="Tabla25.A3" office:value-type="string">
            <text:p text:style-name="P20">paisDir3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C3" office:value-type="float" office:value="3">
            <text:p text:style-name="P20">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3" office:value-type="string">
            <text:p text:style-name="P20"/>
          </table:table-cell>
        </table:table-row>
        <table:table-row table:style-name="Tabla25.1">
          <table:table-cell table:style-name="Tabla25.A3" office:value-type="string">
            <text:p text:style-name="P20">provincia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3" office:value-type="string">
            <text:p text:style-name="P20"/>
          </table:table-cell>
        </table:table-row>
        <table:table-row table:style-name="Tabla25.1">
          <table:table-cell table:style-name="Tabla25.A3" office:value-type="string">
            <text:p text:style-name="P20">localidadDir3ID</text:p>
          </table:table-cell>
          <table:table-cell table:style-name="Tabla25.A3" office:value-type="string">
            <text:p text:style-name="P20">Numèric</text:p>
          </table:table-cell>
          <table:table-cell table:style-name="Tabla25.A3" office:value-type="string">
            <text:p text:style-name="P20">0..1</text:p>
          </table:table-cell>
          <table:table-cell table:style-name="Tabla25.C3" office:value-type="float" office:value="4">
            <text:p text:style-name="P20">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3" office:value-type="string">
            <text:p text:style-name="P20"/>
          </table:table-cell>
        </table:table-row>
        <table:table-row table:style-name="Tabla25.1">
          <table:table-cell table:style-name="Tabla25.A3" office:value-type="string">
            <text:p text:style-name="P20">codigoEntidadGeograficaDir3ID</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2">
            <text:p text:style-name="P20">2</text:p>
          </table:table-cell>
          <table:table-cell table:style-name="Tabla25.A3" office:value-type="string">
            <text:p text:style-name="P20">Codi DIR3 de la entitat geogràfica.</text:p>
          </table:table-cell>
          <table:table-cell table:style-name="Tabla25.F3" office:value-type="string">
            <text:p text:style-name="P20"/>
          </table:table-cell>
        </table:table-row>
        <table:table-row table:style-name="Tabla25.1">
          <table:table-cell table:style-name="Tabla25.A3" office:value-type="string">
            <text:p text:style-name="P20">direccion</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de la persona.</text:p>
          </table:table-cell>
          <table:table-cell table:style-name="Tabla25.F3" office:value-type="string">
            <text:p text:style-name="P20"/>
          </table:table-cell>
        </table:table-row>
        <table:table-row table:style-name="Tabla25.1">
          <table:table-cell table:style-name="Tabla25.A3" office:value-type="string">
            <text:p text:style-name="P20">cp</text:p>
          </table:table-cell>
          <table:table-cell table:style-name="Tabla25.A3" office:value-type="string">
            <text:p text:style-name="P20">Cadena </text:p>
          </table:table-cell>
          <table:table-cell table:style-name="Tabla25.A3" office:value-type="string">
            <text:p text:style-name="P20">0..1</text:p>
          </table:table-cell>
          <table:table-cell table:style-name="Tabla25.C3" office:value-type="float" office:value="5">
            <text:p text:style-name="P20">5</text:p>
          </table:table-cell>
          <table:table-cell table:style-name="Tabla25.A3" office:value-type="string">
            <text:p text:style-name="P20">Codi postal.</text:p>
          </table:table-cell>
          <table:table-cell table:style-name="Tabla25.F3" office:value-type="string">
            <text:p text:style-name="P20"/>
          </table:table-cell>
        </table:table-row>
        <table:table-row table:style-name="Tabla25.1">
          <table:table-cell table:style-name="Tabla25.A3" office:value-type="string">
            <text:p text:style-name="P20">email</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Correu electrònic.</text:p>
          </table:table-cell>
          <table:table-cell table:style-name="Tabla25.F3" office:value-type="string">
            <text:p text:style-name="P20"/>
          </table:table-cell>
        </table:table-row>
        <table:table-row table:style-name="Tabla25.1">
          <table:table-cell table:style-name="Tabla25.A3" office:value-type="string">
            <text:p text:style-name="P20">telefono</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20">
            <text:p text:style-name="P20">20</text:p>
          </table:table-cell>
          <table:table-cell table:style-name="Tabla25.A3" office:value-type="string">
            <text:p text:style-name="P20">Telèfon de la persona.</text:p>
          </table:table-cell>
          <table:table-cell table:style-name="Tabla25.F3" office:value-type="string">
            <text:p text:style-name="P20"/>
          </table:table-cell>
        </table:table-row>
        <table:table-row table:style-name="Tabla25.1">
          <table:table-cell table:style-name="Tabla25.A3" office:value-type="string">
            <text:p text:style-name="P20">direccionElectronica</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Adreça electrònica.</text:p>
          </table:table-cell>
          <table:table-cell table:style-name="Tabla25.F3" office:value-type="string">
            <text:p text:style-name="P20"/>
          </table:table-cell>
        </table:table-row>
        <table:table-row table:style-name="Tabla25.1">
          <table:table-cell table:style-name="Tabla25.A3" office:value-type="string">
            <text:p text:style-name="P20">canal</text:p>
          </table:table-cell>
          <table:table-cell table:style-name="Tabla25.A3" office:value-type="string">
            <text:p text:style-name="P20">Numèric</text:p>
          </table:table-cell>
          <table:table-cell table:style-name="Tabla25.A3" office:value-type="string">
            <text:p text:style-name="P20">0..1</text:p>
          </table:table-cell>
          <table:table-cell table:style-name="Tabla25.A3" office:value-type="string">
            <text:p text:style-name="P20">Var</text:p>
          </table:table-cell>
          <table:table-cell table:style-name="Tabla25.A3" office:value-type="string">
            <text:p text:style-name="P20">Canal de notificació.</text:p>
          </table:table-cell>
          <table:table-cell table:style-name="Tabla25.F3" office:value-type="string">
            <text:p text:style-name="P20"/>
          </table:table-cell>
        </table:table-row>
        <table:table-row table:style-name="Tabla25.1">
          <table:table-cell table:style-name="Tabla25.A3" office:value-type="string">
            <text:p text:style-name="P20">observaciones</text:p>
          </table:table-cell>
          <table:table-cell table:style-name="Tabla25.A3" office:value-type="string">
            <text:p text:style-name="P20">Cadena</text:p>
          </table:table-cell>
          <table:table-cell table:style-name="Tabla25.A3" office:value-type="string">
            <text:p text:style-name="P20">0..1</text:p>
          </table:table-cell>
          <table:table-cell table:style-name="Tabla25.C3" office:value-type="float" office:value="160">
            <text:p text:style-name="P20">160</text:p>
          </table:table-cell>
          <table:table-cell table:style-name="Tabla25.A3" office:value-type="string">
            <text:p text:style-name="P20"/>
          </table:table-cell>
          <table:table-cell table:style-name="Tabla25.F3" office:value-type="string">
            <text:p text:style-name="P20"/>
          </table:table-cell>
        </table:table-row>
        <table:table-row table:style-name="Tabla25.1">
          <table:table-cell table:style-name="Tabla25.A3" office:value-type="string">
            <text:p text:style-name="P20">entidadDir3ID</text:p>
          </table:table-cell>
          <table:table-cell table:style-name="Tabla25.A3" office:value-type="string">
            <text:p text:style-name="P20">Cadena</text:p>
          </table:table-cell>
          <table:table-cell table:style-name="Tabla25.C3" office:value-type="float" office:value="1">
            <text:p text:style-name="P20">1</text:p>
          </table:table-cell>
          <table:table-cell table:style-name="Tabla25.C3" office:value-type="float" office:value="20">
            <text:p text:style-name="P20">20</text:p>
          </table:table-cell>
          <table:table-cell table:style-name="Tabla25.A3" office:value-type="string">
            <text:p text:style-name="P20">Codi DIR3 de l'entitat a la que pertany.</text:p>
          </table:table-cell>
          <table:table-cell table:style-name="Tabla25.F3" office:value-type="string">
            <text:p text:style-name="P20"/>
          </table:table-cell>
        </table:table-row>
        <table:table-row table:style-name="Tabla25.1">
          <table:table-cell table:style-name="Tabla25.A3" office:value-type="string">
            <text:p text:style-name="P20">guardarInteresado</text:p>
          </table:table-cell>
          <table:table-cell table:style-name="Tabla25.A3" office:value-type="string">
            <text:p text:style-name="P20">Boolea</text:p>
          </table:table-cell>
          <table:table-cell table:style-name="Tabla25.A3" office:value-type="string">
            <text:p text:style-name="P20">0..1</text:p>
          </table:table-cell>
          <table:table-cell table:style-name="Tabla25.C3" office:value-type="float" office:value="1">
            <text:p text:style-name="P20">1</text:p>
          </table:table-cell>
          <table:table-cell table:style-name="Tabla25.A3" office:value-type="string">
            <text:p text:style-name="P20">Indica si s'ha de guardar l'interessat .</text:p>
          </table:table-cell>
          <table:table-cell table:style-name="Tabla25.F3" office:value-type="string">
            <text:p text:style-name="P20"/>
          </table:table-cell>
        </table:table-row>
        <table:table-row table:style-name="Tabla25.1">
          <table:table-cell table:style-name="Tabla25.A3" office:value-type="string">
            <text:p text:style-name="P20">tipoPersonaID</text:p>
          </table:table-cell>
          <table:table-cell table:style-name="Tabla25.A3" office:value-type="string">
            <text:p text:style-name="P20">Numèric</text:p>
          </table:table-cell>
          <table:table-cell table:style-name="Tabla25.C3" office:value-type="float" office:value="1">
            <text:p text:style-name="P20">1</text:p>
          </table:table-cell>
          <table:table-cell table:style-name="Tabla25.A3" office:value-type="string">
            <text:p text:style-name="P20">Var</text:p>
          </table:table-cell>
          <table:table-cell table:style-name="Tabla25.A3" office:value-type="string">
            <text:p text:style-name="P20">Identificador del tipus de persona (Física o Jurídica)</text:p>
          </table:table-cell>
          <table:table-cell table:style-name="Tabla25.F3" office:value-type="string">
            <text:p text:style-name="P19">'2' = Persona física .</text:p>
            <text:p text:style-name="P20">'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183724538986795225" text:style-name="L9">
        <text:list-item>
          <text:p text:style-name="P45">altaRegistroEntrada. Permet donar d'alta un assentament d'entrada al sistema i per obtenir un número de registre d'entrada.</text:p>
        </text:list-item>
        <text:list-item>
          <text:p text:style-name="P45">anularRegistroEntrada. Permet anular un assentament d'entrada. </text:p>
        </text:list-item>
        <text:list-item>
          <text:p text:style-name="P45">tramitarRegistroEntrada. Permet marcar un assentament com a tramitat.</text:p>
        </text:list-item>
        <text:list-item>
          <text:p text:style-name="P45">obtenerRegistroEntrada. Permet obtenir un assentament d'entrada.</text:p>
        </text:list-item>
        <text:list-item>
          <text:p text:style-name="P45">obtenerRegistroEntradaID. Permet obtenir un identificador d'un assentament.</text:p>
        </text:list-item>
        <text:list-item>
          <text:p text:style-name="P45">altaRegistroSalida</text:p>
        </text:list-item>
        <text:list-item>
          <text:p text:style-name="P45"><text:soft-page-break/>anularRegistroSalida.</text:p>
        </text:list-item>
        <text:list-item>
          <text:p text:style-name="P45">obtenerRegistroSalida</text:p>
        </text:list-item>
        <text:list-item>
          <text:p text:style-name="P45">obtenerRegistroSalidaID</text:p>
        </text:list-item>
        <text:list-item>
          <text:p text:style-name="P46">listarTipoAsunto. Permet obtenir un llistat dels tipus d'assumptes definits per l' aplicació. </text:p>
        </text:list-item>
        <text:list-item>
          <text:p text:style-name="P46">listarCodigoAsunto. Permet obtenir un llistat dels codis d'assumptes associats a un tipus d'assumpte.</text:p>
        </text:list-item>
        <text:list-item>
          <text:p text:style-name="P46">listarOrganismos. Permet obtenir els organismes d'una entitat de l'aplicació</text:p>
        </text:list-item>
        <text:list-item>
          <text:p text:style-name="P46">listarLibros. Permet obtenir els llibres d'una entitat de l'aplicació.</text:p>
        </text:list-item>
        <text:list-item>
          <text:p text:style-name="P46">listarOficinas.Obté les Oficines a on l'usuari te permisos per realitzar assentaments.</text:p>
        </text:list-item>
        <text:list-item>
          <text:p text:style-name="P46">listarTipoDocumental. Obté els tipus documentals d'una entitat.</text:p>
        </text:list-item>
        <text:list-item>
          <text:p text:style-name="P46">obtenerLibrosOficina. Obté els parells Llibre-Oficina als quals <text:s/>l' usuari autenticat pot registrar</text:p>
        </text:list-item>
        <text:list-item>
          <text:p text:style-name="P46">obtenerLibrosOficinaUsuario. Obté els parells Llibre-Oficina als quals l' usuari indicat pot registrar</text:p>
        </text:list-item>
        <text:list-item>
          <text:p text:style-name="P46">crearPersona. Permet crear una persona a l'aplicació. </text:p>
        </text:list-item>
        <text:list-item>
          <text:p text:style-name="P46">borrarPersona. Permet esborrar una persona de l'aplicació. </text:p>
        </text:list-item>
        <text:list-item>
          <text:p text:style-name="P45"><text:span text:style-name="T4">actualizarPerso</text:span>na. Permet actualitzar les dades d'una Persona.</text:p>
        </text:list-item>
        <text:list-item>
          <text:p text:style-name="P46">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asEntrada</text:p>
          </table:table-cell>
          <table:table-cell table:style-name="Tabla7.A4" office:value-type="string">
            <text:p text:style-name="P20">registroEntrada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
          </table:table-cell>
          <table:table-cell table:style-name="Tabla7.F4" office:value-type="string">
            <text:p text:style-name="P20"/>
          </table:table-cell>
        </table:table-row>
        <table:table-row table:style-name="Tabla7.1">
          <table:table-cell table:style-name="Tabla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21">Camp</text:p>
          </table:table-cell>
          <table:table-cell table:style-name="Tabla7.A3" office:value-type="string">
            <text:p text:style-name="P21">Tipus</text:p>
          </table:table-cell>
          <table:table-cell table:style-name="Tabla7.A3" office:value-type="string">
            <text:p text:style-name="P21">Car</text:p>
          </table:table-cell>
          <table:table-cell table:style-name="Tabla7.A3" office:value-type="string">
            <text:p text:style-name="P21">Lon</text:p>
          </table:table-cell>
          <table:table-cell table:style-name="Tabla7.A3" office:value-type="string">
            <text:p text:style-name="P21">Descripció</text:p>
          </table:table-cell>
          <table:table-cell table:style-name="Tabla7.F3" office:value-type="string">
            <text:p text:style-name="P21">Comentaris</text:p>
          </table:table-cell>
        </table:table-row>
        <table:table-row table:style-name="Tabla7.1">
          <table:table-cell table:style-name="Tabla7.A4" office:value-type="string">
            <text:p text:style-name="P20">idEntrada</text:p>
          </table:table-cell>
          <table:table-cell table:style-name="Tabla7.A4" office:value-type="string">
            <text:p text:style-name="P20">IdentificadorWS</text:p>
          </table:table-cell>
          <table:table-cell table:style-name="Tabla7.C4" office:value-type="float" office:value="1">
            <text:p text:style-name="P20">1</text:p>
          </table:table-cell>
          <table:table-cell table:style-name="Tabla7.A4" office:value-type="string">
            <text:p text:style-name="P20">Var</text:p>
          </table:table-cell>
          <table:table-cell table:style-name="Tabla7.A4" office:value-type="string">
            <text:p text:style-name="P20">Contindrà el nombre d'assentament i la data i hora que se li ha assignat i el numero d'assentament formatejat.</text:p>
          </table:table-cell>
          <table:table-cell table:style-name="Tabla7.F4" office:value-type="string">
            <text:p text:style-name="P20"/>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row table:style-name="Tabla8.1">
          <table:table-cell table:style-name="Tabla8.A4" office:value-type="string">
            <text:p text:style-name="P20">numeroRegistroFormatead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A4" office:value-type="string">
            <text:p text:style-name="P20">Var</text:p>
          </table:table-cell>
          <table:table-cell table:style-name="Tabla8.A4" office:value-type="string">
            <text:p text:style-name="P20">Numero de l'assentament formatejat</text:p>
          </table:table-cell>
          <table:table-cell table:style-name="Tabla8.F4" office:value-type="string">
            <text:p text:style-name="P20"/>
          </table:table-cell>
        </table:table-row>
        <table:table-row table:style-name="Tabla8.1">
          <table:table-cell table:style-name="Tabla8.A4" office:value-type="string">
            <text:p text:style-name="P20">usuario</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80">
            <text:p text:style-name="P20">80</text:p>
          </table:table-cell>
          <table:table-cell table:style-name="Tabla8.A4" office:value-type="string">
            <text:p text:style-name="P20">Codi de l'usuari que vol realitzar l'operació</text:p>
          </table:table-cell>
          <table:table-cell table:style-name="Tabla8.F4" office:value-type="string">
            <text:p text:style-name="P20"/>
          </table:table-cell>
        </table:table-row>
        <table:table-row table:style-name="Tabla8.1">
          <table:table-cell table:style-name="Tabla8.A4" office:value-type="string">
            <text:p text:style-name="P20">entidad</text:p>
          </table:table-cell>
          <table:table-cell table:style-name="Tabla8.A4" office:value-type="string">
            <text:p text:style-name="P20">Cadena</text:p>
          </table:table-cell>
          <table:table-cell table:style-name="Tabla8.C4" office:value-type="float" office:value="1">
            <text:p text:style-name="P20">1</text:p>
          </table:table-cell>
          <table:table-cell table:style-name="Tabla8.C4" office:value-type="float" office:value="20">
            <text:p text:style-name="P20">20</text:p>
          </table:table-cell>
          <table:table-cell table:style-name="Tabla8.A4" office:value-type="string">
            <text:p text:style-name="P20">Codi DIR3 de l'entitat al que pertany l'usuari</text:p>
          </table:table-cell>
          <table:table-cell table:style-name="Tabla8.F4" office:value-type="string">
            <text:p text:style-name="P20"/>
          </table:table-cell>
        </table:table-row>
        <text:soft-page-break/>
        <table:table-row table:style-name="Tabla8.1">
          <table:table-cell table:style-name="Tabla8.A4" office:value-type="string">
            <text:p text:style-name="P20">anular</text:p>
          </table:table-cell>
          <table:table-cell table:style-name="Tabla8.A4" office:value-type="string">
            <text:p text:style-name="P20">Boolea</text:p>
          </table:table-cell>
          <table:table-cell table:style-name="Tabla8.C4" office:value-type="float" office:value="1">
            <text:p text:style-name="P20">1</text:p>
          </table:table-cell>
          <table:table-cell table:style-name="Tabla8.C4" office:value-type="float" office:value="1">
            <text:p text:style-name="P20">1</text:p>
          </table:table-cell>
          <table:table-cell table:style-name="Tabla8.A4" office:value-type="string">
            <text:p text:style-name="P20">Indica si s'ha d'anular o no l'assentament.</text:p>
          </table:table-cell>
          <table:table-cell table:style-name="Tabla8.F4" office:value-type="string">
            <text:p text:style-name="P20"/>
          </table:table-cell>
        </table:table-row>
        <table:table-row table:style-name="Tabla8.1">
          <table:table-cell table:style-name="Tabla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21">Camp</text:p>
          </table:table-cell>
          <table:table-cell table:style-name="Tabla8.A3" office:value-type="string">
            <text:p text:style-name="P21">Tipus</text:p>
          </table:table-cell>
          <table:table-cell table:style-name="Tabla8.A3" office:value-type="string">
            <text:p text:style-name="P21">Car</text:p>
          </table:table-cell>
          <table:table-cell table:style-name="Tabla8.A3" office:value-type="string">
            <text:p text:style-name="P21">Lon</text:p>
          </table:table-cell>
          <table:table-cell table:style-name="Tabla8.A3" office:value-type="string">
            <text:p text:style-name="P21">Descripció</text:p>
          </table:table-cell>
          <table:table-cell table:style-name="Tabla8.F3" office:value-type="string">
            <text:p text:style-name="P21">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row table:style-name="Tabla9.1">
          <table:table-cell table:style-name="Tabla9.A4" office:value-type="string">
            <text:p text:style-name="P20">numeroRegistroFormatead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A4" office:value-type="string">
            <text:p text:style-name="P20">Var</text:p>
          </table:table-cell>
          <table:table-cell table:style-name="Tabla9.A4" office:value-type="string">
            <text:p text:style-name="P20">Numero de l'assentament</text:p>
          </table:table-cell>
          <table:table-cell table:style-name="Tabla9.F4" office:value-type="string">
            <text:p text:style-name="P20"/>
          </table:table-cell>
        </table:table-row>
        <table:table-row table:style-name="Tabla9.1">
          <table:table-cell table:style-name="Tabla9.A4" office:value-type="string">
            <text:p text:style-name="P20">usuario</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80">
            <text:p text:style-name="P20">80</text:p>
          </table:table-cell>
          <table:table-cell table:style-name="Tabla9.A4" office:value-type="string">
            <text:p text:style-name="P20">Codi de l'usuari que vol realitzar l'operació</text:p>
          </table:table-cell>
          <table:table-cell table:style-name="Tabla9.F4" office:value-type="string">
            <text:p text:style-name="P20"/>
          </table:table-cell>
        </table:table-row>
        <table:table-row table:style-name="Tabla9.1">
          <table:table-cell table:style-name="Tabla9.A4" office:value-type="string">
            <text:p text:style-name="P20">entidad</text:p>
          </table:table-cell>
          <table:table-cell table:style-name="Tabla9.A4" office:value-type="string">
            <text:p text:style-name="P20">Cadena</text:p>
          </table:table-cell>
          <table:table-cell table:style-name="Tabla9.C4" office:value-type="float" office:value="1">
            <text:p text:style-name="P20">1</text:p>
          </table:table-cell>
          <table:table-cell table:style-name="Tabla9.C4" office:value-type="float" office:value="20">
            <text:p text:style-name="P20">20</text:p>
          </table:table-cell>
          <table:table-cell table:style-name="Tabla9.A4" office:value-type="string">
            <text:p text:style-name="P20">Codi DIR3 de l'entitat al que pertany l'usuari</text:p>
          </table:table-cell>
          <table:table-cell table:style-name="Tabla9.F4" office:value-type="string">
            <text:p text:style-name="P20"/>
          </table:table-cell>
        </table:table-row>
        <table:table-row table:style-name="Tabla9.1">
          <table:table-cell table:style-name="Tabla9.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9.1">
          <table:table-cell table:style-name="Tabla9.A3" office:value-type="string">
            <text:p text:style-name="P21">Camp</text:p>
          </table:table-cell>
          <table:table-cell table:style-name="Tabla9.A3" office:value-type="string">
            <text:p text:style-name="P21">Tipus</text:p>
          </table:table-cell>
          <table:table-cell table:style-name="Tabla9.A3" office:value-type="string">
            <text:p text:style-name="P21">Car</text:p>
          </table:table-cell>
          <table:table-cell table:style-name="Tabla9.A3" office:value-type="string">
            <text:p text:style-name="P21">Lon</text:p>
          </table:table-cell>
          <table:table-cell table:style-name="Tabla9.A3" office:value-type="string">
            <text:p text:style-name="P21">Descripció</text:p>
          </table:table-cell>
          <table:table-cell table:style-name="Tabla9.F3" office:value-type="string">
            <text:p text:style-name="P21">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numeroRegistroFormatead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Numero de l'assentament formatejat</text:p>
          </table:table-cell>
          <table:table-cell table:style-name="Tabla10.F4" office:value-type="string">
            <text:p text:style-name="P20"/>
          </table:table-cell>
        </table:table-row>
        <table:table-row table:style-name="Tabla10.1">
          <table:table-cell table:style-name="Tabla10.A4" office:value-type="string">
            <text:p text:style-name="P20">usuario</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80">
            <text:p text:style-name="P20">80</text:p>
          </table:table-cell>
          <table:table-cell table:style-name="Tabla10.A4" office:value-type="string">
            <text:p text:style-name="P20">Codi de l'usuari que vol realitzar l'operació</text:p>
          </table:table-cell>
          <table:table-cell table:style-name="Tabla10.F4" office:value-type="string">
            <text:p text:style-name="P20"/>
          </table:table-cell>
        </table:table-row>
        <table:table-row table:style-name="Tabla10.1">
          <table:table-cell table:style-name="Tabla10.A4" office:value-type="string">
            <text:p text:style-name="P20">entidad</text:p>
          </table:table-cell>
          <table:table-cell table:style-name="Tabla10.A4" office:value-type="string">
            <text:p text:style-name="P20">Cadena</text:p>
          </table:table-cell>
          <table:table-cell table:style-name="Tabla10.C4" office:value-type="float" office:value="1">
            <text:p text:style-name="P20">1</text:p>
          </table:table-cell>
          <table:table-cell table:style-name="Tabla10.C4" office:value-type="float" office:value="20">
            <text:p text:style-name="P20">20</text:p>
          </table:table-cell>
          <table:table-cell table:style-name="Tabla10.A4" office:value-type="string">
            <text:p text:style-name="P20">Codi DIR3 de l'entitat al que pertany l'usuari</text:p>
          </table:table-cell>
          <table:table-cell table:style-name="Tabla10.F4" office:value-type="string">
            <text:p text:style-name="P20"/>
          </table:table-cell>
        </table:table-row>
        <table:table-row table:style-name="Tabla10.1">
          <table:table-cell table:style-name="Tabla1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21">Camp</text:p>
          </table:table-cell>
          <table:table-cell table:style-name="Tabla10.A3" office:value-type="string">
            <text:p text:style-name="P21">Tipus</text:p>
          </table:table-cell>
          <table:table-cell table:style-name="Tabla10.A3" office:value-type="string">
            <text:p text:style-name="P21">Car</text:p>
          </table:table-cell>
          <table:table-cell table:style-name="Tabla10.A3" office:value-type="string">
            <text:p text:style-name="P21">Lon</text:p>
          </table:table-cell>
          <table:table-cell table:style-name="Tabla10.A3" office:value-type="string">
            <text:p text:style-name="P21">Descripció</text:p>
          </table:table-cell>
          <table:table-cell table:style-name="Tabla10.F3" office:value-type="string">
            <text:p text:style-name="P21">Comentaris</text:p>
          </table:table-cell>
        </table:table-row>
        <table:table-row table:style-name="Tabla10.1">
          <table:table-cell table:style-name="Tabla10.A4" office:value-type="string">
            <text:p text:style-name="P20">asEntrada</text:p>
          </table:table-cell>
          <table:table-cell table:style-name="Tabla10.A4" office:value-type="string">
            <text:p text:style-name="P20">RegistroEntradaResponseWs</text:p>
          </table:table-cell>
          <table:table-cell table:style-name="Tabla10.C4" office:value-type="float" office:value="1">
            <text:p text:style-name="P20">1</text:p>
          </table:table-cell>
          <table:table-cell table:style-name="Tabla10.A4" office:value-type="string">
            <text:p text:style-name="P20">Var</text:p>
          </table:table-cell>
          <table:table-cell table:style-name="Tabla10.A4" office:value-type="string">
            <text:p text:style-name="P20">Dades de l'assentament.</text:p>
          </table:table-cell>
          <table:table-cell table:style-name="Tabla10.F4" office:value-type="string">
            <text:p text:style-name="P20"/>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able:table-row table:style-name="Tabla14.1">
          <table:table-cell table:style-name="Tabla14.A4" office:value-type="string">
            <text:p text:style-name="P20">any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C4" office:value-type="float" office:value="4">
            <text:p text:style-name="P20">4</text:p>
          </table:table-cell>
          <table:table-cell table:style-name="Tabla14.A4" office:value-type="string">
            <text:p text:style-name="P20">Any de l'assentament</text:p>
          </table:table-cell>
          <table:table-cell table:style-name="Tabla14.F4" office:value-type="string">
            <text:p text:style-name="P20"/>
          </table:table-cell>
        </table:table-row>
        <table:table-row table:style-name="Tabla14.1">
          <table:table-cell table:style-name="Tabla14.A4" office:value-type="string">
            <text:p text:style-name="P20">numeroRegistro</text:p>
          </table:table-cell>
          <table:table-cell table:style-name="Tabla14.A4" office:value-type="string">
            <text:p text:style-name="P20">Numèric</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Numero de l'assentament</text:p>
          </table:table-cell>
          <table:table-cell table:style-name="Tabla14.F4" office:value-type="string">
            <text:p text:style-name="P20"/>
          </table:table-cell>
        </table:table-row>
        <table:table-row table:style-name="Tabla14.1">
          <table:table-cell table:style-name="Tabla14.A4" office:value-type="string">
            <text:p text:style-name="P20">usuario</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80">
            <text:p text:style-name="P20">80</text:p>
          </table:table-cell>
          <table:table-cell table:style-name="Tabla14.A4" office:value-type="string">
            <text:p text:style-name="P20">Codi de l'usuari que vol realitzar l'operació</text:p>
          </table:table-cell>
          <table:table-cell table:style-name="Tabla14.F4" office:value-type="string">
            <text:p text:style-name="P20"/>
          </table:table-cell>
        </table:table-row>
        <table:table-row table:style-name="Tabla14.1">
          <table:table-cell table:style-name="Tabla14.A4" office:value-type="string">
            <text:p text:style-name="P20">entidad</text:p>
          </table:table-cell>
          <table:table-cell table:style-name="Tabla14.A4" office:value-type="string">
            <text:p text:style-name="P20">Cadena</text:p>
          </table:table-cell>
          <table:table-cell table:style-name="Tabla14.C4" office:value-type="float" office:value="1">
            <text:p text:style-name="P20">1</text:p>
          </table:table-cell>
          <table:table-cell table:style-name="Tabla14.C4" office:value-type="float" office:value="20">
            <text:p text:style-name="P20">20</text:p>
          </table:table-cell>
          <table:table-cell table:style-name="Tabla14.A4" office:value-type="string">
            <text:p text:style-name="P20">Codi DIR3 de l'entitat al que pertany l'usuari</text:p>
          </table:table-cell>
          <table:table-cell table:style-name="Tabla14.F4" office:value-type="string">
            <text:p text:style-name="P20"/>
          </table:table-cell>
        </table:table-row>
        <table:table-row table:style-name="Tabla14.1">
          <table:table-cell table:style-name="Tabla1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21">Camp</text:p>
          </table:table-cell>
          <table:table-cell table:style-name="Tabla14.A3" office:value-type="string">
            <text:p text:style-name="P21">Tipus</text:p>
          </table:table-cell>
          <table:table-cell table:style-name="Tabla14.A3" office:value-type="string">
            <text:p text:style-name="P21">Car</text:p>
          </table:table-cell>
          <table:table-cell table:style-name="Tabla14.A3" office:value-type="string">
            <text:p text:style-name="P21">Lon</text:p>
          </table:table-cell>
          <table:table-cell table:style-name="Tabla14.A3" office:value-type="string">
            <text:p text:style-name="P21">Descripció</text:p>
          </table:table-cell>
          <table:table-cell table:style-name="Tabla14.F3" office:value-type="string">
            <text:p text:style-name="P21">Comentaris</text:p>
          </table:table-cell>
        </table:table-row>
        <text:soft-page-break/>
        <table:table-row table:style-name="Tabla14.1">
          <table:table-cell table:style-name="Tabla14.A4" office:value-type="string">
            <text:p text:style-name="P20">asIdentificador</text:p>
          </table:table-cell>
          <table:table-cell table:style-name="Tabla14.A4" office:value-type="string">
            <text:p text:style-name="P20">IdentificadorWs</text:p>
          </table:table-cell>
          <table:table-cell table:style-name="Tabla14.C4" office:value-type="float" office:value="1">
            <text:p text:style-name="P20">1</text:p>
          </table:table-cell>
          <table:table-cell table:style-name="Tabla14.A4" office:value-type="string">
            <text:p text:style-name="P20">Var</text:p>
          </table:table-cell>
          <table:table-cell table:style-name="Tabla14.A4" office:value-type="string">
            <text:p text:style-name="P20">Identtificador de l'assentament</text:p>
          </table:table-cell>
          <table:table-cell table:style-name="Tabla14.F4" office:value-type="string">
            <text:p text:style-name="P20"/>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asSortida</text:p>
          </table:table-cell>
          <table:table-cell table:style-name="Tabla12.A4" office:value-type="string">
            <text:p text:style-name="P20">RegistroSalidaWs</text:p>
          </table:table-cell>
          <table:table-cell table:style-name="Tabla12.C4" office:value-type="float" office:value="1">
            <text:p text:style-name="P21">1</text:p>
          </table:table-cell>
          <table:table-cell table:style-name="Tabla12.A4" office:value-type="string">
            <text:p text:style-name="P20">Var</text:p>
          </table:table-cell>
          <table:table-cell table:style-name="Tabla12.A4" office:value-type="string">
            <text:p text:style-name="P20"/>
          </table:table-cell>
          <table:table-cell table:style-name="Tabla12.F4" office:value-type="string">
            <text:p text:style-name="P20"/>
          </table:table-cell>
        </table:table-row>
        <table:table-row table:style-name="Tabla12.1">
          <table:table-cell table:style-name="Tabla12.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21">Camp</text:p>
          </table:table-cell>
          <table:table-cell table:style-name="Tabla12.A3" office:value-type="string">
            <text:p text:style-name="P21">Tipus</text:p>
          </table:table-cell>
          <table:table-cell table:style-name="Tabla12.A3" office:value-type="string">
            <text:p text:style-name="P21">Car</text:p>
          </table:table-cell>
          <table:table-cell table:style-name="Tabla12.A3" office:value-type="string">
            <text:p text:style-name="P21">Lon</text:p>
          </table:table-cell>
          <table:table-cell table:style-name="Tabla12.A3" office:value-type="string">
            <text:p text:style-name="P21">Descripció</text:p>
          </table:table-cell>
          <table:table-cell table:style-name="Tabla12.F3" office:value-type="string">
            <text:p text:style-name="P21">Comentaris</text:p>
          </table:table-cell>
        </table:table-row>
        <table:table-row table:style-name="Tabla12.1">
          <table:table-cell table:style-name="Tabla12.A4" office:value-type="string">
            <text:p text:style-name="P20">idSortida</text:p>
          </table:table-cell>
          <table:table-cell table:style-name="Tabla12.A4" office:value-type="string">
            <text:p text:style-name="P20">IdentificadorWS</text:p>
          </table:table-cell>
          <table:table-cell table:style-name="Tabla12.C4" office:value-type="float" office:value="1">
            <text:p text:style-name="P20">1</text:p>
          </table:table-cell>
          <table:table-cell table:style-name="Tabla12.A4" office:value-type="string">
            <text:p text:style-name="P20">Var</text:p>
          </table:table-cell>
          <table:table-cell table:style-name="Tabla12.A4" office:value-type="string">
            <text:p text:style-name="P20">Contindrà el nombre d'assentament i la data i hora que se li ha assignat i el numeroRegistreFormatejat</text:p>
          </table:table-cell>
          <table:table-cell table:style-name="Tabla12.F4" office:value-type="string">
            <text:p text:style-name="P20"/>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row table:style-name="Tabla13.1">
          <table:table-cell table:style-name="Tabla13.A4" office:value-type="string">
            <text:p text:style-name="P20">numeroRegistroFormatead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A4" office:value-type="string">
            <text:p text:style-name="P20">Var</text:p>
          </table:table-cell>
          <table:table-cell table:style-name="Tabla13.A4" office:value-type="string">
            <text:p text:style-name="P20">Numero de l'assentament formatejat</text:p>
          </table:table-cell>
          <table:table-cell table:style-name="Tabla13.F4" office:value-type="string">
            <text:p text:style-name="P20"/>
          </table:table-cell>
        </table:table-row>
        <table:table-row table:style-name="Tabla13.1">
          <table:table-cell table:style-name="Tabla13.A4" office:value-type="string">
            <text:p text:style-name="P20">usuario</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80">
            <text:p text:style-name="P20">80</text:p>
          </table:table-cell>
          <table:table-cell table:style-name="Tabla13.A4" office:value-type="string">
            <text:p text:style-name="P20">Codi de l'usuari que vol realitzar l'operació</text:p>
          </table:table-cell>
          <table:table-cell table:style-name="Tabla13.F4" office:value-type="string">
            <text:p text:style-name="P20"/>
          </table:table-cell>
        </table:table-row>
        <table:table-row table:style-name="Tabla13.1">
          <table:table-cell table:style-name="Tabla13.A4" office:value-type="string">
            <text:p text:style-name="P20">entidad</text:p>
          </table:table-cell>
          <table:table-cell table:style-name="Tabla13.A4" office:value-type="string">
            <text:p text:style-name="P20">Cadena</text:p>
          </table:table-cell>
          <table:table-cell table:style-name="Tabla13.C4" office:value-type="float" office:value="1">
            <text:p text:style-name="P20">1</text:p>
          </table:table-cell>
          <table:table-cell table:style-name="Tabla13.C4" office:value-type="float" office:value="20">
            <text:p text:style-name="P20">20</text:p>
          </table:table-cell>
          <table:table-cell table:style-name="Tabla13.A4" office:value-type="string">
            <text:p text:style-name="P20">Codi DIR3 de l'entitat al que pertany l'usuari</text:p>
          </table:table-cell>
          <table:table-cell table:style-name="Tabla13.F4" office:value-type="string">
            <text:p text:style-name="P20"/>
          </table:table-cell>
        </table:table-row>
        <table:table-row table:style-name="Tabla13.1">
          <table:table-cell table:style-name="Tabla13.A4" office:value-type="string">
            <text:p text:style-name="P20">anular</text:p>
          </table:table-cell>
          <table:table-cell table:style-name="Tabla13.A4" office:value-type="string">
            <text:p text:style-name="P20">Boolea</text:p>
          </table:table-cell>
          <table:table-cell table:style-name="Tabla13.C4" office:value-type="float" office:value="1">
            <text:p text:style-name="P20">1</text:p>
          </table:table-cell>
          <table:table-cell table:style-name="Tabla13.C4" office:value-type="float" office:value="1">
            <text:p text:style-name="P20">1</text:p>
          </table:table-cell>
          <table:table-cell table:style-name="Tabla13.A4" office:value-type="string">
            <text:p text:style-name="P20">Indica si s'ha d'anular o no l'assentament.</text:p>
          </table:table-cell>
          <table:table-cell table:style-name="Tabla13.F4" office:value-type="string">
            <text:p text:style-name="P20"/>
          </table:table-cell>
        </table:table-row>
        <table:table-row table:style-name="Tabla13.1">
          <table:table-cell table:style-name="Tabla13.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21">Camp</text:p>
          </table:table-cell>
          <table:table-cell table:style-name="Tabla13.A3" office:value-type="string">
            <text:p text:style-name="P21">Tipus</text:p>
          </table:table-cell>
          <table:table-cell table:style-name="Tabla13.A3" office:value-type="string">
            <text:p text:style-name="P21">Car</text:p>
          </table:table-cell>
          <table:table-cell table:style-name="Tabla13.A3" office:value-type="string">
            <text:p text:style-name="P21">Lon</text:p>
          </table:table-cell>
          <table:table-cell table:style-name="Tabla13.A3" office:value-type="string">
            <text:p text:style-name="P21">Descripció</text:p>
          </table:table-cell>
          <table:table-cell table:style-name="Tabla13.F3" office:value-type="string">
            <text:p text:style-name="P21">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numeroRegistroFormatead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Numero de l'assentament formatejat</text:p>
          </table:table-cell>
          <table:table-cell table:style-name="Tabla15.F4" office:value-type="string">
            <text:p text:style-name="P20"/>
          </table:table-cell>
        </table:table-row>
        <table:table-row table:style-name="Tabla15.1">
          <table:table-cell table:style-name="Tabla15.A4" office:value-type="string">
            <text:p text:style-name="P20">usuario</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80">
            <text:p text:style-name="P20">80</text:p>
          </table:table-cell>
          <table:table-cell table:style-name="Tabla15.A4" office:value-type="string">
            <text:p text:style-name="P20">Codi de l'usuari que vol realitzar l'operació</text:p>
          </table:table-cell>
          <table:table-cell table:style-name="Tabla15.F4" office:value-type="string">
            <text:p text:style-name="P20"/>
          </table:table-cell>
        </table:table-row>
        <table:table-row table:style-name="Tabla15.1">
          <table:table-cell table:style-name="Tabla15.A4" office:value-type="string">
            <text:p text:style-name="P20">entidad</text:p>
          </table:table-cell>
          <table:table-cell table:style-name="Tabla15.A4" office:value-type="string">
            <text:p text:style-name="P20">Cadena</text:p>
          </table:table-cell>
          <table:table-cell table:style-name="Tabla15.C4" office:value-type="float" office:value="1">
            <text:p text:style-name="P20">1</text:p>
          </table:table-cell>
          <table:table-cell table:style-name="Tabla15.C4" office:value-type="float" office:value="20">
            <text:p text:style-name="P20">20</text:p>
          </table:table-cell>
          <table:table-cell table:style-name="Tabla15.A4" office:value-type="string">
            <text:p text:style-name="P20">Codi DIR3 de l'entitat al que pertany l'usuari</text:p>
          </table:table-cell>
          <table:table-cell table:style-name="Tabla15.F4" office:value-type="string">
            <text:p text:style-name="P20"/>
          </table:table-cell>
        </table:table-row>
        <table:table-row table:style-name="Tabla15.1">
          <table:table-cell table:style-name="Tabla15.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21">Camp</text:p>
          </table:table-cell>
          <table:table-cell table:style-name="Tabla15.A3" office:value-type="string">
            <text:p text:style-name="P21">Tipus</text:p>
          </table:table-cell>
          <table:table-cell table:style-name="Tabla15.A3" office:value-type="string">
            <text:p text:style-name="P21">Car</text:p>
          </table:table-cell>
          <table:table-cell table:style-name="Tabla15.A3" office:value-type="string">
            <text:p text:style-name="P21">Lon</text:p>
          </table:table-cell>
          <table:table-cell table:style-name="Tabla15.A3" office:value-type="string">
            <text:p text:style-name="P21">Descripció</text:p>
          </table:table-cell>
          <table:table-cell table:style-name="Tabla15.F3" office:value-type="string">
            <text:p text:style-name="P21">Comentaris</text:p>
          </table:table-cell>
        </table:table-row>
        <table:table-row table:style-name="Tabla15.1">
          <table:table-cell table:style-name="Tabla15.A4" office:value-type="string">
            <text:p text:style-name="P20">asSortida</text:p>
          </table:table-cell>
          <table:table-cell table:style-name="Tabla15.A4" office:value-type="string">
            <text:p text:style-name="P20">RegistroSalidaResponseWs</text:p>
          </table:table-cell>
          <table:table-cell table:style-name="Tabla15.C4" office:value-type="float" office:value="1">
            <text:p text:style-name="P20">1</text:p>
          </table:table-cell>
          <table:table-cell table:style-name="Tabla15.A4" office:value-type="string">
            <text:p text:style-name="P20">Var</text:p>
          </table:table-cell>
          <table:table-cell table:style-name="Tabla15.A4" office:value-type="string">
            <text:p text:style-name="P20">Dades de l'assentament.</text:p>
          </table:table-cell>
          <table:table-cell table:style-name="Tabla15.F4" office:value-type="string">
            <text:p text:style-name="P20"/>
          </table:table-cell>
        </table:table-row>
      </table:table>
      <text:h text:style-name="Heading_20_2" text:outline-level="2"><text:soft-page-break/></text:h>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ny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C4" office:value-type="float" office:value="4">
            <text:p text:style-name="P20">4</text:p>
          </table:table-cell>
          <table:table-cell table:style-name="Tabla16.A4" office:value-type="string">
            <text:p text:style-name="P20">Any de l'assentament</text:p>
          </table:table-cell>
          <table:table-cell table:style-name="Tabla16.F4" office:value-type="string">
            <text:p text:style-name="P20"/>
          </table:table-cell>
        </table:table-row>
        <table:table-row table:style-name="Tabla16.1">
          <table:table-cell table:style-name="Tabla16.A4" office:value-type="string">
            <text:p text:style-name="P20">numeroRegistro</text:p>
          </table:table-cell>
          <table:table-cell table:style-name="Tabla16.A4" office:value-type="string">
            <text:p text:style-name="P20">Numèric</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Numero de l'assentament</text:p>
          </table:table-cell>
          <table:table-cell table:style-name="Tabla16.F4" office:value-type="string">
            <text:p text:style-name="P20"/>
          </table:table-cell>
        </table:table-row>
        <table:table-row table:style-name="Tabla16.1">
          <table:table-cell table:style-name="Tabla16.A4" office:value-type="string">
            <text:p text:style-name="P20">usuario</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80">
            <text:p text:style-name="P20">80</text:p>
          </table:table-cell>
          <table:table-cell table:style-name="Tabla16.A4" office:value-type="string">
            <text:p text:style-name="P20">Codi de l'usuari que vol realitzar l'operació</text:p>
          </table:table-cell>
          <table:table-cell table:style-name="Tabla16.F4" office:value-type="string">
            <text:p text:style-name="P20"/>
          </table:table-cell>
        </table:table-row>
        <table:table-row table:style-name="Tabla16.1">
          <table:table-cell table:style-name="Tabla16.A4" office:value-type="string">
            <text:p text:style-name="P20">entidad</text:p>
          </table:table-cell>
          <table:table-cell table:style-name="Tabla16.A4" office:value-type="string">
            <text:p text:style-name="P20">Cadena</text:p>
          </table:table-cell>
          <table:table-cell table:style-name="Tabla16.C4" office:value-type="float" office:value="1">
            <text:p text:style-name="P20">1</text:p>
          </table:table-cell>
          <table:table-cell table:style-name="Tabla16.C4" office:value-type="float" office:value="20">
            <text:p text:style-name="P20">20</text:p>
          </table:table-cell>
          <table:table-cell table:style-name="Tabla16.A4" office:value-type="string">
            <text:p text:style-name="P20">Codi DIR3 de l'entitat al que pertany l'usuari</text:p>
          </table:table-cell>
          <table:table-cell table:style-name="Tabla16.F4" office:value-type="string">
            <text:p text:style-name="P20"/>
          </table:table-cell>
        </table:table-row>
        <table:table-row table:style-name="Tabla16.1">
          <table:table-cell table:style-name="Tabla1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21">Camp</text:p>
          </table:table-cell>
          <table:table-cell table:style-name="Tabla16.A3" office:value-type="string">
            <text:p text:style-name="P21">Tipus</text:p>
          </table:table-cell>
          <table:table-cell table:style-name="Tabla16.A3" office:value-type="string">
            <text:p text:style-name="P21">Car</text:p>
          </table:table-cell>
          <table:table-cell table:style-name="Tabla16.A3" office:value-type="string">
            <text:p text:style-name="P21">Lon</text:p>
          </table:table-cell>
          <table:table-cell table:style-name="Tabla16.A3" office:value-type="string">
            <text:p text:style-name="P21">Descripció</text:p>
          </table:table-cell>
          <table:table-cell table:style-name="Tabla16.F3" office:value-type="string">
            <text:p text:style-name="P21">Comentaris</text:p>
          </table:table-cell>
        </table:table-row>
        <table:table-row table:style-name="Tabla16.1">
          <table:table-cell table:style-name="Tabla16.A4" office:value-type="string">
            <text:p text:style-name="P20">asIdentificador</text:p>
          </table:table-cell>
          <table:table-cell table:style-name="Tabla16.A4" office:value-type="string">
            <text:p text:style-name="P20">IdentificadorWs</text:p>
          </table:table-cell>
          <table:table-cell table:style-name="Tabla16.C4" office:value-type="float" office:value="1">
            <text:p text:style-name="P20">1</text:p>
          </table:table-cell>
          <table:table-cell table:style-name="Tabla16.A4" office:value-type="string">
            <text:p text:style-name="P20">Var</text:p>
          </table:table-cell>
          <table:table-cell table:style-name="Tabla16.A4" office:value-type="string">
            <text:p text:style-name="P20">Identtificador de l'assentament</text:p>
          </table:table-cell>
          <table:table-cell table:style-name="Tabla16.F4" office:value-type="string">
            <text:p text:style-name="P20"/>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0">Comentaris</text:p>
          </table:table-cell>
        </table:table-row>
        <table:table-row table:style-name="Tabla11.1">
          <table:table-cell table:style-name="Tabla11.A4" office:value-type="string">
            <text:p text:style-name="P20">usuario</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80">
            <text:p text:style-name="P20">80</text:p>
          </table:table-cell>
          <table:table-cell table:style-name="Tabla11.A4" office:value-type="string">
            <text:p text:style-name="P20">Codi de l'usuari que vol realitzar l'operació</text:p>
          </table:table-cell>
          <table:table-cell table:style-name="Tabla11.F4" office:value-type="string">
            <text:p text:style-name="P21"/>
          </table:table-cell>
        </table:table-row>
        <table:table-row table:style-name="Tabla11.1">
          <table:table-cell table:style-name="Tabla11.A4" office:value-type="string">
            <text:p text:style-name="P20">entidadCodigoDir3</text:p>
          </table:table-cell>
          <table:table-cell table:style-name="Tabla11.A4" office:value-type="string">
            <text:p text:style-name="P20">Cadena</text:p>
          </table:table-cell>
          <table:table-cell table:style-name="Tabla11.C4" office:value-type="float" office:value="1">
            <text:p text:style-name="P20">1</text:p>
          </table:table-cell>
          <table:table-cell table:style-name="Tabla11.C4" office:value-type="float" office:value="20">
            <text:p text:style-name="P20">20</text:p>
          </table:table-cell>
          <table:table-cell table:style-name="Tabla11.A4" office:value-type="string">
            <text:p text:style-name="P20">Codi DIR3 de l'òrgan arrel de l'entitat a consultar</text:p>
          </table:table-cell>
          <table:table-cell table:style-name="Tabla11.F4" office:value-type="string">
            <text:p text:style-name="P20"/>
          </table:table-cell>
        </table:table-row>
        <table:table-row table:style-name="Tabla11.1">
          <table:table-cell table:style-name="Tabla1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21">Camp</text:p>
          </table:table-cell>
          <table:table-cell table:style-name="Tabla11.A3" office:value-type="string">
            <text:p text:style-name="P21">Tipus</text:p>
          </table:table-cell>
          <table:table-cell table:style-name="Tabla11.A3" office:value-type="string">
            <text:p text:style-name="P21">Car</text:p>
          </table:table-cell>
          <table:table-cell table:style-name="Tabla11.A3" office:value-type="string">
            <text:p text:style-name="P21">Lon</text:p>
          </table:table-cell>
          <table:table-cell table:style-name="Tabla11.A3" office:value-type="string">
            <text:p text:style-name="P21">Descripció</text:p>
          </table:table-cell>
          <table:table-cell table:style-name="Tabla11.F3" office:value-type="string">
            <text:p text:style-name="P21">Comentaris</text:p>
          </table:table-cell>
        </table:table-row>
        <table:table-row table:style-name="Tabla11.1">
          <table:table-cell table:style-name="Tabla11.A4" office:value-type="string">
            <text:p text:style-name="P20">assumptes</text:p>
          </table:table-cell>
          <table:table-cell table:style-name="Tabla11.A4" office:value-type="string">
            <text:p text:style-name="P20">TipoAsuntoWs</text:p>
          </table:table-cell>
          <table:table-cell table:style-name="Tabla11.A4" office:value-type="string">
            <text:p text:style-name="P20">1..n</text:p>
          </table:table-cell>
          <table:table-cell table:style-name="Tabla11.A4" office:value-type="string">
            <text:p text:style-name="P20">Var</text:p>
          </table:table-cell>
          <table:table-cell table:style-name="Tabla11.A4" office:value-type="string">
            <text:p text:style-name="P20">Tipus d'assumpte de l'entitat.</text:p>
          </table:table-cell>
          <table:table-cell table:style-name="Tabla11.F4" office:value-type="string">
            <text:p text:style-name="P20"/>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0">Comentaris</text:p>
          </table:table-cell>
        </table:table-row>
        <table:table-row table:style-name="Tabla20.1">
          <table:table-cell table:style-name="Tabla20.A4" office:value-type="string">
            <text:p text:style-name="P20">usuari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80">
            <text:p text:style-name="P20">80</text:p>
          </table:table-cell>
          <table:table-cell table:style-name="Tabla20.A4" office:value-type="string">
            <text:p text:style-name="P20">Codi de l'usuari que vol realitzar l'operació</text:p>
          </table:table-cell>
          <table:table-cell table:style-name="Tabla20.F4" office:value-type="string">
            <text:p text:style-name="P21"/>
          </table:table-cell>
        </table:table-row>
        <table:table-row table:style-name="Tabla20.1">
          <table:table-cell table:style-name="Tabla20.A4" office:value-type="string">
            <text:p text:style-name="P20">codigoTipoAsunto</text:p>
          </table:table-cell>
          <table:table-cell table:style-name="Tabla20.A4" office:value-type="string">
            <text:p text:style-name="P20">Cadena</text:p>
          </table:table-cell>
          <table:table-cell table:style-name="Tabla20.C4" office:value-type="float" office:value="1">
            <text:p text:style-name="P20">1</text:p>
          </table:table-cell>
          <table:table-cell table:style-name="Tabla20.C4" office:value-type="float" office:value="20">
            <text:p text:style-name="P20">20</text:p>
          </table:table-cell>
          <table:table-cell table:style-name="Tabla20.A4" office:value-type="string">
            <text:p text:style-name="P20">Codi SICRES del tipus d'assumpte.</text:p>
          </table:table-cell>
          <table:table-cell table:style-name="Tabla20.F4" office:value-type="string">
            <text:p text:style-name="P20"/>
          </table:table-cell>
        </table:table-row>
        <table:table-row table:style-name="Tabla20.1">
          <table:table-cell table:style-name="Tabla2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21">Camp</text:p>
          </table:table-cell>
          <table:table-cell table:style-name="Tabla20.A3" office:value-type="string">
            <text:p text:style-name="P21">Tipus</text:p>
          </table:table-cell>
          <table:table-cell table:style-name="Tabla20.A3" office:value-type="string">
            <text:p text:style-name="P21">Car</text:p>
          </table:table-cell>
          <table:table-cell table:style-name="Tabla20.A3" office:value-type="string">
            <text:p text:style-name="P21">Lon</text:p>
          </table:table-cell>
          <table:table-cell table:style-name="Tabla20.A3" office:value-type="string">
            <text:p text:style-name="P21">Descripció</text:p>
          </table:table-cell>
          <table:table-cell table:style-name="Tabla20.F3" office:value-type="string">
            <text:p text:style-name="P21">Comentaris</text:p>
          </table:table-cell>
        </table:table-row>
        <table:table-row table:style-name="Tabla20.1">
          <table:table-cell table:style-name="Tabla20.A4" office:value-type="string">
            <text:p text:style-name="P20">Codis assumpte</text:p>
          </table:table-cell>
          <table:table-cell table:style-name="Tabla20.A4" office:value-type="string">
            <text:p text:style-name="P20">CodigoAsuntoWs</text:p>
          </table:table-cell>
          <table:table-cell table:style-name="Tabla20.A4" office:value-type="string">
            <text:p text:style-name="P20">1..n</text:p>
          </table:table-cell>
          <table:table-cell table:style-name="Tabla20.A4" office:value-type="string">
            <text:p text:style-name="P20">Var</text:p>
          </table:table-cell>
          <table:table-cell table:style-name="Tabla20.A4" office:value-type="string">
            <text:p text:style-name="P20">Codis d'assumpte de del tipus Assumpte.</text:p>
          </table:table-cell>
          <table:table-cell table:style-name="Tabla20.F4" office:value-type="string">
            <text:p text:style-name="P20"/>
          </table:table-cell>
        </table:table-row>
      </table:table>
      <text:p text:style-name="Standard"><text:soft-page-break/></text:p>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0">Comentaris</text:p>
          </table:table-cell>
        </table:table-row>
        <table:table-row table:style-name="Tabla26.1">
          <table:table-cell table:style-name="Tabla26.A4" office:value-type="string">
            <text:p text:style-name="P20">entidadCodigoDir3</text:p>
          </table:table-cell>
          <table:table-cell table:style-name="Tabla26.A4" office:value-type="string">
            <text:p text:style-name="P20">Cadena</text:p>
          </table:table-cell>
          <table:table-cell table:style-name="Tabla26.C4" office:value-type="float" office:value="1">
            <text:p text:style-name="P20">1</text:p>
          </table:table-cell>
          <table:table-cell table:style-name="Tabla26.C4" office:value-type="float" office:value="20">
            <text:p text:style-name="P20">20</text:p>
          </table:table-cell>
          <table:table-cell table:style-name="Tabla26.A4" office:value-type="string">
            <text:p text:style-name="P20">Codi DIR3 de l'òrgan arrel de l'entitat a consultar</text:p>
          </table:table-cell>
          <table:table-cell table:style-name="Tabla26.F4" office:value-type="string">
            <text:p text:style-name="P20"/>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26.1">
          <table:table-cell table:style-name="Tabla2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21">Camp</text:p>
          </table:table-cell>
          <table:table-cell table:style-name="Tabla26.A3" office:value-type="string">
            <text:p text:style-name="P21">Tipus</text:p>
          </table:table-cell>
          <table:table-cell table:style-name="Tabla26.A3" office:value-type="string">
            <text:p text:style-name="P21">Car</text:p>
          </table:table-cell>
          <table:table-cell table:style-name="Tabla26.A3" office:value-type="string">
            <text:p text:style-name="P21">Lon</text:p>
          </table:table-cell>
          <table:table-cell table:style-name="Tabla26.A3" office:value-type="string">
            <text:p text:style-name="P21">Descripció</text:p>
          </table:table-cell>
          <table:table-cell table:style-name="Tabla26.F3" office:value-type="string">
            <text:p text:style-name="P21">Comentaris</text:p>
          </table:table-cell>
        </table:table-row>
        <table:table-row table:style-name="Tabla26.1">
          <table:table-cell table:style-name="Tabla26.A4" office:value-type="string">
            <text:p text:style-name="P20">oficines</text:p>
          </table:table-cell>
          <table:table-cell table:style-name="Tabla26.A4" office:value-type="string">
            <text:p text:style-name="P20">OficinaWs</text:p>
          </table:table-cell>
          <table:table-cell table:style-name="Tabla26.A4" office:value-type="string">
            <text:p text:style-name="P20">1..n</text:p>
          </table:table-cell>
          <table:table-cell table:style-name="Tabla26.A4" office:value-type="string">
            <text:p text:style-name="P20">Var</text:p>
          </table:table-cell>
          <table:table-cell table:style-name="Tabla26.A4" office:value-type="string">
            <text:p text:style-name="P20">Oficines de l'entitat.</text:p>
          </table:table-cell>
          <table:table-cell table:style-name="Tabla26.F4" office:value-type="string">
            <text:p text:style-name="P20"/>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0">Comentaris</text:p>
          </table:table-cell>
        </table:table-row>
        <table:table-row table:style-name="Tabla17.1">
          <table:table-cell table:style-name="Tabla17.A4" office:value-type="string">
            <text:p text:style-name="P20">entidad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òrgan arrel de l'entitat a consultar</text:p>
          </table:table-cell>
          <table:table-cell table:style-name="Tabla17.F4" office:value-type="string">
            <text:p text:style-name="P20"/>
          </table:table-cell>
        </table:table-row>
        <table:table-row table:style-name="Tabla17.1">
          <table:table-cell table:style-name="Tabla17.A4" office:value-type="string">
            <text:p text:style-name="P20">oficinaCodigoDir3</text:p>
          </table:table-cell>
          <table:table-cell table:style-name="Tabla17.A4" office:value-type="string">
            <text:p text:style-name="P20">Cadena</text:p>
          </table:table-cell>
          <table:table-cell table:style-name="Tabla17.C4" office:value-type="float" office:value="1">
            <text:p text:style-name="P20">1</text:p>
          </table:table-cell>
          <table:table-cell table:style-name="Tabla17.C4" office:value-type="float" office:value="20">
            <text:p text:style-name="P20">20</text:p>
          </table:table-cell>
          <table:table-cell table:style-name="Tabla17.A4" office:value-type="string">
            <text:p text:style-name="P20">Codi DIR3 de l'oficina a consultar</text:p>
          </table:table-cell>
          <table:table-cell table:style-name="Tabla17.F4" office:value-type="string">
            <text:p text:style-name="P20"/>
          </table:table-cell>
        </table:table-row>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4" office:value-type="string">
            <text:p text:style-name="P20">1 = Registro entrada</text:p>
            <text:p text:style-name="P20">2 = Registro salida</text:p>
            <text:p text:style-name="P20">3 = Consulta Registro entrada.</text:p>
            <text:p text:style-name="P20">4 = Consulta Registro salida.</text:p>
          </table:table-cell>
        </table:table-row>
        <table:table-row table:style-name="Tabla17.1">
          <table:table-cell table:style-name="Tabla1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21">Camp</text:p>
          </table:table-cell>
          <table:table-cell table:style-name="Tabla17.A3" office:value-type="string">
            <text:p text:style-name="P21">Tipus</text:p>
          </table:table-cell>
          <table:table-cell table:style-name="Tabla17.A3" office:value-type="string">
            <text:p text:style-name="P21">Car</text:p>
          </table:table-cell>
          <table:table-cell table:style-name="Tabla17.A3" office:value-type="string">
            <text:p text:style-name="P21">Lon</text:p>
          </table:table-cell>
          <table:table-cell table:style-name="Tabla17.A3" office:value-type="string">
            <text:p text:style-name="P21">Descripció</text:p>
          </table:table-cell>
          <table:table-cell table:style-name="Tabla17.F3" office:value-type="string">
            <text:p text:style-name="P21">Comentaris</text:p>
          </table:table-cell>
        </table:table-row>
        <table:table-row table:style-name="Tabla17.1">
          <table:table-cell table:style-name="Tabla17.A4" office:value-type="string">
            <text:p text:style-name="P20">llibres</text:p>
          </table:table-cell>
          <table:table-cell table:style-name="Tabla17.A4" office:value-type="string">
            <text:p text:style-name="P20">LibroWs</text:p>
          </table:table-cell>
          <table:table-cell table:style-name="Tabla17.A4" office:value-type="string">
            <text:p text:style-name="P20">1..n</text:p>
          </table:table-cell>
          <table:table-cell table:style-name="Tabla17.A4" office:value-type="string">
            <text:p text:style-name="P20">Var</text:p>
          </table:table-cell>
          <table:table-cell table:style-name="Tabla17.A4" office:value-type="string">
            <text:p text:style-name="P20">Llibres de l'entitat.</text:p>
          </table:table-cell>
          <table:table-cell table:style-name="Tabla17.F4" office:value-type="string">
            <text:p text:style-name="P20"/>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0">Comentaris</text:p>
          </table:table-cell>
        </table:table-row>
        <text:soft-page-break/>
        <table:table-row table:style-name="Tabla18.1">
          <table:table-cell table:style-name="Tabla18.A4" office:value-type="string">
            <text:p text:style-name="P20">entidadCodigoDir3</text:p>
          </table:table-cell>
          <table:table-cell table:style-name="Tabla18.A4" office:value-type="string">
            <text:p text:style-name="P20">Cadena</text:p>
          </table:table-cell>
          <table:table-cell table:style-name="Tabla18.C4" office:value-type="float" office:value="1">
            <text:p text:style-name="P20">1</text:p>
          </table:table-cell>
          <table:table-cell table:style-name="Tabla18.C4" office:value-type="float" office:value="20">
            <text:p text:style-name="P20">20</text:p>
          </table:table-cell>
          <table:table-cell table:style-name="Tabla18.A4" office:value-type="string">
            <text:p text:style-name="P20">Codi DIR3 de l'òrgan arrel de l'entitat a consultar</text:p>
          </table:table-cell>
          <table:table-cell table:style-name="Tabla18.F4" office:value-type="string">
            <text:p text:style-name="P20"/>
          </table:table-cell>
        </table:table-row>
        <table:table-row table:style-name="Tabla18.1">
          <table:table-cell table:style-name="Tabla1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21">Camp</text:p>
          </table:table-cell>
          <table:table-cell table:style-name="Tabla18.A3" office:value-type="string">
            <text:p text:style-name="P21">Tipus</text:p>
          </table:table-cell>
          <table:table-cell table:style-name="Tabla18.A3" office:value-type="string">
            <text:p text:style-name="P21">Car</text:p>
          </table:table-cell>
          <table:table-cell table:style-name="Tabla18.A3" office:value-type="string">
            <text:p text:style-name="P21">Lon</text:p>
          </table:table-cell>
          <table:table-cell table:style-name="Tabla18.A3" office:value-type="string">
            <text:p text:style-name="P21">Descripció</text:p>
          </table:table-cell>
          <table:table-cell table:style-name="Tabla18.F3" office:value-type="string">
            <text:p text:style-name="P21">Comentaris</text:p>
          </table:table-cell>
        </table:table-row>
        <table:table-row table:style-name="Tabla18.1">
          <table:table-cell table:style-name="Tabla18.A4" office:value-type="string">
            <text:p text:style-name="P20">organismes</text:p>
          </table:table-cell>
          <table:table-cell table:style-name="Tabla18.A4" office:value-type="string">
            <text:p text:style-name="P20">OrganismoWs</text:p>
          </table:table-cell>
          <table:table-cell table:style-name="Tabla18.A4" office:value-type="string">
            <text:p text:style-name="P20">1..n</text:p>
          </table:table-cell>
          <table:table-cell table:style-name="Tabla18.A4" office:value-type="string">
            <text:p text:style-name="P20">Var</text:p>
          </table:table-cell>
          <table:table-cell table:style-name="Tabla18.A4" office:value-type="string">
            <text:p text:style-name="P20">Llibres de l'entitat.</text:p>
          </table:table-cell>
          <table:table-cell table:style-name="Tabla18.F4" office:value-type="string">
            <text:p text:style-name="P20"/>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persona</text:p>
          </table:table-cell>
          <table:table-cell table:style-name="Tabla21.A4" office:value-type="string">
            <text:p text:style-name="P20">PersonaWs</text:p>
          </table:table-cell>
          <table:table-cell table:style-name="Tabla21.C4" office:value-type="float" office:value="1">
            <text:p text:style-name="P21">1</text:p>
          </table:table-cell>
          <table:table-cell table:style-name="Tabla21.A4" office:value-type="string">
            <text:p text:style-name="P20">Var</text:p>
          </table:table-cell>
          <table:table-cell table:style-name="Tabla21.A4" office:value-type="string">
            <text:p text:style-name="P20">Dades d'una persona</text:p>
          </table:table-cell>
          <table:table-cell table:style-name="Tabla21.F4" office:value-type="string">
            <text:p text:style-name="P20"/>
          </table:table-cell>
        </table:table-row>
        <table:table-row table:style-name="Tabla21.1">
          <table:table-cell table:style-name="Tabla2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21">Camp</text:p>
          </table:table-cell>
          <table:table-cell table:style-name="Tabla21.A3" office:value-type="string">
            <text:p text:style-name="P21">Tipus</text:p>
          </table:table-cell>
          <table:table-cell table:style-name="Tabla21.A3" office:value-type="string">
            <text:p text:style-name="P21">Car</text:p>
          </table:table-cell>
          <table:table-cell table:style-name="Tabla21.A3" office:value-type="string">
            <text:p text:style-name="P21">Lon</text:p>
          </table:table-cell>
          <table:table-cell table:style-name="Tabla21.A3" office:value-type="string">
            <text:p text:style-name="P21">Descripció</text:p>
          </table:table-cell>
          <table:table-cell table:style-name="Tabla21.F3" office:value-type="string">
            <text:p text:style-name="P21">Comentaris</text:p>
          </table:table-cell>
        </table:table-row>
        <table:table-row table:style-name="Tabla21.1">
          <table:table-cell table:style-name="Tabla21.A4" office:value-type="string">
            <text:p text:style-name="P20">idPersona</text:p>
          </table:table-cell>
          <table:table-cell table:style-name="Tabla21.A4" office:value-type="string">
            <text:p text:style-name="P20">Numèric</text:p>
          </table:table-cell>
          <table:table-cell table:style-name="Tabla21.C4" office:value-type="float" office:value="1">
            <text:p text:style-name="P20">1</text:p>
          </table:table-cell>
          <table:table-cell table:style-name="Tabla21.A4" office:value-type="string">
            <text:p text:style-name="P20">Var</text:p>
          </table:table-cell>
          <table:table-cell table:style-name="Tabla21.A4" office:value-type="string">
            <text:p text:style-name="P20">Identificardor que representa a la persona creada.</text:p>
          </table:table-cell>
          <table:table-cell table:style-name="Tabla21.F4" office:value-type="string">
            <text:p text:style-name="P20"/>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21">Camp</text:p>
          </table:table-cell>
          <table:table-cell table:style-name="Tabla22.A3" office:value-type="string">
            <text:p text:style-name="P21">Tipus</text:p>
          </table:table-cell>
          <table:table-cell table:style-name="Tabla22.A3" office:value-type="string">
            <text:p text:style-name="P21">Car</text:p>
          </table:table-cell>
          <table:table-cell table:style-name="Tabla22.A3" office:value-type="string">
            <text:p text:style-name="P21">Lon</text:p>
          </table:table-cell>
          <table:table-cell table:style-name="Tabla22.A3" office:value-type="string">
            <text:p text:style-name="P21">Descripció</text:p>
          </table:table-cell>
          <table:table-cell table:style-name="Tabla22.F3" office:value-type="string">
            <text:p text:style-name="P21">Comentaris</text:p>
          </table:table-cell>
        </table:table-row>
        <table:table-row table:style-name="Tabla22.1">
          <table:table-cell table:style-name="Tabla22.A4" office:value-type="string">
            <text:p text:style-name="P20">personaID</text:p>
          </table:table-cell>
          <table:table-cell table:style-name="Tabla22.A4" office:value-type="string">
            <text:p text:style-name="P20">Numèric</text:p>
          </table:table-cell>
          <table:table-cell table:style-name="Tabla22.C4" office:value-type="float" office:value="1">
            <text:p text:style-name="P21">1</text:p>
          </table:table-cell>
          <table:table-cell table:style-name="Tabla22.A4" office:value-type="string">
            <text:p text:style-name="P20">Var</text:p>
          </table:table-cell>
          <table:table-cell table:style-name="Tabla22.A4" office:value-type="string">
            <text:p text:style-name="P20">Identificador de la persona a esborrar</text:p>
          </table:table-cell>
          <table:table-cell table:style-name="Tabla22.F4" office:value-type="string">
            <text:p text:style-name="P20"/>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21">Camp</text:p>
          </table:table-cell>
          <table:table-cell table:style-name="Tabla23.A3" office:value-type="string">
            <text:p text:style-name="P21">Tipus</text:p>
          </table:table-cell>
          <table:table-cell table:style-name="Tabla23.A3" office:value-type="string">
            <text:p text:style-name="P21">Car</text:p>
          </table:table-cell>
          <table:table-cell table:style-name="Tabla23.A3" office:value-type="string">
            <text:p text:style-name="P21">Lon</text:p>
          </table:table-cell>
          <table:table-cell table:style-name="Tabla23.A3" office:value-type="string">
            <text:p text:style-name="P21">Descripció</text:p>
          </table:table-cell>
          <table:table-cell table:style-name="Tabla23.F3" office:value-type="string">
            <text:p text:style-name="P21">Comentaris</text:p>
          </table:table-cell>
        </table:table-row>
        <table:table-row table:style-name="Tabla23.1">
          <table:table-cell table:style-name="Tabla23.A4" office:value-type="string">
            <text:p text:style-name="P20">persona</text:p>
          </table:table-cell>
          <table:table-cell table:style-name="Tabla23.A4" office:value-type="string">
            <text:p text:style-name="P20">PersonaWs</text:p>
          </table:table-cell>
          <table:table-cell table:style-name="Tabla23.C4" office:value-type="float" office:value="1">
            <text:p text:style-name="P21">1</text:p>
          </table:table-cell>
          <table:table-cell table:style-name="Tabla23.A4" office:value-type="string">
            <text:p text:style-name="P20">Var</text:p>
          </table:table-cell>
          <table:table-cell table:style-name="Tabla23.A4" office:value-type="string">
            <text:p text:style-name="P20">Dades de la persona a actualitzar</text:p>
          </table:table-cell>
          <table:table-cell table:style-name="Tabla23.F4" office:value-type="string">
            <text:p text:style-name="P20"/>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0">Comentaris</text:p>
          </table:table-cell>
        </table:table-row>
        <table:table-row table:style-name="Tabla24.1">
          <table:table-cell table:style-name="Tabla24.A4" office:value-type="string">
            <text:p text:style-name="P20">entidadCodigoDir3</text:p>
          </table:table-cell>
          <table:table-cell table:style-name="Tabla24.A4" office:value-type="string">
            <text:p text:style-name="P20">Cadena</text:p>
          </table:table-cell>
          <table:table-cell table:style-name="Tabla24.C4" office:value-type="float" office:value="1">
            <text:p text:style-name="P20">1</text:p>
          </table:table-cell>
          <table:table-cell table:style-name="Tabla24.C4" office:value-type="float" office:value="20">
            <text:p text:style-name="P20">20</text:p>
          </table:table-cell>
          <table:table-cell table:style-name="Tabla24.A4" office:value-type="string">
            <text:p text:style-name="P20">Codi DIR3 de l'òrgan arrel de l'entitat a consultar</text:p>
          </table:table-cell>
          <table:table-cell table:style-name="Tabla24.F4" office:value-type="string">
            <text:p text:style-name="P20"/>
          </table:table-cell>
        </table:table-row>
        <table:table-row table:style-name="Tabla24.1">
          <table:table-cell table:style-name="Tabla2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21">Camp</text:p>
          </table:table-cell>
          <table:table-cell table:style-name="Tabla24.A3" office:value-type="string">
            <text:p text:style-name="P21">Tipus</text:p>
          </table:table-cell>
          <table:table-cell table:style-name="Tabla24.A3" office:value-type="string">
            <text:p text:style-name="P21">Car</text:p>
          </table:table-cell>
          <table:table-cell table:style-name="Tabla24.A3" office:value-type="string">
            <text:p text:style-name="P21">Lon</text:p>
          </table:table-cell>
          <table:table-cell table:style-name="Tabla24.A3" office:value-type="string">
            <text:p text:style-name="P21">Descripció</text:p>
          </table:table-cell>
          <table:table-cell table:style-name="Tabla24.F3" office:value-type="string">
            <text:p text:style-name="P21">Comentaris</text:p>
          </table:table-cell>
        </table:table-row>
        <table:table-row table:style-name="Tabla24.1">
          <table:table-cell table:style-name="Tabla24.A4" office:value-type="string">
            <text:p text:style-name="P20">persones</text:p>
          </table:table-cell>
          <table:table-cell table:style-name="Tabla24.A4" office:value-type="string">
            <text:p text:style-name="P20">PersonaWs</text:p>
          </table:table-cell>
          <table:table-cell table:style-name="Tabla24.A4" office:value-type="string">
            <text:p text:style-name="P20">1..n</text:p>
          </table:table-cell>
          <table:table-cell table:style-name="Tabla24.A4" office:value-type="string">
            <text:p text:style-name="P20">Var</text:p>
          </table:table-cell>
          <table:table-cell table:style-name="Tabla24.A4" office:value-type="string">
            <text:p text:style-name="P20">Persones de l'entitat.</text:p>
          </table:table-cell>
          <table:table-cell table:style-name="Tabla24.F4" office:value-type="string">
            <text:p text:style-name="P20"/>
          </table:table-cell>
        </table:table-row>
      </table:table>
      <text:p text:style-name="Standard"><text:soft-page-break/></text:p>
      <text:p text:style-name="Standard"/>
      <text:h text:style-name="P40" text:outline-level="1">Wsdl</text:h>
      <text:h text:style-name="P41" text:outline-level="2">Assentament Entrada</text:h>
      <text:p text:style-name="P26">&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Entrada" type="tns:altaRegistroEntrada" /&gt;</text:p>
      <text:p text:style-name="P26">&lt;xs:element name="altaRegistroEntradaResponse" type="tns:altaRegistroEntradaResponse" /&gt;</text:p>
      <text:p text:style-name="P26">&lt;xs:element name="anexoWs" type="tns:anexoWs" /&gt;</text:p>
      <text:p text:style-name="P26">&lt;xs:element name="anularRegistroEntrada" type="tns:anularRegistroEntrada" /&gt;</text:p>
      <text:p text:style-name="P26">&lt;xs:element name="anularRegistroEntradaResponse" type="tns:anularRegistroEntra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Entrada" type="tns:obtenerRegistroEntrada" /&gt;</text:p>
      <text:p text:style-name="P26">&lt;xs:element name="obtenerRegistroEntradaID" type="tns:obtenerRegistroEntradaID" /&gt;</text:p>
      <text:p text:style-name="P26">&lt;xs:element name="obtenerRegistroEntradaIDResponse" type="tns:obtenerRegistroEntradaIDResponse" /&gt;</text:p>
      <text:p text:style-name="P26">&lt;xs:element name="obtenerRegistroEntradaResponse" type="tns:obtenerRegistroEntradaResponse" /&gt;</text:p>
      <text:p text:style-name="P26">&lt;xs:element name="registroEntradaWs" type="tns:registroEntradaWs" /&gt;</text:p>
      <text:p text:style-name="P26">&lt;xs:element name="registroWs" type="tns:registroWs" /&gt;</text:p>
      <text:p text:style-name="P26">&lt;xs:element name="tramitarRegistroEntrada" type="tns:tramitarRegistroEntrada" /&gt;</text:p>
      <text:p text:style-name="P26">&lt;xs:element name="tramitarRegistroEntradaResponse" type="tns:tramitarRegistroEntradaResponse" /&gt;</text:p>
      <text:p text:style-name="P26">&lt;xs:complexType name="obtenerRegistroEntrada"&gt;</text:p>
      <text:p text:style-name="P26">&lt;xs:sequence&gt;</text:p>
      <text:p text:style-name="P26">&lt;xs:element minOccurs="0" name="numeroRegistroFormateado" type="xs:string" /&gt;</text:p>
      <text:p text:style-name="P26"><text:soft-page-break/>&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Response"&gt;</text:p>
      <text:p text:style-name="P26">&lt;xs:sequence&gt;</text:p>
      <text:p text:style-name="P26">&lt;xs:element minOccurs="0" name="return" type="tns:registroEntradaWs" /&gt;</text:p>
      <text:p text:style-name="P26">&lt;/xs:sequence&gt;</text:p>
      <text:p text:style-name="P26">&lt;/xs:complexType&gt;</text:p>
      <text:p text:style-name="P26">&lt;xs:complexType name="registroEntradaWs"&gt;</text:p>
      <text:p text:style-name="P26">&lt;xs:complexContent&gt;</text:p>
      <text:p text:style-name="P26">&lt;xs:extension base="tns:registroWs"&gt;</text:p>
      <text:p text:style-name="P26">&lt;xs:sequence&gt;</text:p>
      <text:p text:style-name="P26">&lt;xs:element minOccurs="0" name="destino"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text:soft-page-break/>&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text:soft-page-break/>&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tramit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tramitarRegistroEntradaResponse"&gt;</text:p>
      <text:p text:style-name="P26">&lt;xs:sequence /&gt;</text:p>
      <text:p text:style-name="P26">&lt;/xs:complexType&gt;</text:p>
      <text:p text:style-name="P26">&lt;xs:complexType name="obtenerRegistroEntradaID"&gt;</text:p>
      <text:p text:style-name="P26">&lt;xs:sequence&gt;</text:p>
      <text:p text:style-name="P26"><text:soft-page-break/>&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EntradaIDResponse"&gt;</text:p>
      <text:p text:style-name="P26">&lt;xs:sequence&gt;</text:p>
      <text:p text:style-name="P26">&lt;xs:element minOccurs="0" name="return" type="tns:identificadorWs" /&gt;</text:p>
      <text:p text:style-name="P26">&lt;/xs:sequence&gt;</text:p>
      <text:p text:style-name="P26">&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lt;xs:element minOccurs="0" name="return" type="xs:string" /&gt;</text:p>
      <text:p text:style-name="P26">&lt;/xs:sequence&gt;</text:p>
      <text:p text:style-name="P26">&lt;/xs:complexType&gt;</text:p>
      <text:p text:style-name="P26">&lt;xs:complexType name="altaRegistroEntrada"&gt;</text:p>
      <text:p text:style-name="P26">&lt;xs:sequence&gt;</text:p>
      <text:p text:style-name="P26">&lt;xs:element minOccurs="0" name="registroEntradaWs" type="tns:registroEntradaWs" /&gt;</text:p>
      <text:p text:style-name="P26">&lt;/xs:sequence&gt;</text:p>
      <text:p text:style-name="P26">&lt;/xs:complexType&gt;</text:p>
      <text:p text:style-name="P26">&lt;xs:complexType name="altaRegistroEntradaResponse"&gt;</text:p>
      <text:p text:style-name="P26">&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text:soft-page-break/>&lt;xs:sequence&gt;</text:p>
      <text:p text:style-name="P26">&lt;xs:element name="return" type="xs:int" /&gt;</text:p>
      <text:p text:style-name="P26">&lt;/xs:sequence&gt;</text:p>
      <text:p text:style-name="P26">&lt;/xs:complexType&gt;</text:p>
      <text:p text:style-name="P26">&lt;xs:complexType name="anularRegistroEntrada"&gt;</text:p>
      <text:p text:style-name="P26">&lt;xs:sequence&gt;</text:p>
      <text:p text:style-name="P26">&lt;xs:element minOccurs="0" name="numeroRegistroFormateado" type="xs:string" /&gt;</text:p>
      <text:p text:style-name="P26">&lt;xs:element minOccurs="0" name="usuario" type="xs:string" /&gt;</text:p>
      <text:p text:style-name="P26">&lt;xs:element minOccurs="0" name="entidad" type="xs:string" /&gt;</text:p>
      <text:p text:style-name="P26">&lt;xs:element name="anular" type="xs:boolean" /&gt;</text:p>
      <text:p text:style-name="P26">&lt;/xs:sequence&gt;</text:p>
      <text:p text:style-name="P26">&lt;/xs:complexType&gt;</text:p>
      <text:p text:style-name="P26">&lt;xs:complexType name="anularRegistroEntradaResponse"&gt;</text:p>
      <text:p text:style-name="P26">&lt;xs:sequence /&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obtenerRegistroEntrada"&gt;</text:p>
      <text:p text:style-name="P26"><text:s text:c="4"/>&lt;wsdl:part element="tns:obtenerRegistroEntrada" name="parameters"&gt;</text:p>
      <text:p text:style-name="P26"><text:s text:c="4"/>&lt;/wsdl:part&gt;</text:p>
      <text:p text:style-name="P26"><text:s text:c="2"/>&lt;/wsdl:message&gt;</text:p>
      <text:p text:style-name="P26"><text:s text:c="2"/>&lt;wsdl:message name="obtenerRegistroEntradaResponse"&gt;</text:p>
      <text:p text:style-name="P26"><text:s text:c="4"/>&lt;wsdl:part element="tns:obtenerRegistroEntradaResponse" name="parameters"&gt;</text:p>
      <text:p text:style-name="P26"><text:s text:c="4"/>&lt;/wsdl:part&gt;</text:p>
      <text:p text:style-name="P26"><text:s text:c="2"/>&lt;/wsdl:message&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oft-page-break/><text:s text:c="2"/>&lt;wsdl:message name="altaRegistroEntradaResponse"&gt;</text:p>
      <text:p text:style-name="P26"><text:s text:c="4"/>&lt;wsdl:part element="tns:altaRegistroEntradaResponse" name="parameters"&gt;</text:p>
      <text:p text:style-name="P26"><text:s text:c="4"/>&lt;/wsdl:part&gt;</text:p>
      <text:p text:style-name="P26"><text:s text:c="2"/>&lt;/wsdl:message&gt;</text:p>
      <text:p text:style-name="P26"><text:s text:c="2"/>&lt;wsdl:message name="tramitarRegistroEntrada"&gt;</text:p>
      <text:p text:style-name="P26"><text:s text:c="4"/>&lt;wsdl:part element="tns:tramitarRegistroEntrada"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obtenerRegistroEntradaID"&gt;</text:p>
      <text:p text:style-name="P26"><text:s text:c="4"/>&lt;wsdl:part element="tns:obtenerRegistroEntradaID" name="parameters"&gt;</text:p>
      <text:p text:style-name="P26"><text:s text:c="4"/>&lt;/wsdl:part&gt;</text:p>
      <text:p text:style-name="P26"><text:s text:c="2"/>&lt;/wsdl:message&gt;</text:p>
      <text:p text:style-name="P26"><text:s text:c="2"/>&lt;wsdl:message name="tramitarRegistroEntradaResponse"&gt;</text:p>
      <text:p text:style-name="P26"><text:s text:c="4"/>&lt;wsdl:part element="tns:tramitarRegistroEntradaResponse" name="parameters"&gt;</text:p>
      <text:p text:style-name="P26"><text:s text:c="4"/>&lt;/wsdl:part&gt;</text:p>
      <text:p text:style-name="P26"><text:s text:c="2"/>&lt;/wsdl:message&gt;</text:p>
      <text:p text:style-name="P26"><text:s text:c="2"/>&lt;wsdl:message name="anularRegistroEntrada"&gt;</text:p>
      <text:p text:style-name="P26"><text:s text:c="4"/>&lt;wsdl:part element="tns:anularRegistroEntra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obtenerRegistroEntradaIDResponse"&gt;</text:p>
      <text:p text:style-name="P26"><text:s text:c="4"/>&lt;wsdl:part element="tns:obtenerRegistroEntradaIDResponse"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anularRegistroEntradaResponse"&gt;</text:p>
      <text:p text:style-name="P26"><text:s text:c="4"/>&lt;wsdl:part element="tns:anularRegistroEntradaResponse" name="parameters"&gt;</text:p>
      <text:p text:style-name="P26"><text:soft-page-break/><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message name="altaRegistroEntrada"&gt;</text:p>
      <text:p text:style-name="P26"><text:s text:c="4"/>&lt;wsdl:part element="tns:altaRegistroEntrada" name="parameters"&gt;</text:p>
      <text:p text:style-name="P26"><text:s text:c="4"/>&lt;/wsdl:part&gt;</text:p>
      <text:p text:style-name="P26"><text:s text:c="2"/>&lt;/wsdl:message&gt;</text:p>
      <text:p text:style-name="P26"><text:s text:c="2"/>&lt;wsdl:portType name="RegWebRegistroEntradaWs"&gt;</text:p>
      <text:p text:style-name="P26"><text:s text:c="4"/>&lt;wsdl:operation name="obtenerRegistroEntrada"&gt;</text:p>
      <text:p text:style-name="P26"><text:s text:c="6"/>&lt;wsdl:input message="tns:obtenerRegistroEntrada" name="obtenerRegistroEntrada"&gt;</text:p>
      <text:p text:style-name="P26"><text:s text:c="4"/>&lt;/wsdl:input&gt;</text:p>
      <text:p text:style-name="P26"><text:s text:c="6"/>&lt;wsdl:output message="tns:obtenerRegistroEntradaResponse" name="obtene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tramitarRegistroEntrada"&gt;</text:p>
      <text:p text:style-name="P26"><text:s text:c="6"/>&lt;wsdl:input message="tns:tramitarRegistroEntrada" name="tramitarRegistroEntrada"&gt;</text:p>
      <text:p text:style-name="P26"><text:s text:c="4"/>&lt;/wsdl:input&gt;</text:p>
      <text:p text:style-name="P26"><text:s text:c="6"/>&lt;wsdl:output message="tns:tramitarRegistroEntradaResponse" name="tramit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EntradaID"&gt;</text:p>
      <text:p text:style-name="P26"><text:s text:c="6"/>&lt;wsdl:input message="tns:obtenerRegistroEntradaID" name="obtenerRegistroEntradaID"&gt;</text:p>
      <text:p text:style-name="P26"><text:s text:c="4"/>&lt;/wsdl:input&gt;</text:p>
      <text:p text:style-name="P26"><text:s text:c="6"/>&lt;wsdl:output message="tns:obtenerRegistroEntradaIDResponse" name="obtenerRegistroEntradaIDResponse"&gt;</text:p>
      <text:p text:style-name="P26"><text:s text:c="4"/>&lt;/wsdl:output&gt;</text:p>
      <text:p text:style-name="P26"><text:s text:c="6"/>&lt;wsdl:fault message="tns:WsI18NException" name="WsI18NException"&gt;</text:p>
      <text:p text:style-name="P26"><text:soft-page-break/><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altaRegistroEntrada"&gt;</text:p>
      <text:p text:style-name="P26"><text:s text:c="6"/>&lt;wsdl:input message="tns:altaRegistroEntrada" name="altaRegistroEntrada"&gt;</text:p>
      <text:p text:style-name="P26"><text:s text:c="4"/>&lt;/wsdl:input&gt;</text:p>
      <text:p text:style-name="P26"><text:s text:c="6"/>&lt;wsdl:output message="tns:altaRegistroEntradaResponse" name="alta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4"/>&lt;wsdl:operation name="anularRegistroEntrada"&gt;</text:p>
      <text:p text:style-name="P26"><text:s text:c="6"/>&lt;wsdl:input message="tns:anularRegistroEntrada" name="anularRegistroEntrada"&gt;</text:p>
      <text:p text:style-name="P26"><text:s text:c="4"/>&lt;/wsdl:input&gt;</text:p>
      <text:p text:style-name="P26"><text:s text:c="6"/>&lt;wsdl:output message="tns:anularRegistroEntradaResponse" name="anularRegistroEntra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2"/>&lt;/wsdl:portType&gt;</text:p>
      <text:p text:style-name="P26"><text:s text:c="2"/>&lt;wsdl:binding name="RegWebRegistroEntradaWsServiceSoapBinding" type="tns:RegWebRegistroEntradaWs"&gt;</text:p>
      <text:p text:style-name="P26"><text:s text:c="4"/>&lt;soap:binding style="document" transport="http://schemas.xmlsoap.org/soap/http" /&gt;</text:p>
      <text:p text:style-name="P26"><text:soft-page-break/><text:s text:c="4"/>&lt;wsdl:operation name="obtenerRegistroEntrada"&gt;</text:p>
      <text:p text:style-name="P26"><text:s text:c="6"/>&lt;soap:operation soapAction="" style="document" /&gt;</text:p>
      <text:p text:style-name="P26"><text:s text:c="6"/>&lt;wsdl:input name="obtenerRegistroEntrada"&gt;</text:p>
      <text:p text:style-name="P26"><text:s text:c="8"/>&lt;soap:body use="literal" /&gt;</text:p>
      <text:p text:style-name="P26"><text:s text:c="6"/>&lt;/wsdl:input&gt;</text:p>
      <text:p text:style-name="P26"><text:s text:c="6"/>&lt;wsdl:output name="obtener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 text:c="4"/>&lt;/wsdl:operation&gt;</text:p>
      <text:p text:style-name="P26"><text:s text:c="4"/>&lt;wsdl:operation name="obtenerRegistroEntradaID"&gt;</text:p>
      <text:p text:style-name="P26"><text:s text:c="6"/>&lt;soap:operation soapAction="" style="document" /&gt;</text:p>
      <text:p text:style-name="P26"><text:s text:c="6"/>&lt;wsdl:input name="obtenerRegistroEntradaID"&gt;</text:p>
      <text:p text:style-name="P26"><text:s text:c="8"/>&lt;soap:body use="literal" /&gt;</text:p>
      <text:p text:style-name="P26"><text:s text:c="6"/>&lt;/wsdl:input&gt;</text:p>
      <text:p text:style-name="P26"><text:s text:c="6"/>&lt;wsdl:output name="obtenerRegistroEntra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tramitarRegistroEntrada"&gt;</text:p>
      <text:p text:style-name="P26"><text:s text:c="6"/>&lt;soap:operation soapAction="" style="document" /&gt;</text:p>
      <text:p text:style-name="P26"><text:s text:c="6"/>&lt;wsdl:input name="tramitarRegistroEntrada"&gt;</text:p>
      <text:p text:style-name="P26"><text:s text:c="8"/>&lt;soap:body use="literal" /&gt;</text:p>
      <text:p text:style-name="P26"><text:s text:c="6"/>&lt;/wsdl:input&gt;</text:p>
      <text:p text:style-name="P26"><text:s text:c="6"/>&lt;wsdl:output name="tramitarRegistroEntradaResponse"&gt;</text:p>
      <text:p text:style-name="P26"><text:soft-page-break/><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Entrada"&gt;</text:p>
      <text:p text:style-name="P26"><text:s text:c="6"/>&lt;soap:operation soapAction="" style="document" /&gt;</text:p>
      <text:p text:style-name="P26"><text:s text:c="6"/>&lt;wsdl:input name="altaRegistroEntrada"&gt;</text:p>
      <text:p text:style-name="P26"><text:s text:c="8"/>&lt;soap:body use="literal" /&gt;</text:p>
      <text:p text:style-name="P26"><text:s text:c="6"/>&lt;/wsdl:input&gt;</text:p>
      <text:p text:style-name="P26"><text:s text:c="6"/>&lt;wsdl:output name="altaRegistroEntra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4"/>&lt;wsdl:operation name="anularRegistroEntrada"&gt;</text:p>
      <text:p text:style-name="P26"><text:s text:c="6"/>&lt;soap:operation soapAction="" style="document" /&gt;</text:p>
      <text:p text:style-name="P26"><text:s text:c="6"/>&lt;wsdl:input name="anularRegistroEntrada"&gt;</text:p>
      <text:p text:style-name="P26"><text:s text:c="8"/>&lt;soap:body use="literal" /&gt;</text:p>
      <text:p text:style-name="P26"><text:s text:c="6"/>&lt;/wsdl:input&gt;</text:p>
      <text:p text:style-name="P26"><text:s text:c="6"/>&lt;wsdl:output name="anularRegistroEntradaResponse"&gt;</text:p>
      <text:p text:style-name="P26"><text:s text:c="8"/>&lt;soap:body use="literal" /&gt;</text:p>
      <text:p text:style-name="P26"><text:s text:c="6"/>&lt;/wsdl:output&gt;</text:p>
      <text:p text:style-name="P26"><text:s text:c="6"/>&lt;wsdl:fault name="WsValidationException"&gt;</text:p>
      <text:p text:style-name="P26"><text:soft-page-break/><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2"/>&lt;/wsdl:binding&gt;</text:p>
      <text:p text:style-name="P26"><text:s text:c="2"/>&lt;wsdl:service name="RegWebRegistroEntradaWsService"&gt;</text:p>
      <text:p text:style-name="P26"><text:s text:c="4"/>&lt;wsdl:port binding="tns:RegWebRegistroEntradaWsServiceSoapBinding" name="RegWebRegistroEntradaWs"&gt;</text:p>
      <text:p text:style-name="P26"><text:s text:c="6"/>&lt;soap:address location="http://localhost:8080/regweb3/ws/v3/RegWebRegistroEntrada" /&gt;</text:p>
      <text:p text:style-name="P26"><text:s text:c="4"/>&lt;/wsdl:port&gt;</text:p>
      <text:p text:style-name="P26"><text:s text:c="2"/>&lt;/wsdl:service&gt;</text:p>
      <text:p text:style-name="P26">&lt;/wsdl:definitions&gt;</text:p>
      <text:p text:style-name="P26"/>
      <text:h text:style-name="P42" text:outline-level="2">Assentament Sortida</text:h>
      <text:p text:style-name="P26">&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26"><text:s text:c="2"/>&lt;wsdl:types&gt;</text:p>
      <text:p text:style-name="P26">&lt;xs:schema attributeFormDefault="unqualified" elementFormDefault="unqualified" targetNamespace="http://impl.v3.ws.regweb3.caib.es/" xmlns:tns="http://impl.v3.ws.regweb3.caib.es/" xmlns:xs="http://www.w3.org/2001/XMLSchema"&gt;</text:p>
      <text:p text:style-name="P26">&lt;xs:element name="altaRegistroSalida" type="tns:altaRegistroSalida" /&gt;</text:p>
      <text:p text:style-name="P26">&lt;xs:element name="altaRegistroSalidaResponse" type="tns:altaRegistroSalidaResponse" /&gt;</text:p>
      <text:p text:style-name="P26">&lt;xs:element name="anexoWs" type="tns:anexoWs" /&gt;</text:p>
      <text:p text:style-name="P26">&lt;xs:element name="anularRegistroSalida" type="tns:anularRegistroSalida" /&gt;</text:p>
      <text:p text:style-name="P26">&lt;xs:element name="anularRegistroSalidaResponse" type="tns:anularRegistroSalidaResponse" /&gt;</text:p>
      <text:p text:style-name="P26">&lt;xs:element name="datosInteresadoWs" type="tns:datosInteresadoWs" /&gt;</text:p>
      <text:p text:style-name="P26">&lt;xs:element name="getVersion" type="tns:getVersion" /&gt;</text:p>
      <text:p text:style-name="P26">&lt;xs:element name="getVersionResponse" type="tns:getVersionResponse" /&gt;</text:p>
      <text:p text:style-name="P26">&lt;xs:element name="getVersionWs" type="tns:getVersionWs" /&gt;</text:p>
      <text:p text:style-name="P26">&lt;xs:element name="getVersionWsResponse" type="tns:getVersionWsResponse" /&gt;</text:p>
      <text:p text:style-name="P26">&lt;xs:element name="identificadorWs" type="tns:identificadorWs" /&gt;</text:p>
      <text:p text:style-name="P26">&lt;xs:element name="interesadoWs" type="tns:interesadoWs" /&gt;</text:p>
      <text:p text:style-name="P26">&lt;xs:element name="obtenerRegistroSalida" type="tns:obtenerRegistroSalida" /&gt;</text:p>
      <text:p text:style-name="P26">&lt;xs:element name="obtenerRegistroSalidaID" type="tns:obtenerRegistroSalidaID" /&gt;</text:p>
      <text:p text:style-name="P26"><text:soft-page-break/>&lt;xs:element name="obtenerRegistroSalidaIDResponse" type="tns:obtenerRegistroSalidaIDResponse" /&gt;</text:p>
      <text:p text:style-name="P26">&lt;xs:element name="obtenerRegistroSalidaResponse" type="tns:obtenerRegistroSalidaResponse" /&gt;</text:p>
      <text:p text:style-name="P26">&lt;xs:element name="registroSalidaWs" type="tns:registroSalidaWs" /&gt;</text:p>
      <text:p text:style-name="P26">&lt;xs:element name="registroWs" type="tns:registroWs" /&gt;</text:p>
      <text:p text:style-name="P26">&lt;xs:complexType name="anula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element name="anular" type="xs:boolean" /&gt;</text:p>
      <text:p text:style-name="P26">&lt;/xs:sequence&gt;</text:p>
      <text:p text:style-name="P26">&lt;/xs:complexType&gt;</text:p>
      <text:p text:style-name="P26">&lt;xs:complexType name="anularRegistroSalidaResponse"&gt;</text:p>
      <text:p text:style-name="P26">&lt;xs:sequence /&gt;</text:p>
      <text:p text:style-name="P26">&lt;/xs:complexType&gt;</text:p>
      <text:p text:style-name="P26">&lt;xs:complexType name="wsFieldValidationError"&gt;</text:p>
      <text:p text:style-name="P26">&lt;xs:sequence&gt;</text:p>
      <text:p text:style-name="P26">&lt;xs:element name="label" type="xs:string" /&gt;</text:p>
      <text:p text:style-name="P26">&lt;xs:element name="field" type="xs:string" /&gt;</text:p>
      <text:p text:style-name="P26">&lt;xs:element name="translation" type="tns:wsI18NTranslation" /&gt;</text:p>
      <text:p text:style-name="P26">&lt;xs:element name="error" type="xs:string" /&gt;</text:p>
      <text:p text:style-name="P26">&lt;/xs:sequence&gt;</text:p>
      <text:p text:style-name="P26">&lt;/xs:complexType&gt;</text:p>
      <text:p text:style-name="P26">&lt;xs:complexType name="wsI18NTranslation"&gt;</text:p>
      <text:p text:style-name="P26">&lt;xs:sequence&gt;</text:p>
      <text:p text:style-name="P26">&lt;xs:element minOccurs="0" name="code" type="xs:string" /&gt;</text:p>
      <text:p text:style-name="P26">&lt;xs:element maxOccurs="unbounded" minOccurs="0" name="args" type="tns:wsI18NArgument" /&gt;</text:p>
      <text:p text:style-name="P26">&lt;/xs:sequence&gt;</text:p>
      <text:p text:style-name="P26">&lt;/xs:complexType&gt;</text:p>
      <text:p text:style-name="P26">&lt;xs:complexType name="wsI18NArgument"&gt;</text:p>
      <text:p text:style-name="P26">&lt;xs:sequence&gt;</text:p>
      <text:p text:style-name="P26">&lt;xs:element minOccurs="0" name="value" type="xs:string" /&gt;</text:p>
      <text:p text:style-name="P26">&lt;xs:element name="translate" type="xs:boolean" /&gt;</text:p>
      <text:p text:style-name="P26">&lt;/xs:sequence&gt;</text:p>
      <text:p text:style-name="P26">&lt;/xs:complexType&gt;</text:p>
      <text:p text:style-name="P26">&lt;xs:complexType name="getVersion"&gt;</text:p>
      <text:p text:style-name="P26">&lt;xs:sequence /&gt;</text:p>
      <text:p text:style-name="P26">&lt;/xs:complexType&gt;</text:p>
      <text:p text:style-name="P26">&lt;xs:complexType name="getVersionResponse"&gt;</text:p>
      <text:p text:style-name="P26">&lt;xs:sequence&gt;</text:p>
      <text:p text:style-name="P26"><text:soft-page-break/>&lt;xs:element minOccurs="0" name="return" type="xs:string" /&gt;</text:p>
      <text:p text:style-name="P26">&lt;/xs:sequence&gt;</text:p>
      <text:p text:style-name="P26">&lt;/xs:complexType&gt;</text:p>
      <text:p text:style-name="P26">&lt;xs:complexType name="obtenerRegistroSalida"&gt;</text:p>
      <text:p text:style-name="P26">&lt;xs:sequence&gt;</text:p>
      <text:p text:style-name="P26">&lt;xs:element minOccurs="0" name="numeroRegist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Response"&gt;</text:p>
      <text:p text:style-name="P26">&lt;xs:sequence&gt;</text:p>
      <text:p text:style-name="P26">&lt;xs:element minOccurs="0" name="return" type="tns:registroSalidaWs" /&gt;</text:p>
      <text:p text:style-name="P26">&lt;/xs:sequence&gt;</text:p>
      <text:p text:style-name="P26">&lt;/xs:complexType&gt;</text:p>
      <text:p text:style-name="P26">&lt;xs:complexType name="registroSalidaWs"&gt;</text:p>
      <text:p text:style-name="P26">&lt;xs:complexContent&gt;</text:p>
      <text:p text:style-name="P26">&lt;xs:extension base="tns:registroWs"&gt;</text:p>
      <text:p text:style-name="P26">&lt;xs:sequence&gt;</text:p>
      <text:p text:style-name="P26">&lt;xs:element minOccurs="0" name="origen" type="xs:string" /&gt;</text:p>
      <text:p text:style-name="P26">&lt;/xs:sequence&gt;</text:p>
      <text:p text:style-name="P26">&lt;/xs:extension&gt;</text:p>
      <text:p text:style-name="P26">&lt;/xs:complexContent&gt;</text:p>
      <text:p text:style-name="P26">&lt;/xs:complexType&gt;</text:p>
      <text:p text:style-name="P26">&lt;xs:complexType name="registroWs"&gt;</text:p>
      <text:p text:style-name="P26">&lt;xs:sequence&gt;</text:p>
      <text:p text:style-name="P26">&lt;xs:element maxOccurs="unbounded" minOccurs="0" name="anexos" nillable="true" type="tns:anexoWs" /&gt;</text:p>
      <text:p text:style-name="P26">&lt;xs:element minOccurs="0" name="aplicacion" type="xs:string" /&gt;</text:p>
      <text:p text:style-name="P26">&lt;xs:element minOccurs="0" name="codigoAsunto" type="xs:string" /&gt;</text:p>
      <text:p text:style-name="P26">&lt;xs:element minOccurs="0" name="codigoUsuario" type="xs:string" /&gt;</text:p>
      <text:p text:style-name="P26">&lt;xs:element minOccurs="0" name="contactoUsuario" type="xs:string" /&gt;</text:p>
      <text:p text:style-name="P26">&lt;xs:element minOccurs="0" name="docFisica" type="xs:long" /&gt;</text:p>
      <text:p text:style-name="P26">&lt;xs:element minOccurs="0" name="expone" type="xs:string" /&gt;</text:p>
      <text:p text:style-name="P26">&lt;xs:element minOccurs="0" name="extracto" type="xs:string" /&gt;</text:p>
      <text:p text:style-name="P26">&lt;xs:element minOccurs="0" name="fecha" type="xs:dateTime" /&gt;</text:p>
      <text:p text:style-name="P26">&lt;xs:element minOccurs="0" name="idioma" type="xs:string" /&gt;</text:p>
      <text:p text:style-name="P26">&lt;xs:element maxOccurs="unbounded" minOccurs="0" name="interesados" nillable="true" type="tns:interesadoWs" /&gt;</text:p>
      <text:p text:style-name="P26">&lt;xs:element minOccurs="0" name="libro" type="xs:string" /&gt;</text:p>
      <text:p text:style-name="P26">&lt;xs:element minOccurs="0" name="numExpediente" type="xs:string" /&gt;</text:p>
      <text:p text:style-name="P26">&lt;xs:element minOccurs="0" name="numTransporte" type="xs:string" /&gt;</text:p>
      <text:p text:style-name="P26">&lt;xs:element name="numero" type="xs:int" /&gt;</text:p>
      <text:p text:style-name="P26"><text:soft-page-break/>&lt;xs:element minOccurs="0" name="numeroRegistroFormateado" type="xs:string" /&gt;</text:p>
      <text:p text:style-name="P26">&lt;xs:element minOccurs="0" name="observaciones" type="xs:string" /&gt;</text:p>
      <text:p text:style-name="P26">&lt;xs:element minOccurs="0" name="oficina" type="xs:string" /&gt;</text:p>
      <text:p text:style-name="P26">&lt;xs:element minOccurs="0" name="refExterna" type="xs:string" /&gt;</text:p>
      <text:p text:style-name="P26">&lt;xs:element minOccurs="0" name="solicita" type="xs:string" /&gt;</text:p>
      <text:p text:style-name="P26">&lt;xs:element minOccurs="0" name="tipoAsunto" type="xs:string" /&gt;</text:p>
      <text:p text:style-name="P26">&lt;xs:element minOccurs="0" name="tipoTransporte" type="xs:string" /&gt;</text:p>
      <text:p text:style-name="P26">&lt;xs:element minOccurs="0" name="version" type="xs:string" /&gt;</text:p>
      <text:p text:style-name="P26">&lt;/xs:sequence&gt;</text:p>
      <text:p text:style-name="P26">&lt;/xs:complexType&gt;</text:p>
      <text:p text:style-name="P26">&lt;xs:complexType name="anexoWs"&gt;</text:p>
      <text:p text:style-name="P26">&lt;xs:sequence&gt;</text:p>
      <text:p text:style-name="P26">&lt;xs:element minOccurs="0" name="titulo" type="xs:string" /&gt;</text:p>
      <text:p text:style-name="P26">&lt;xs:element minOccurs="0" name="nombreFicheroAnexado" type="xs:string" /&gt;</text:p>
      <text:p text:style-name="P26">&lt;xs:element minOccurs="0" name="ficheroAnexado" type="xs:base64Binary" /&gt;</text:p>
      <text:p text:style-name="P26">&lt;xs:element minOccurs="0" name="tipoMIMEFicheroAnexado" type="xs:string" /&gt;</text:p>
      <text:p text:style-name="P26">&lt;xs:element minOccurs="0" name="tipoDocumental" type="xs:string" /&gt;</text:p>
      <text:p text:style-name="P26">&lt;xs:element minOccurs="0" name="validezDocumento" type="xs:string" /&gt;</text:p>
      <text:p text:style-name="P26">&lt;xs:element minOccurs="0" name="tipoDocumento" type="xs:string" /&gt;</text:p>
      <text:p text:style-name="P26">&lt;xs:element minOccurs="0" name="observaciones" type="xs:string" /&gt;</text:p>
      <text:p text:style-name="P26">&lt;xs:element minOccurs="0" name="origenCiudadanoAdmin" type="xs:int" /&gt;</text:p>
      <text:p text:style-name="P26">&lt;xs:element minOccurs="0" name="fechaCaptura" type="xs:dateTime" /&gt;</text:p>
      <text:p text:style-name="P26">&lt;xs:element minOccurs="0" name="modoFirma" type="xs:int" /&gt;</text:p>
      <text:p text:style-name="P26">&lt;xs:element minOccurs="0" name="nombreFirmaAnexada" type="xs:string" /&gt;</text:p>
      <text:p text:style-name="P26">&lt;xs:element minOccurs="0" name="firmaAnexada" type="xs:base64Binary" /&gt;</text:p>
      <text:p text:style-name="P26">&lt;xs:element minOccurs="0" name="tipoMIMEFirmaAnexada" type="xs:string" /&gt;</text:p>
      <text:p text:style-name="P26">&lt;xs:element minOccurs="0" name="csv" type="xs:string" /&gt;</text:p>
      <text:p text:style-name="P26">&lt;xs:element minOccurs="0" name="firmacsv" type="xs:string" /&gt;</text:p>
      <text:p text:style-name="P26">&lt;/xs:sequence&gt;</text:p>
      <text:p text:style-name="P26">&lt;/xs:complexType&gt;</text:p>
      <text:p text:style-name="P26">&lt;xs:complexType name="interesadoWs"&gt;</text:p>
      <text:p text:style-name="P26">&lt;xs:sequence&gt;</text:p>
      <text:p text:style-name="P26">&lt;xs:element minOccurs="0" name="interesado" type="tns:datosInteresadoWs" /&gt;</text:p>
      <text:p text:style-name="P26">&lt;xs:element minOccurs="0" name="representante" type="tns:datosInteresadoWs" /&gt;</text:p>
      <text:p text:style-name="P26">&lt;/xs:sequence&gt;</text:p>
      <text:p text:style-name="P26">&lt;/xs:complexType&gt;</text:p>
      <text:p text:style-name="P26">&lt;xs:complexType name="datosInteresadoWs"&gt;</text:p>
      <text:p text:style-name="P26">&lt;xs:sequence&gt;</text:p>
      <text:p text:style-name="P26">&lt;xs:element minOccurs="0" name="apellido1" type="xs:string" /&gt;</text:p>
      <text:p text:style-name="P26">&lt;xs:element minOccurs="0" name="apellido2" type="xs:string" /&gt;</text:p>
      <text:p text:style-name="P26">&lt;xs:element minOccurs="0" name="canal" type="xs:long" /&gt;</text:p>
      <text:p text:style-name="P26">&lt;xs:element minOccurs="0" name="cp" type="xs:string" /&gt;</text:p>
      <text:p text:style-name="P26"><text:soft-page-break/>&lt;xs:element minOccurs="0" name="direccion" type="xs:string" /&gt;</text:p>
      <text:p text:style-name="P26">&lt;xs:element minOccurs="0" name="direccionElectronica" type="xs:string" /&gt;</text:p>
      <text:p text:style-name="P26">&lt;xs:element minOccurs="0" name="documento" type="xs:string" /&gt;</text:p>
      <text:p text:style-name="P26">&lt;xs:element minOccurs="0" name="email" type="xs:string" /&gt;</text:p>
      <text:p text:style-name="P26">&lt;xs:element minOccurs="0" name="localidad" type="xs:long" /&gt;</text:p>
      <text:p text:style-name="P26">&lt;xs:element minOccurs="0" name="nombre" type="xs:string" /&gt;</text:p>
      <text:p text:style-name="P26">&lt;xs:element minOccurs="0" name="observaciones" type="xs:string" /&gt;</text:p>
      <text:p text:style-name="P26">&lt;xs:element minOccurs="0" name="pais" type="xs:long" /&gt;</text:p>
      <text:p text:style-name="P26">&lt;xs:element minOccurs="0" name="provincia" type="xs:long" /&gt;</text:p>
      <text:p text:style-name="P26">&lt;xs:element minOccurs="0" name="razonSocial" type="xs:string" /&gt;</text:p>
      <text:p text:style-name="P26">&lt;xs:element minOccurs="0" name="telefono" type="xs:string" /&gt;</text:p>
      <text:p text:style-name="P26">&lt;xs:element minOccurs="0" name="tipoDocumentoIdentificacion" type="xs:string" /&gt;</text:p>
      <text:p text:style-name="P26">&lt;xs:element minOccurs="0" name="tipoInteresado" type="xs:long" /&gt;</text:p>
      <text:p text:style-name="P26">&lt;/xs:sequence&gt;</text:p>
      <text:p text:style-name="P26">&lt;/xs:complexType&gt;</text:p>
      <text:p text:style-name="P26">&lt;xs:complexType name="obtenerRegistroSalidaID"&gt;</text:p>
      <text:p text:style-name="P26">&lt;xs:sequence&gt;</text:p>
      <text:p text:style-name="P26">&lt;xs:element name="any" type="xs:int" /&gt;</text:p>
      <text:p text:style-name="P26">&lt;xs:element name="numeroRegistro" type="xs:int" /&gt;</text:p>
      <text:p text:style-name="P26">&lt;xs:element minOccurs="0" name="libro" type="xs:string" /&gt;</text:p>
      <text:p text:style-name="P26">&lt;xs:element minOccurs="0" name="usuario" type="xs:string" /&gt;</text:p>
      <text:p text:style-name="P26">&lt;xs:element minOccurs="0" name="entidad" type="xs:string" /&gt;</text:p>
      <text:p text:style-name="P26">&lt;/xs:sequence&gt;</text:p>
      <text:p text:style-name="P26">&lt;/xs:complexType&gt;</text:p>
      <text:p text:style-name="P26">&lt;xs:complexType name="obtenerRegistroSalidaIDResponse"&gt;</text:p>
      <text:p text:style-name="P26">&lt;xs:sequence&gt;</text:p>
      <text:p text:style-name="P26">&lt;xs:element minOccurs="0" name="return" type="tns:identificadorWs" /&gt;</text:p>
      <text:p text:style-name="P26">&lt;/xs:sequence&gt;</text:p>
      <text:p text:style-name="P26">&lt;/xs:complexType&gt;</text:p>
      <text:p text:style-name="P26">&lt;xs:complexType name="identificadorWs"&gt;</text:p>
      <text:p text:style-name="P26">&lt;xs:sequence&gt;</text:p>
      <text:p text:style-name="P26">&lt;xs:element minOccurs="0" name="fecha" type="xs:dateTime" /&gt;</text:p>
      <text:p text:style-name="P26">&lt;xs:element minOccurs="0" name="numero" type="xs:int" /&gt;</text:p>
      <text:p text:style-name="P26">&lt;xs:element minOccurs="0" name="numeroRegistroFormateado" type="xs:string" /&gt;</text:p>
      <text:p text:style-name="P26">&lt;/xs:sequence&gt;</text:p>
      <text:p text:style-name="P26">&lt;/xs:complexType&gt;</text:p>
      <text:p text:style-name="P26">&lt;xs:complexType name="altaRegistroSalida"&gt;</text:p>
      <text:p text:style-name="P26">&lt;xs:sequence&gt;</text:p>
      <text:p text:style-name="P26">&lt;xs:element minOccurs="0" name="registroSalidaWs" type="tns:registroSalidaWs" /&gt;</text:p>
      <text:p text:style-name="P26">&lt;/xs:sequence&gt;</text:p>
      <text:p text:style-name="P26">&lt;/xs:complexType&gt;</text:p>
      <text:p text:style-name="P26">&lt;xs:complexType name="altaRegistroSalidaResponse"&gt;</text:p>
      <text:p text:style-name="P26"><text:soft-page-break/>&lt;xs:sequence&gt;</text:p>
      <text:p text:style-name="P26">&lt;xs:element minOccurs="0" name="return" type="tns:identificadorWs" /&gt;</text:p>
      <text:p text:style-name="P26">&lt;/xs:sequence&gt;</text:p>
      <text:p text:style-name="P26">&lt;/xs:complexType&gt;</text:p>
      <text:p text:style-name="P26">&lt;xs:complexType name="getVersionWs"&gt;</text:p>
      <text:p text:style-name="P26">&lt;xs:sequence /&gt;</text:p>
      <text:p text:style-name="P26">&lt;/xs:complexType&gt;</text:p>
      <text:p text:style-name="P26">&lt;xs:complexType name="getVersionWsResponse"&gt;</text:p>
      <text:p text:style-name="P26">&lt;xs:sequence&gt;</text:p>
      <text:p text:style-name="P26">&lt;xs:element name="return" type="xs:int" /&gt;</text:p>
      <text:p text:style-name="P26">&lt;/xs:sequence&gt;</text:p>
      <text:p text:style-name="P26">&lt;/xs:complexType&gt;</text:p>
      <text:p text:style-name="P26">&lt;xs:element name="WsValidationErrors" type="tns:WsValidationErrors" /&gt;</text:p>
      <text:p text:style-name="P26">&lt;xs:complexType name="WsValidationErrors"&gt;</text:p>
      <text:p text:style-name="P26">&lt;xs:sequence&gt;</text:p>
      <text:p text:style-name="P26">&lt;xs:element maxOccurs="unbounded" minOccurs="0" name="fieldFaults" type="tns:wsFieldValidationError" /&gt;</text:p>
      <text:p text:style-name="P26">&lt;/xs:sequence&gt;</text:p>
      <text:p text:style-name="P26">&lt;/xs:complexType&gt;</text:p>
      <text:p text:style-name="P26">&lt;xs:element name="WsI18NError" type="tns:WsI18NError" /&gt;</text:p>
      <text:p text:style-name="P26">&lt;xs:complexType name="WsI18NError"&gt;</text:p>
      <text:p text:style-name="P26">&lt;xs:sequence&gt;</text:p>
      <text:p text:style-name="P26">&lt;xs:element name="translation" nillable="true" type="tns:wsI18NTranslation" /&gt;</text:p>
      <text:p text:style-name="P26">&lt;/xs:sequence&gt;</text:p>
      <text:p text:style-name="P26">&lt;/xs:complexType&gt;</text:p>
      <text:p text:style-name="P26">&lt;/xs:schema&gt;</text:p>
      <text:p text:style-name="P26"><text:s text:c="2"/>&lt;/wsdl:types&gt;</text:p>
      <text:p text:style-name="P26"><text:s text:c="2"/>&lt;wsdl:message name="WsI18NException"&gt;</text:p>
      <text:p text:style-name="P26"><text:s text:c="4"/>&lt;wsdl:part element="tns:WsI18NError" name="WsI18NException"&gt;</text:p>
      <text:p text:style-name="P26"><text:s text:c="4"/>&lt;/wsdl:part&gt;</text:p>
      <text:p text:style-name="P26"><text:s text:c="2"/>&lt;/wsdl:message&gt;</text:p>
      <text:p text:style-name="P26"><text:s text:c="2"/>&lt;wsdl:message name="altaRegistroSalidaResponse"&gt;</text:p>
      <text:p text:style-name="P26"><text:s text:c="4"/>&lt;wsdl:part element="tns:altaRegistroSalidaResponse" name="parameters"&gt;</text:p>
      <text:p text:style-name="P26"><text:s text:c="4"/>&lt;/wsdl:part&gt;</text:p>
      <text:p text:style-name="P26"><text:s text:c="2"/>&lt;/wsdl:message&gt;</text:p>
      <text:p text:style-name="P26"><text:s text:c="2"/>&lt;wsdl:message name="getVersionResponse"&gt;</text:p>
      <text:p text:style-name="P26"><text:s text:c="4"/>&lt;wsdl:part element="tns:getVersionResponse" name="parameters"&gt;</text:p>
      <text:p text:style-name="P26"><text:s text:c="4"/>&lt;/wsdl:part&gt;</text:p>
      <text:p text:style-name="P26"><text:s text:c="2"/>&lt;/wsdl:message&gt;</text:p>
      <text:p text:style-name="P26"><text:s text:c="2"/>&lt;wsdl:message name="obtenerRegistroSalidaIDResponse"&gt;</text:p>
      <text:p text:style-name="P26"><text:s text:c="4"/>&lt;wsdl:part element="tns:obtenerRegistroSalidaIDResponse" name="parameters"&gt;</text:p>
      <text:p text:style-name="P26"><text:s text:c="4"/>&lt;/wsdl:part&gt;</text:p>
      <text:p text:style-name="P26"><text:soft-page-break/><text:s text:c="2"/>&lt;/wsdl:message&gt;</text:p>
      <text:p text:style-name="P26"><text:s text:c="2"/>&lt;wsdl:message name="anularRegistroSalida"&gt;</text:p>
      <text:p text:style-name="P26"><text:s text:c="4"/>&lt;wsdl:part element="tns:anularRegistroSalida" name="parameters"&gt;</text:p>
      <text:p text:style-name="P26"><text:s text:c="4"/>&lt;/wsdl:part&gt;</text:p>
      <text:p text:style-name="P26"><text:s text:c="2"/>&lt;/wsdl:message&gt;</text:p>
      <text:p text:style-name="P26"><text:s text:c="2"/>&lt;wsdl:message name="anularRegistroSalidaResponse"&gt;</text:p>
      <text:p text:style-name="P26"><text:s text:c="4"/>&lt;wsdl:part element="tns:anularRegistroSalidaResponse" name="parameters"&gt;</text:p>
      <text:p text:style-name="P26"><text:s text:c="4"/>&lt;/wsdl:part&gt;</text:p>
      <text:p text:style-name="P26"><text:s text:c="2"/>&lt;/wsdl:message&gt;</text:p>
      <text:p text:style-name="P26"><text:s text:c="2"/>&lt;wsdl:message name="obtenerRegistroSalidaID"&gt;</text:p>
      <text:p text:style-name="P26"><text:s text:c="4"/>&lt;wsdl:part element="tns:obtenerRegistroSalidaID" name="parameters"&gt;</text:p>
      <text:p text:style-name="P26"><text:s text:c="4"/>&lt;/wsdl:part&gt;</text:p>
      <text:p text:style-name="P26"><text:s text:c="2"/>&lt;/wsdl:message&gt;</text:p>
      <text:p text:style-name="P26"><text:s text:c="2"/>&lt;wsdl:message name="obtenerRegistroSalidaResponse"&gt;</text:p>
      <text:p text:style-name="P26"><text:s text:c="4"/>&lt;wsdl:part element="tns:obtenerRegistroSalidaResponse" name="parameters"&gt;</text:p>
      <text:p text:style-name="P26"><text:s text:c="4"/>&lt;/wsdl:part&gt;</text:p>
      <text:p text:style-name="P26"><text:s text:c="2"/>&lt;/wsdl:message&gt;</text:p>
      <text:p text:style-name="P26"><text:s text:c="2"/>&lt;wsdl:message name="altaRegistroSalida"&gt;</text:p>
      <text:p text:style-name="P26"><text:s text:c="4"/>&lt;wsdl:part element="tns:altaRegistroSalida" name="parameters"&gt;</text:p>
      <text:p text:style-name="P26"><text:s text:c="4"/>&lt;/wsdl:part&gt;</text:p>
      <text:p text:style-name="P26"><text:s text:c="2"/>&lt;/wsdl:message&gt;</text:p>
      <text:p text:style-name="P26"><text:s text:c="2"/>&lt;wsdl:message name="getVersionWs"&gt;</text:p>
      <text:p text:style-name="P26"><text:s text:c="4"/>&lt;wsdl:part element="tns:getVersionWs" name="parameters"&gt;</text:p>
      <text:p text:style-name="P26"><text:s text:c="4"/>&lt;/wsdl:part&gt;</text:p>
      <text:p text:style-name="P26"><text:s text:c="2"/>&lt;/wsdl:message&gt;</text:p>
      <text:p text:style-name="P26"><text:s text:c="2"/>&lt;wsdl:message name="getVersion"&gt;</text:p>
      <text:p text:style-name="P26"><text:s text:c="4"/>&lt;wsdl:part element="tns:getVersion" name="parameters"&gt;</text:p>
      <text:p text:style-name="P26"><text:s text:c="4"/>&lt;/wsdl:part&gt;</text:p>
      <text:p text:style-name="P26"><text:s text:c="2"/>&lt;/wsdl:message&gt;</text:p>
      <text:p text:style-name="P26"><text:s text:c="2"/>&lt;wsdl:message name="obtenerRegistroSalida"&gt;</text:p>
      <text:p text:style-name="P26"><text:s text:c="4"/>&lt;wsdl:part element="tns:obtenerRegistroSalida" name="parameters"&gt;</text:p>
      <text:p text:style-name="P26"><text:s text:c="4"/>&lt;/wsdl:part&gt;</text:p>
      <text:p text:style-name="P26"><text:s text:c="2"/>&lt;/wsdl:message&gt;</text:p>
      <text:p text:style-name="P26"><text:s text:c="2"/>&lt;wsdl:message name="getVersionWsResponse"&gt;</text:p>
      <text:p text:style-name="P26"><text:s text:c="4"/>&lt;wsdl:part element="tns:getVersionWsResponse" name="parameters"&gt;</text:p>
      <text:p text:style-name="P26"><text:s text:c="4"/>&lt;/wsdl:part&gt;</text:p>
      <text:p text:style-name="P26"><text:s text:c="2"/>&lt;/wsdl:message&gt;</text:p>
      <text:p text:style-name="P26"><text:s text:c="2"/>&lt;wsdl:message name="WsValidationException"&gt;</text:p>
      <text:p text:style-name="P26"><text:s text:c="4"/>&lt;wsdl:part element="tns:WsValidationErrors" name="WsValidationException"&gt;</text:p>
      <text:p text:style-name="P26"><text:s text:c="4"/>&lt;/wsdl:part&gt;</text:p>
      <text:p text:style-name="P26"><text:s text:c="2"/>&lt;/wsdl:message&gt;</text:p>
      <text:p text:style-name="P26"><text:s text:c="2"/>&lt;wsdl:portType name="RegWebRegistroSalidaWs"&gt;</text:p>
      <text:p text:style-name="P26"><text:soft-page-break/><text:s text:c="4"/>&lt;wsdl:operation name="anularRegistroSalida"&gt;</text:p>
      <text:p text:style-name="P26"><text:s text:c="6"/>&lt;wsdl:input message="tns:anularRegistroSalida" name="anularRegistroSalida"&gt;</text:p>
      <text:p text:style-name="P26"><text:s text:c="4"/>&lt;/wsdl:input&gt;</text:p>
      <text:p text:style-name="P26"><text:s text:c="6"/>&lt;wsdl:output message="tns:anularRegistroSalidaResponse" name="anula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gt;</text:p>
      <text:p text:style-name="P26"><text:s text:c="6"/>&lt;wsdl:input message="tns:getVersion" name="getVersion"&gt;</text:p>
      <text:p text:style-name="P26"><text:s text:c="4"/>&lt;/wsdl:input&gt;</text:p>
      <text:p text:style-name="P26"><text:s text:c="6"/>&lt;wsdl:output message="tns:getVersionResponse" name="getVersionResponse"&gt;</text:p>
      <text:p text:style-name="P26"><text:s text:c="4"/>&lt;/wsdl:output&gt;</text:p>
      <text:p text:style-name="P26"><text:s text:c="4"/>&lt;/wsdl:operation&gt;</text:p>
      <text:p text:style-name="P26"><text:s text:c="4"/>&lt;wsdl:operation name="obtenerRegistroSalida"&gt;</text:p>
      <text:p text:style-name="P26"><text:s text:c="6"/>&lt;wsdl:input message="tns:obtenerRegistroSalida" name="obtenerRegistroSalida"&gt;</text:p>
      <text:p text:style-name="P26"><text:s text:c="4"/>&lt;/wsdl:input&gt;</text:p>
      <text:p text:style-name="P26"><text:s text:c="6"/>&lt;wsdl:output message="tns:obtenerRegistroSalidaResponse" name="obtener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obtenerRegistroSalidaID"&gt;</text:p>
      <text:p text:style-name="P26"><text:s text:c="6"/>&lt;wsdl:input message="tns:obtenerRegistroSalidaID" name="obtenerRegistroSalidaID"&gt;</text:p>
      <text:p text:style-name="P26"><text:s text:c="4"/>&lt;/wsdl:input&gt;</text:p>
      <text:p text:style-name="P26"><text:s text:c="6"/>&lt;wsdl:output message="tns:obtenerRegistroSalidaIDResponse" name="obtenerRegistroSalidaIDResponse"&gt;</text:p>
      <text:p text:style-name="P26"><text:s text:c="4"/>&lt;/wsdl:output&gt;</text:p>
      <text:p text:style-name="P26"><text:s text:c="6"/>&lt;wsdl:fault message="tns:WsI18NException" name="WsI18NException"&gt;</text:p>
      <text:p text:style-name="P26"><text:s text:c="4"/>&lt;/wsdl:fault&gt;</text:p>
      <text:p text:style-name="P26"><text:s text:c="4"/>&lt;/wsdl:operation&gt;</text:p>
      <text:p text:style-name="P26"><text:s text:c="4"/>&lt;wsdl:operation name="altaRegistroSalida"&gt;</text:p>
      <text:p text:style-name="P26"><text:s text:c="6"/>&lt;wsdl:input message="tns:altaRegistroSalida" name="altaRegistroSalida"&gt;</text:p>
      <text:p text:style-name="P26"><text:s text:c="4"/>&lt;/wsdl:input&gt;</text:p>
      <text:p text:style-name="P26"><text:soft-page-break/><text:s text:c="6"/>&lt;wsdl:output message="tns:altaRegistroSalidaResponse" name="altaRegistroSalidaResponse"&gt;</text:p>
      <text:p text:style-name="P26"><text:s text:c="4"/>&lt;/wsdl:output&gt;</text:p>
      <text:p text:style-name="P26"><text:s text:c="6"/>&lt;wsdl:fault message="tns:WsValidationException" name="WsValidationException"&gt;</text:p>
      <text:p text:style-name="P26"><text:s text:c="4"/>&lt;/wsdl:fault&gt;</text:p>
      <text:p text:style-name="P26"><text:s text:c="6"/>&lt;wsdl:fault message="tns:WsI18NException" name="WsI18NException"&gt;</text:p>
      <text:p text:style-name="P26"><text:s text:c="4"/>&lt;/wsdl:fault&gt;</text:p>
      <text:p text:style-name="P26"><text:s text:c="4"/>&lt;/wsdl:operation&gt;</text:p>
      <text:p text:style-name="P26"><text:s text:c="4"/>&lt;wsdl:operation name="getVersionWs"&gt;</text:p>
      <text:p text:style-name="P26"><text:s text:c="6"/>&lt;wsdl:input message="tns:getVersionWs" name="getVersionWs"&gt;</text:p>
      <text:p text:style-name="P26"><text:s text:c="4"/>&lt;/wsdl:input&gt;</text:p>
      <text:p text:style-name="P26"><text:s text:c="6"/>&lt;wsdl:output message="tns:getVersionWsResponse" name="getVersionWsResponse"&gt;</text:p>
      <text:p text:style-name="P26"><text:s text:c="4"/>&lt;/wsdl:output&gt;</text:p>
      <text:p text:style-name="P26"><text:s text:c="4"/>&lt;/wsdl:operation&gt;</text:p>
      <text:p text:style-name="P26"><text:s text:c="2"/>&lt;/wsdl:portType&gt;</text:p>
      <text:p text:style-name="P26"><text:s text:c="2"/>&lt;wsdl:binding name="RegWebRegistroSalidaWsServiceSoapBinding" type="tns:RegWebRegistroSalidaWs"&gt;</text:p>
      <text:p text:style-name="P26"><text:s text:c="4"/>&lt;soap:binding style="document" transport="http://schemas.xmlsoap.org/soap/http" /&gt;</text:p>
      <text:p text:style-name="P26"><text:s text:c="4"/>&lt;wsdl:operation name="anularRegistroSalida"&gt;</text:p>
      <text:p text:style-name="P26"><text:s text:c="6"/>&lt;soap:operation soapAction="" style="document" /&gt;</text:p>
      <text:p text:style-name="P26"><text:s text:c="6"/>&lt;wsdl:input name="anularRegistroSalida"&gt;</text:p>
      <text:p text:style-name="P26"><text:s text:c="8"/>&lt;soap:body use="literal" /&gt;</text:p>
      <text:p text:style-name="P26"><text:s text:c="6"/>&lt;/wsdl:input&gt;</text:p>
      <text:p text:style-name="P26"><text:s text:c="6"/>&lt;wsdl:output name="anular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getVersion"&gt;</text:p>
      <text:p text:style-name="P26"><text:s text:c="6"/>&lt;soap:operation soapAction="" style="document" /&gt;</text:p>
      <text:p text:style-name="P26"><text:s text:c="6"/>&lt;wsdl:input name="getVersion"&gt;</text:p>
      <text:p text:style-name="P26"><text:s text:c="8"/>&lt;soap:body use="literal" /&gt;</text:p>
      <text:p text:style-name="P26"><text:s text:c="6"/>&lt;/wsdl:input&gt;</text:p>
      <text:p text:style-name="P26"><text:s text:c="6"/>&lt;wsdl:output name="getVersionResponse"&gt;</text:p>
      <text:p text:style-name="P26"><text:s text:c="8"/>&lt;soap:body use="literal" /&gt;</text:p>
      <text:p text:style-name="P26"><text:s text:c="6"/>&lt;/wsdl:output&gt;</text:p>
      <text:p text:style-name="P26"><text:soft-page-break/><text:s text:c="4"/>&lt;/wsdl:operation&gt;</text:p>
      <text:p text:style-name="P26"><text:s text:c="4"/>&lt;wsdl:operation name="obtenerRegistroSalida"&gt;</text:p>
      <text:p text:style-name="P26"><text:s text:c="6"/>&lt;soap:operation soapAction="" style="document" /&gt;</text:p>
      <text:p text:style-name="P26"><text:s text:c="6"/>&lt;wsdl:input name="obtenerRegistroSalida"&gt;</text:p>
      <text:p text:style-name="P26"><text:s text:c="8"/>&lt;soap:body use="literal" /&gt;</text:p>
      <text:p text:style-name="P26"><text:s text:c="6"/>&lt;/wsdl:input&gt;</text:p>
      <text:p text:style-name="P26"><text:s text:c="6"/>&lt;wsdl:output name="obtener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obtenerRegistroSalidaID"&gt;</text:p>
      <text:p text:style-name="P26"><text:s text:c="6"/>&lt;soap:operation soapAction="" style="document" /&gt;</text:p>
      <text:p text:style-name="P26"><text:s text:c="6"/>&lt;wsdl:input name="obtenerRegistroSalidaID"&gt;</text:p>
      <text:p text:style-name="P26"><text:s text:c="8"/>&lt;soap:body use="literal" /&gt;</text:p>
      <text:p text:style-name="P26"><text:s text:c="6"/>&lt;/wsdl:input&gt;</text:p>
      <text:p text:style-name="P26"><text:s text:c="6"/>&lt;wsdl:output name="obtenerRegistroSalidaIDResponse"&gt;</text:p>
      <text:p text:style-name="P26"><text:s text:c="8"/>&lt;soap:body use="literal" /&gt;</text:p>
      <text:p text:style-name="P26"><text:s text:c="6"/>&lt;/wsdl:output&gt;</text:p>
      <text:p text:style-name="P26"><text:s text:c="6"/>&lt;wsdl:fault name="WsI18NException"&gt;</text:p>
      <text:p text:style-name="P26"><text:s text:c="8"/>&lt;soap:fault name="WsI18NException" use="literal" /&gt;</text:p>
      <text:p text:style-name="P26"><text:s text:c="6"/>&lt;/wsdl:fault&gt;</text:p>
      <text:p text:style-name="P26"><text:s text:c="4"/>&lt;/wsdl:operation&gt;</text:p>
      <text:p text:style-name="P26"><text:s text:c="4"/>&lt;wsdl:operation name="altaRegistroSalida"&gt;</text:p>
      <text:p text:style-name="P26"><text:s text:c="6"/>&lt;soap:operation soapAction="" style="document" /&gt;</text:p>
      <text:p text:style-name="P26"><text:s text:c="6"/>&lt;wsdl:input name="altaRegistroSalida"&gt;</text:p>
      <text:p text:style-name="P26"><text:s text:c="8"/>&lt;soap:body use="literal" /&gt;</text:p>
      <text:p text:style-name="P26"><text:s text:c="6"/>&lt;/wsdl:input&gt;</text:p>
      <text:p text:style-name="P26"><text:s text:c="6"/>&lt;wsdl:output name="altaRegistroSalidaResponse"&gt;</text:p>
      <text:p text:style-name="P26"><text:s text:c="8"/>&lt;soap:body use="literal" /&gt;</text:p>
      <text:p text:style-name="P26"><text:s text:c="6"/>&lt;/wsdl:output&gt;</text:p>
      <text:p text:style-name="P26"><text:s text:c="6"/>&lt;wsdl:fault name="WsValidationException"&gt;</text:p>
      <text:p text:style-name="P26"><text:s text:c="8"/>&lt;soap:fault name="WsValidationException" use="literal" /&gt;</text:p>
      <text:p text:style-name="P26"><text:s text:c="6"/>&lt;/wsdl:fault&gt;</text:p>
      <text:p text:style-name="P26"><text:s text:c="6"/>&lt;wsdl:fault name="WsI18NException"&gt;</text:p>
      <text:p text:style-name="P26"><text:s text:c="8"/>&lt;soap:fault name="WsI18NException" use="literal" /&gt;</text:p>
      <text:p text:style-name="P26"><text:s text:c="6"/>&lt;/wsdl:fault&gt;</text:p>
      <text:p text:style-name="P26"><text:soft-page-break/><text:s text:c="4"/>&lt;/wsdl:operation&gt;</text:p>
      <text:p text:style-name="P26"><text:s text:c="4"/>&lt;wsdl:operation name="getVersionWs"&gt;</text:p>
      <text:p text:style-name="P26"><text:s text:c="6"/>&lt;soap:operation soapAction="" style="document" /&gt;</text:p>
      <text:p text:style-name="P26"><text:s text:c="6"/>&lt;wsdl:input name="getVersionWs"&gt;</text:p>
      <text:p text:style-name="P26"><text:s text:c="8"/>&lt;soap:body use="literal" /&gt;</text:p>
      <text:p text:style-name="P26"><text:s text:c="6"/>&lt;/wsdl:input&gt;</text:p>
      <text:p text:style-name="P26"><text:s text:c="6"/>&lt;wsdl:output name="getVersionWsResponse"&gt;</text:p>
      <text:p text:style-name="P26"><text:s text:c="8"/>&lt;soap:body use="literal" /&gt;</text:p>
      <text:p text:style-name="P26"><text:s text:c="6"/>&lt;/wsdl:output&gt;</text:p>
      <text:p text:style-name="P26"><text:s text:c="4"/>&lt;/wsdl:operation&gt;</text:p>
      <text:p text:style-name="P26"><text:s text:c="2"/>&lt;/wsdl:binding&gt;</text:p>
      <text:p text:style-name="P26"><text:s text:c="2"/>&lt;wsdl:service name="RegWebRegistroSalidaWsService"&gt;</text:p>
      <text:p text:style-name="P26"><text:s text:c="4"/>&lt;wsdl:port binding="tns:RegWebRegistroSalidaWsServiceSoapBinding" name="RegWebRegistroSalidaWs"&gt;</text:p>
      <text:p text:style-name="P26"><text:s text:c="6"/>&lt;soap:address location="http://localhost:8080/regweb3/ws/v3/RegWebRegistroSalida" /&gt;</text:p>
      <text:p text:style-name="P26"><text:s text:c="4"/>&lt;/wsdl:port&gt;</text:p>
      <text:p text:style-name="P26"><text:s text:c="2"/>&lt;/wsdl:service&gt;</text:p>
      <text:p text:style-name="P26">&lt;/wsdl:definitions&gt;</text:p>
      <text:p text:style-name="P26"/>
      <text:h text:style-name="Heading_20_2" text:outline-level="2">Info</text:h>
      <text:p text:style-name="P27">&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codigoAsuntoWs" type="tns:codigoAsuntoWs" /&gt;</text:p>
      <text:p text:style-name="P27">&lt;xs:element name="getVersion" type="tns:getVersion" /&gt;</text:p>
      <text:p text:style-name="P27">&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broWs" type="tns:libroWs" /&gt;</text:p>
      <text:p text:style-name="P27">&lt;xs:element name="listarCodigoAsunto" type="tns:listarCodigoAsunto" /&gt;</text:p>
      <text:p text:style-name="P27">&lt;xs:element name="listarCodigoAsuntoResponse" type="tns:listarCodigoAsuntoResponse" /&gt;</text:p>
      <text:p text:style-name="P27">&lt;xs:element name="listarLibros" type="tns:listarLibros" /&gt;</text:p>
      <text:p text:style-name="P27">&lt;xs:element name="listarLibrosResponse" type="tns:listarLibrosResponse" /&gt;</text:p>
      <text:p text:style-name="P27">&lt;xs:element name="listarOficinas" type="tns:listarOficinas" /&gt;</text:p>
      <text:p text:style-name="P27"><text:soft-page-break/>&lt;xs:element name="listarOficinasResponse" type="tns:listarOficinasResponse" /&gt;</text:p>
      <text:p text:style-name="P27">&lt;xs:element name="listarOrganismos" type="tns:listarOrganismos" /&gt;</text:p>
      <text:p text:style-name="P27">&lt;xs:element name="listarOrganismosResponse" type="tns:listarOrganismosResponse" /&gt;</text:p>
      <text:p text:style-name="P27">&lt;xs:element name="listarTipoAsunto" type="tns:listarTipoAsunto" /&gt;</text:p>
      <text:p text:style-name="P27">&lt;xs:element name="listarTipoAsuntoResponse" type="tns:listarTipoAsuntoResponse" /&gt;</text:p>
      <text:p text:style-name="P27">&lt;xs:element name="listarTipoDocumental" type="tns:listarTipoDocumental" /&gt;</text:p>
      <text:p text:style-name="P27">&lt;xs:element name="listarTipoDocumentalResponse" type="tns:listarTipoDocumentalResponse" /&gt;</text:p>
      <text:p text:style-name="P27">&lt;xs:element name="obtenerLibrosOficina" type="tns:obtenerLibrosOficina" /&gt;</text:p>
      <text:p text:style-name="P27">&lt;xs:element name="obtenerLibrosOficinaResponse" type="tns:obtenerLibrosOficinaResponse" /&gt;</text:p>
      <text:p text:style-name="P27">&lt;xs:element name="obtenerLibrosOficinaUsuario" type="tns:obtenerLibrosOficinaUsuario" /&gt;</text:p>
      <text:p text:style-name="P27">&lt;xs:element name="obtenerLibrosOficinaUsuarioResponse" type="tns:obtenerLibrosOficinaUsuarioResponse" /&gt;</text:p>
      <text:p text:style-name="P27">&lt;xs:element name="tipoAsuntoWs" type="tns:tipoAsuntoWs" /&gt;</text:p>
      <text:p text:style-name="P27">&lt;xs:element name="tipoDocumentalWs" type="tns:tipoDocumentalWs" /&gt;</text:p>
      <text:p text:style-name="P27">&lt;xs:complexType name="obtenerLibrosOficinaUsuario"&gt;</text:p>
      <text:p text:style-name="P27">&lt;xs:sequence&gt;</text:p>
      <text:p text:style-name="P27">&lt;xs:element minOccurs="0" name="entidadCodigoDir3" type="xs:string" /&gt;</text:p>
      <text:p text:style-name="P27">&lt;xs:element minOccurs="0" name="usuario" type="xs:string" /&gt;</text:p>
      <text:p text:style-name="P27">&lt;xs:element minOccurs="0" name="tipoRegistro" type="xs:long" /&gt;</text:p>
      <text:p text:style-name="P27">&lt;/xs:sequence&gt;</text:p>
      <text:p text:style-name="P27">&lt;/xs:complexType&gt;</text:p>
      <text:p text:style-name="P27">&lt;xs:complexType name="obtenerLibrosOficinaUsuarioResponse"&gt;</text:p>
      <text:p text:style-name="P27">&lt;xs:sequence&gt;</text:p>
      <text:p text:style-name="P27">&lt;xs:element maxOccurs="unbounded" minOccurs="0" name="return" type="tns:libroOficinaWs" /&gt;</text:p>
      <text:p text:style-name="P27">&lt;/xs:sequence&gt;</text:p>
      <text:p text:style-name="P27">&lt;/xs:complexType&gt;</text:p>
      <text:p text:style-name="P27">&lt;xs:complexType name="libroOficinaWs"&gt;</text:p>
      <text:p text:style-name="P27">&lt;xs:sequence&gt;</text:p>
      <text:p text:style-name="P27">&lt;xs:element minOccurs="0" name="libroWs" type="tns:libroWs" /&gt;</text:p>
      <text:p text:style-name="P27">&lt;xs:element minOccurs="0" name="oficinaWs" type="tns:oficinaWs" /&gt;</text:p>
      <text:p text:style-name="P27">&lt;/xs:sequence&gt;</text:p>
      <text:p text:style-name="P27">&lt;/xs:complexType&gt;</text:p>
      <text:p text:style-name="P27">&lt;xs:complexType name="libroWs"&gt;</text:p>
      <text:p text:style-name="P27">&lt;xs:sequence&gt;</text:p>
      <text:p text:style-name="P27">&lt;xs:element minOccurs="0" name="codigoLibro" type="xs:string" /&gt;</text:p>
      <text:p text:style-name="P27">&lt;xs:element minOccurs="0" name="codigoOrganismo" type="xs:string" /&gt;</text:p>
      <text:p text:style-name="P27">&lt;xs:element minOccurs="0" name="nombreCorto" type="xs:string" /&gt;</text:p>
      <text:p text:style-name="P27">&lt;xs:element minOccurs="0" name="nombreLargo" type="xs:string" /&gt;</text:p>
      <text:p text:style-name="P27"><text:soft-page-break/>&lt;/xs:sequence&gt;</text:p>
      <text:p text:style-name="P27">&lt;/xs:complexType&gt;</text:p>
      <text:p text:style-name="P27">&lt;xs:complexType name="oficina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wsI18NTranslation"&gt;</text:p>
      <text:p text:style-name="P27">&lt;xs:sequence&gt;</text:p>
      <text:p text:style-name="P27">&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listarCodigoAsunto"&gt;</text:p>
      <text:p text:style-name="P27">&lt;xs:sequence&gt;</text:p>
      <text:p text:style-name="P27">&lt;xs:element minOccurs="0" name="entidadCodigoDir3" type="xs:string" /&gt;</text:p>
      <text:p text:style-name="P27">&lt;xs:element minOccurs="0" name="codigoTipoAsunto" type="xs:string" /&gt;</text:p>
      <text:p text:style-name="P27">&lt;/xs:sequence&gt;</text:p>
      <text:p text:style-name="P27">&lt;/xs:complexType&gt;</text:p>
      <text:p text:style-name="P27">&lt;xs:complexType name="listarCodigoAsuntoResponse"&gt;</text:p>
      <text:p text:style-name="P27">&lt;xs:sequence&gt;</text:p>
      <text:p text:style-name="P27">&lt;xs:element maxOccurs="unbounded" minOccurs="0" name="return" type="tns:codigoAsuntoWs" /&gt;</text:p>
      <text:p text:style-name="P27">&lt;/xs:sequence&gt;</text:p>
      <text:p text:style-name="P27">&lt;/xs:complexType&gt;</text:p>
      <text:p text:style-name="P27">&lt;xs:complexType name="codigoAsuntoWs"&gt;</text:p>
      <text:p text:style-name="P27">&lt;xs:sequence&gt;</text:p>
      <text:p text:style-name="P27">&lt;xs:element minOccurs="0" name="codigo" type="xs:string" /&gt;</text:p>
      <text:p text:style-name="P27">&lt;xs:element minOccurs="0" name="nombre" type="xs:string" /&gt;</text:p>
      <text:p text:style-name="P27">&lt;xs:element minOccurs="0" name="tipoAsunto" type="tns:tipoAsuntoWs" /&gt;</text:p>
      <text:p text:style-name="P27">&lt;/xs:sequence&gt;</text:p>
      <text:p text:style-name="P27">&lt;/xs:complexType&gt;</text:p>
      <text:p text:style-name="P27">&lt;xs:complexType name="tipoAsuntoWs"&gt;</text:p>
      <text:p text:style-name="P27">&lt;xs:sequence&gt;</text:p>
      <text:p text:style-name="P27">&lt;xs:element name="activo" type="xs:boolean" /&gt;</text:p>
      <text:p text:style-name="P27"><text:soft-page-break/>&lt;xs:element minOccurs="0" name="codigo" type="xs:string" /&gt;</text:p>
      <text:p text:style-name="P27">&lt;xs:element minOccurs="0" name="nombre" type="xs:string" /&gt;</text:p>
      <text:p text:style-name="P27">&lt;/xs:sequence&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lt;/xs:sequence&gt;</text:p>
      <text:p text:style-name="P27">&lt;/xs:complexType&gt;</text:p>
      <text:p text:style-name="P27">&lt;xs:complexType name="listarTipoAsunto"&gt;</text:p>
      <text:p text:style-name="P27">&lt;xs:sequence&gt;</text:p>
      <text:p text:style-name="P27">&lt;xs:element minOccurs="0" name="entidadCodigoDir3" type="xs:string" /&gt;</text:p>
      <text:p text:style-name="P27">&lt;/xs:sequence&gt;</text:p>
      <text:p text:style-name="P27">&lt;/xs:complexType&gt;</text:p>
      <text:p text:style-name="P27">&lt;xs:complexType name="listarTipoAsuntoResponse"&gt;</text:p>
      <text:p text:style-name="P27">&lt;xs:sequence&gt;</text:p>
      <text:p text:style-name="P27">&lt;xs:element maxOccurs="unbounded" minOccurs="0" name="return" type="tns:tipoAsuntoWs" /&gt;</text:p>
      <text:p text:style-name="P27">&lt;/xs:sequence&gt;</text:p>
      <text:p text:style-name="P27">&lt;/xs:complexType&gt;</text:p>
      <text:p text:style-name="P27">&lt;xs:complexType name="listarOrganismos"&gt;</text:p>
      <text:p text:style-name="P27">&lt;xs:sequence&gt;</text:p>
      <text:p text:style-name="P27">&lt;xs:element minOccurs="0" name="entidadCodigoDir3" type="xs:string" /&gt;</text:p>
      <text:p text:style-name="P27">&lt;/xs:sequence&gt;</text:p>
      <text:p text:style-name="P27">&lt;/xs:complexType&gt;</text:p>
      <text:p text:style-name="P27">&lt;xs:complexType name="listarOrganismosResponse"&gt;</text:p>
      <text:p text:style-name="P27">&lt;xs:sequence&gt;</text:p>
      <text:p text:style-name="P27">&lt;xs:element maxOccurs="unbounded" minOccurs="0" name="return" type="tns:organismoWs" /&gt;</text:p>
      <text:p text:style-name="P27">&lt;/xs:sequence&gt;</text:p>
      <text:p text:style-name="P27">&lt;/xs:complexType&gt;</text:p>
      <text:p text:style-name="P27">&lt;xs:complexType name="organismoWs"&gt;</text:p>
      <text:p text:style-name="P27">&lt;xs:sequence&gt;</text:p>
      <text:p text:style-name="P27">&lt;xs:element minOccurs="0" name="codigo" type="xs:string" /&gt;</text:p>
      <text:p text:style-name="P27">&lt;xs:element minOccurs="0" name="nombre" type="xs:string" /&gt;</text:p>
      <text:p text:style-name="P27">&lt;/xs:sequence&gt;</text:p>
      <text:p text:style-name="P27">&lt;/xs:complexType&gt;</text:p>
      <text:p text:style-name="P27">&lt;xs:complexType name="listarLibros"&gt;</text:p>
      <text:p text:style-name="P27">&lt;xs:sequence&gt;</text:p>
      <text:p text:style-name="P27">&lt;xs:element minOccurs="0" name="entidadCodigoDir3" type="xs:string" /&gt;</text:p>
      <text:p text:style-name="P27"><text:soft-page-break/>&lt;xs:element minOccurs="0" name="oficinaCodigoDir3" type="xs:string" /&gt;</text:p>
      <text:p text:style-name="P27">&lt;xs:element minOccurs="0" name="autorizacion" type="xs:long" /&gt;</text:p>
      <text:p text:style-name="P27">&lt;/xs:sequence&gt;</text:p>
      <text:p text:style-name="P27">&lt;/xs:complexType&gt;</text:p>
      <text:p text:style-name="P27">&lt;xs:complexType name="listarLibrosResponse"&gt;</text:p>
      <text:p text:style-name="P27">&lt;xs:sequence&gt;</text:p>
      <text:p text:style-name="P27">&lt;xs:element maxOccurs="unbounded" minOccurs="0" name="return" type="tns:libroWs" /&gt;</text:p>
      <text:p text:style-name="P27">&lt;/xs:sequence&gt;</text:p>
      <text:p text:style-name="P27">&lt;/xs:complexType&gt;</text:p>
      <text:p text:style-name="P27">&lt;xs:complexType name="listarTipoDocumental"&gt;</text:p>
      <text:p text:style-name="P27">&lt;xs:sequence&gt;</text:p>
      <text:p text:style-name="P27">&lt;xs:element minOccurs="0" name="entidadCodigoDir3" type="xs:string" /&gt;</text:p>
      <text:p text:style-name="P27">&lt;/xs:sequence&gt;</text:p>
      <text:p text:style-name="P27">&lt;/xs:complexType&gt;</text:p>
      <text:p text:style-name="P27">&lt;xs:complexType name="listarTipoDocumentalResponse"&gt;</text:p>
      <text:p text:style-name="P27">&lt;xs:sequence&gt;</text:p>
      <text:p text:style-name="P27">&lt;xs:element maxOccurs="unbounded" minOccurs="0" name="return" type="tns:tipoDocumentalWs" /&gt;</text:p>
      <text:p text:style-name="P27">&lt;/xs:sequence&gt;</text:p>
      <text:p text:style-name="P27">&lt;/xs:complexType&gt;</text:p>
      <text:p text:style-name="P27">&lt;xs:complexType name="tipoDocumentalWs"&gt;</text:p>
      <text:p text:style-name="P27">&lt;xs:sequence&gt;</text:p>
      <text:p text:style-name="P27">&lt;xs:element minOccurs="0" name="codigoNTI" type="xs:string"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lt;xs:sequence&gt;</text:p>
      <text:p text:style-name="P27">&lt;xs:element name="return" type="xs:int" /&gt;</text:p>
      <text:p text:style-name="P27">&lt;/xs:sequence&gt;</text:p>
      <text:p text:style-name="P27">&lt;/xs:complexType&gt;</text:p>
      <text:p text:style-name="P27">&lt;xs:complexType name="listarOficinas"&gt;</text:p>
      <text:p text:style-name="P27">&lt;xs:sequence&gt;</text:p>
      <text:p text:style-name="P27">&lt;xs:element minOccurs="0" name="entidadCodigoDir3" type="xs:string" /&gt;</text:p>
      <text:p text:style-name="P27">&lt;xs:element minOccurs="0" name="autorizacion" type="xs:long" /&gt;</text:p>
      <text:p text:style-name="P27">&lt;/xs:sequence&gt;</text:p>
      <text:p text:style-name="P27">&lt;/xs:complexType&gt;</text:p>
      <text:p text:style-name="P27">&lt;xs:complexType name="listarOficinasResponse"&gt;</text:p>
      <text:p text:style-name="P27">&lt;xs:sequence&gt;</text:p>
      <text:p text:style-name="P27">&lt;xs:element maxOccurs="unbounded" minOccurs="0" name="return" <text:soft-page-break/>type="tns:oficinaWs" /&gt;</text:p>
      <text:p text:style-name="P27">&lt;/xs:sequence&gt;</text:p>
      <text:p text:style-name="P27">&lt;/xs:complexType&gt;</text:p>
      <text:p text:style-name="P27">&lt;xs:complexType name="obtenerLibrosOficina"&gt;</text:p>
      <text:p text:style-name="P27">&lt;xs:sequence&gt;</text:p>
      <text:p text:style-name="P27">&lt;xs:element minOccurs="0" name="entidadCodigoDir3" type="xs:string" /&gt;</text:p>
      <text:p text:style-name="P27">&lt;xs:element minOccurs="0" name="tipoRegistro" type="xs:long" /&gt;</text:p>
      <text:p text:style-name="P27">&lt;/xs:sequence&gt;</text:p>
      <text:p text:style-name="P27">&lt;/xs:complexType&gt;</text:p>
      <text:p text:style-name="P27">&lt;xs:complexType name="obtenerLibrosOficinaResponse"&gt;</text:p>
      <text:p text:style-name="P27">&lt;xs:sequence&gt;</text:p>
      <text:p text:style-name="P27">&lt;xs:element maxOccurs="unbounded" minOccurs="0" name="return" type="tns:libroOficinaWs"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CodigoAsuntoResponse"&gt;</text:p>
      <text:p text:style-name="P27"><text:s text:c="4"/>&lt;wsdl:part element="tns:listarCodigoAsuntoResponse" name="parameters"&gt;</text:p>
      <text:p text:style-name="P27"><text:s text:c="4"/>&lt;/wsdl:part&gt;</text:p>
      <text:p text:style-name="P27"><text:s text:c="2"/>&lt;/wsdl:message&gt;</text:p>
      <text:p text:style-name="P27"><text:s text:c="2"/>&lt;wsdl:message name="obtenerLibrosOficinaUsuario"&gt;</text:p>
      <text:p text:style-name="P27"><text:s text:c="4"/>&lt;wsdl:part element="tns:obtenerLibrosOficinaUsuario" name="parameters"&gt;</text:p>
      <text:p text:style-name="P27"><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listarTipoAsuntoResponse"&gt;</text:p>
      <text:p text:style-name="P27"><text:s text:c="4"/>&lt;wsdl:part element="tns:listarTipoAsuntoResponse" name="parameters"&gt;</text:p>
      <text:p text:style-name="P27"><text:s text:c="4"/>&lt;/wsdl:part&gt;</text:p>
      <text:p text:style-name="P27"><text:s text:c="2"/>&lt;/wsdl:message&gt;</text:p>
      <text:p text:style-name="P27"><text:s text:c="2"/>&lt;wsdl:message name="listarCodigoAsunto"&gt;</text:p>
      <text:p text:style-name="P27"><text:s text:c="4"/>&lt;wsdl:part element="tns:listarCodigoAsunto" name="parameters"&gt;</text:p>
      <text:p text:style-name="P27"><text:s text:c="4"/>&lt;/wsdl:part&gt;</text:p>
      <text:p text:style-name="P27"><text:soft-page-break/><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 text:c="2"/>&lt;/wsdl:message&gt;</text:p>
      <text:p text:style-name="P27"><text:s text:c="2"/>&lt;wsdl:message name="listarTipoDocumental"&gt;</text:p>
      <text:p text:style-name="P27"><text:s text:c="4"/>&lt;wsdl:part element="tns:listarTipoDocumental" name="parameters"&gt;</text:p>
      <text:p text:style-name="P27"><text:s text:c="4"/>&lt;/wsdl:part&gt;</text:p>
      <text:p text:style-name="P27"><text:s text:c="2"/>&lt;/wsdl:message&gt;</text:p>
      <text:p text:style-name="P27"><text:s text:c="2"/>&lt;wsdl:message name="listarOrganismosResponse"&gt;</text:p>
      <text:p text:style-name="P27"><text:s text:c="4"/>&lt;wsdl:part element="tns:listarOrganismosResponse" name="parameters"&gt;</text:p>
      <text:p text:style-name="P27"><text:s text:c="4"/>&lt;/wsdl:part&gt;</text:p>
      <text:p text:style-name="P27"><text:s text:c="2"/>&lt;/wsdl:message&gt;</text:p>
      <text:p text:style-name="P27"><text:s text:c="2"/>&lt;wsdl:message name="listarLibrosResponse"&gt;</text:p>
      <text:p text:style-name="P27"><text:s text:c="4"/>&lt;wsdl:part element="tns:listarLibrosResponse" name="parameters"&gt;</text:p>
      <text:p text:style-name="P27"><text:s text:c="4"/>&lt;/wsdl:part&gt;</text:p>
      <text:p text:style-name="P27"><text:s text:c="2"/>&lt;/wsdl:message&gt;</text:p>
      <text:p text:style-name="P27"><text:s text:c="2"/>&lt;wsdl:message name="obtenerLibrosOficina"&gt;</text:p>
      <text:p text:style-name="P27"><text:s text:c="4"/>&lt;wsdl:part element="tns:obtenerLibrosOficina" name="parameters"&gt;</text:p>
      <text:p text:style-name="P27"><text:s text:c="4"/>&lt;/wsdl:part&gt;</text:p>
      <text:p text:style-name="P27"><text:s text:c="2"/>&lt;/wsdl:message&gt;</text:p>
      <text:p text:style-name="P27"><text:s text:c="2"/>&lt;wsdl:message name="obtenerLibrosOficinaUsuarioResponse"&gt;</text:p>
      <text:p text:style-name="P27"><text:s text:c="4"/>&lt;wsdl:part element="tns:obtenerLibrosOficinaUsuarioResponse" name="parameters"&gt;</text:p>
      <text:p text:style-name="P27"><text:s text:c="4"/>&lt;/wsdl:part&gt;</text:p>
      <text:p text:style-name="P27"><text:s text:c="2"/>&lt;/wsdl:message&gt;</text:p>
      <text:p text:style-name="P27"><text:s text:c="2"/>&lt;wsdl:message name="listarLibros"&gt;</text:p>
      <text:p text:style-name="P27"><text:s text:c="4"/>&lt;wsdl:part element="tns:listarLibros" name="parameters"&gt;</text:p>
      <text:p text:style-name="P27"><text:s text:c="4"/>&lt;/wsdl:part&gt;</text:p>
      <text:p text:style-name="P27"><text:s text:c="2"/>&lt;/wsdl:message&gt;</text:p>
      <text:p text:style-name="P27"><text:s text:c="2"/>&lt;wsdl:message name="listarOficinas"&gt;</text:p>
      <text:p text:style-name="P27"><text:s text:c="4"/>&lt;wsdl:part element="tns:listarOficinas" name="parameters"&gt;</text:p>
      <text:p text:style-name="P27"><text:s text:c="4"/>&lt;/wsdl:part&gt;</text:p>
      <text:p text:style-name="P27"><text:s text:c="2"/>&lt;/wsdl:message&gt;</text:p>
      <text:p text:style-name="P27"><text:s text:c="2"/>&lt;wsdl:message name="listarOficinasResponse"&gt;</text:p>
      <text:p text:style-name="P27"><text:s text:c="4"/>&lt;wsdl:part element="tns:listarOficinasResponse" name="parameters"&gt;</text:p>
      <text:p text:style-name="P27"><text:s text:c="4"/>&lt;/wsdl:part&gt;</text:p>
      <text:p text:style-name="P27"><text:s text:c="2"/>&lt;/wsdl:message&gt;</text:p>
      <text:p text:style-name="P27"><text:s text:c="2"/>&lt;wsdl:message name="obtenerLibrosOficinaResponse"&gt;</text:p>
      <text:p text:style-name="P27"><text:s text:c="4"/>&lt;wsdl:part element="tns:obtenerLibrosOficinaResponse" name="parameters"&gt;</text:p>
      <text:p text:style-name="P27"><text:s text:c="4"/>&lt;/wsdl:part&gt;</text:p>
      <text:p text:style-name="P27"><text:s text:c="2"/>&lt;/wsdl:message&gt;</text:p>
      <text:p text:style-name="P27"><text:soft-page-break/><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listarTipoAsunto"&gt;</text:p>
      <text:p text:style-name="P27"><text:s text:c="4"/>&lt;wsdl:part element="tns:listarTipoAsunto"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 text:c="4"/>&lt;/wsdl:part&gt;</text:p>
      <text:p text:style-name="P27"><text:s text:c="2"/>&lt;/wsdl:message&gt;</text:p>
      <text:p text:style-name="P27"><text:s text:c="2"/>&lt;wsdl:message name="listarTipoDocumentalResponse"&gt;</text:p>
      <text:p text:style-name="P27"><text:s text:c="4"/>&lt;wsdl:part element="tns:listarTipoDocumentalResponse" name="parameters"&gt;</text:p>
      <text:p text:style-name="P27"><text:s text:c="4"/>&lt;/wsdl:part&gt;</text:p>
      <text:p text:style-name="P27"><text:s text:c="2"/>&lt;/wsdl:message&gt;</text:p>
      <text:p text:style-name="P27"><text:s text:c="2"/>&lt;wsdl:message name="listarOrganismos"&gt;</text:p>
      <text:p text:style-name="P27"><text:s text:c="4"/>&lt;wsdl:part element="tns:listarOrganismos" name="parameters"&gt;</text:p>
      <text:p text:style-name="P27"><text:s text:c="4"/>&lt;/wsdl:part&gt;</text:p>
      <text:p text:style-name="P27"><text:s text:c="2"/>&lt;/wsdl:message&gt;</text:p>
      <text:p text:style-name="P27"><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portType name="RegWebInfoWs"&gt;</text:p>
      <text:p text:style-name="P27"><text:s text:c="4"/>&lt;wsdl:operation name="obtenerLibrosOficinaUsuario"&gt;</text:p>
      <text:p text:style-name="P27"><text:s text:c="6"/>&lt;wsdl:input message="tns:obtenerLibrosOficinaUsuario" name="obtenerLibrosOficinaUsuario"&gt;</text:p>
      <text:p text:style-name="P27"><text:s text:c="4"/>&lt;/wsdl:input&gt;</text:p>
      <text:p text:style-name="P27"><text:s text:c="6"/>&lt;wsdl:output message="tns:obtenerLibrosOficinaUsuarioResponse" name="obtenerLibrosOficinaUsuari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CodigoAsunto"&gt;</text:p>
      <text:p text:style-name="P27"><text:s text:c="6"/>&lt;wsdl:input message="tns:listarCodigoAsunto" name="listarCodigoAsunto"&gt;</text:p>
      <text:p text:style-name="P27"><text:s text:c="4"/>&lt;/wsdl:input&gt;</text:p>
      <text:p text:style-name="P27"><text:s text:c="6"/>&lt;wsdl:output message="tns:listarCodigoAsuntoResponse" name="listarCodigoAsuntoResponse"&gt;</text:p>
      <text:p text:style-name="P27"><text:s text:c="4"/>&lt;/wsdl:output&gt;</text:p>
      <text:p text:style-name="P27"><text:s text:c="6"/>&lt;wsdl:fault message="tns:WsI18NException" name="WsI18NException"&gt;</text:p>
      <text:p text:style-name="P27"><text:s text:c="4"/>&lt;/wsdl:fault&gt;</text:p>
      <text:p text:style-name="P27"><text:soft-page-break/><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TipoAsunto"&gt;</text:p>
      <text:p text:style-name="P27"><text:s text:c="6"/>&lt;wsdl:input message="tns:listarTipoAsunto" name="listarTipoAsunto"&gt;</text:p>
      <text:p text:style-name="P27"><text:s text:c="4"/>&lt;/wsdl:input&gt;</text:p>
      <text:p text:style-name="P27"><text:s text:c="6"/>&lt;wsdl:output message="tns:listarTipoAsuntoResponse" name="listarTipoAsunto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Organismos"&gt;</text:p>
      <text:p text:style-name="P27"><text:s text:c="6"/>&lt;wsdl:input message="tns:listarOrganismos" name="listarOrganismos"&gt;</text:p>
      <text:p text:style-name="P27"><text:s text:c="4"/>&lt;/wsdl:input&gt;</text:p>
      <text:p text:style-name="P27"><text:s text:c="6"/>&lt;wsdl:output message="tns:listarOrganismosResponse" name="listarOrganism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Libros"&gt;</text:p>
      <text:p text:style-name="P27"><text:s text:c="6"/>&lt;wsdl:input message="tns:listarLibros" name="listarLibros"&gt;</text:p>
      <text:p text:style-name="P27"><text:s text:c="4"/>&lt;/wsdl:input&gt;</text:p>
      <text:p text:style-name="P27"><text:s text:c="6"/>&lt;wsdl:output message="tns:listarLibrosResponse" name="listarLibro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listarTipoDocumental"&gt;</text:p>
      <text:p text:style-name="P27"><text:s text:c="6"/>&lt;wsdl:input message="tns:listarTipoDocumental" name="listarTipoDocumental"&gt;</text:p>
      <text:p text:style-name="P27"><text:s text:c="4"/>&lt;/wsdl:input&gt;</text:p>
      <text:p text:style-name="P27"><text:s text:c="6"/>&lt;wsdl:output message="tns:listarTipoDocumentalResponse" name="listarTipoDocumental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oft-page-break/><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listarOficinas"&gt;</text:p>
      <text:p text:style-name="P27"><text:s text:c="6"/>&lt;wsdl:input message="tns:listarOficinas" name="listarOficinas"&gt;</text:p>
      <text:p text:style-name="P27"><text:s text:c="4"/>&lt;/wsdl:input&gt;</text:p>
      <text:p text:style-name="P27"><text:s text:c="6"/>&lt;wsdl:output message="tns:listarOficinasResponse" name="listarOficinas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obtenerLibrosOficina"&gt;</text:p>
      <text:p text:style-name="P27"><text:s text:c="6"/>&lt;wsdl:input message="tns:obtenerLibrosOficina" name="obtenerLibrosOficina"&gt;</text:p>
      <text:p text:style-name="P27"><text:s text:c="4"/>&lt;/wsdl:input&gt;</text:p>
      <text:p text:style-name="P27"><text:s text:c="6"/>&lt;wsdl:output message="tns:obtenerLibrosOficinaResponse" name="obtenerLibrosOfici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InfoWsServiceSoapBinding" type="tns:RegWebInfoWs"&gt;</text:p>
      <text:p text:style-name="P27"><text:s text:c="4"/>&lt;soap:binding style="document" transport="http://schemas.xmlsoap.org/soap/http" /&gt;</text:p>
      <text:p text:style-name="P27"><text:s text:c="4"/>&lt;wsdl:operation name="listarCodigoAsunto"&gt;</text:p>
      <text:p text:style-name="P27"><text:s text:c="6"/>&lt;soap:operation soapAction="" style="document" /&gt;</text:p>
      <text:p text:style-name="P27"><text:s text:c="6"/>&lt;wsdl:input name="listarCodigoAsunto"&gt;</text:p>
      <text:p text:style-name="P27"><text:s text:c="8"/>&lt;soap:body use="literal" /&gt;</text:p>
      <text:p text:style-name="P27"><text:s text:c="6"/>&lt;/wsdl:input&gt;</text:p>
      <text:p text:style-name="P27"><text:s text:c="6"/>&lt;wsdl:output name="listarCodig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Usuario"&gt;</text:p>
      <text:p text:style-name="P27"><text:s text:c="6"/>&lt;soap:operation soapAction="" style="document" /&gt;</text:p>
      <text:p text:style-name="P27"><text:soft-page-break/><text:s text:c="6"/>&lt;wsdl:input name="obtenerLibrosOficinaUsuario"&gt;</text:p>
      <text:p text:style-name="P27"><text:s text:c="8"/>&lt;soap:body use="literal" /&gt;</text:p>
      <text:p text:style-name="P27"><text:s text:c="6"/>&lt;/wsdl:input&gt;</text:p>
      <text:p text:style-name="P27"><text:s text:c="6"/>&lt;wsdl:output name="obtenerLibrosOficinaUsuari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TipoAsunto"&gt;</text:p>
      <text:p text:style-name="P27"><text:s text:c="6"/>&lt;soap:operation soapAction="" style="document" /&gt;</text:p>
      <text:p text:style-name="P27"><text:s text:c="6"/>&lt;wsdl:input name="listarTipoAsunto"&gt;</text:p>
      <text:p text:style-name="P27"><text:s text:c="8"/>&lt;soap:body use="literal" /&gt;</text:p>
      <text:p text:style-name="P27"><text:s text:c="6"/>&lt;/wsdl:input&gt;</text:p>
      <text:p text:style-name="P27"><text:s text:c="6"/>&lt;wsdl:output name="listarTipoAsunto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Organismos"&gt;</text:p>
      <text:p text:style-name="P27"><text:s text:c="6"/>&lt;soap:operation soapAction="" style="document" /&gt;</text:p>
      <text:p text:style-name="P27"><text:s text:c="6"/>&lt;wsdl:input name="listarOrganismos"&gt;</text:p>
      <text:p text:style-name="P27"><text:s text:c="8"/>&lt;soap:body use="literal" /&gt;</text:p>
      <text:p text:style-name="P27"><text:s text:c="6"/>&lt;/wsdl:input&gt;</text:p>
      <text:p text:style-name="P27"><text:s text:c="6"/>&lt;wsdl:output name="listarOrganismo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oft-page-break/><text:s text:c="4"/>&lt;/wsdl:operation&gt;</text:p>
      <text:p text:style-name="P27"><text:s text:c="4"/>&lt;wsdl:operation name="listarLibros"&gt;</text:p>
      <text:p text:style-name="P27"><text:s text:c="6"/>&lt;soap:operation soapAction="" style="document" /&gt;</text:p>
      <text:p text:style-name="P27"><text:s text:c="6"/>&lt;wsdl:input name="listarLibros"&gt;</text:p>
      <text:p text:style-name="P27"><text:s text:c="8"/>&lt;soap:body use="literal" /&gt;</text:p>
      <text:p text:style-name="P27"><text:s text:c="6"/>&lt;/wsdl:input&gt;</text:p>
      <text:p text:style-name="P27"><text:s text:c="6"/>&lt;wsdl:output name="listarLibro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listarTipoDocumental"&gt;</text:p>
      <text:p text:style-name="P27"><text:s text:c="6"/>&lt;soap:operation soapAction="" style="document" /&gt;</text:p>
      <text:p text:style-name="P27"><text:s text:c="6"/>&lt;wsdl:input name="listarTipoDocumental"&gt;</text:p>
      <text:p text:style-name="P27"><text:s text:c="8"/>&lt;soap:body use="literal" /&gt;</text:p>
      <text:p text:style-name="P27"><text:s text:c="6"/>&lt;/wsdl:input&gt;</text:p>
      <text:p text:style-name="P27"><text:s text:c="6"/>&lt;wsdl:output name="listarTipoDocumental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listarOficinas"&gt;</text:p>
      <text:p text:style-name="P27"><text:s text:c="6"/>&lt;soap:operation soapAction="" style="document" /&gt;</text:p>
      <text:p text:style-name="P27"><text:s text:c="6"/>&lt;wsdl:input name="listarOficinas"&gt;</text:p>
      <text:p text:style-name="P27"><text:s text:c="8"/>&lt;soap:body use="literal" /&gt;</text:p>
      <text:p text:style-name="P27"><text:s text:c="6"/>&lt;/wsdl:input&gt;</text:p>
      <text:p text:style-name="P27"><text:s text:c="6"/>&lt;wsdl:output name="listarOficinasResponse"&gt;</text:p>
      <text:p text:style-name="P27"><text:s text:c="8"/>&lt;soap:body use="literal" /&gt;</text:p>
      <text:p text:style-name="P27"><text:s text:c="6"/>&lt;/wsdl:output&gt;</text:p>
      <text:p text:style-name="P27"><text:soft-page-break/><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obtenerLibrosOficina"&gt;</text:p>
      <text:p text:style-name="P27"><text:s text:c="6"/>&lt;soap:operation soapAction="" style="document" /&gt;</text:p>
      <text:p text:style-name="P27"><text:s text:c="6"/>&lt;wsdl:input name="obtenerLibrosOficina"&gt;</text:p>
      <text:p text:style-name="P27"><text:s text:c="8"/>&lt;soap:body use="literal" /&gt;</text:p>
      <text:p text:style-name="P27"><text:s text:c="6"/>&lt;/wsdl:input&gt;</text:p>
      <text:p text:style-name="P27"><text:s text:c="6"/>&lt;wsdl:output name="obtenerLibrosOfici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InfoWsService"&gt;</text:p>
      <text:p text:style-name="P27"><text:s text:c="4"/>&lt;wsdl:port binding="tns:RegWebInfoWsServiceSoapBinding" name="RegWebInfoWs"&gt;</text:p>
      <text:p text:style-name="P27"><text:s text:c="6"/>&lt;soap:address location="http://localhost:8080/regweb3/ws/v3/RegWebInfo" /&gt;</text:p>
      <text:p text:style-name="P27"><text:s text:c="4"/>&lt;/wsdl:port&gt;</text:p>
      <text:p text:style-name="P27"><text:s text:c="2"/>&lt;/wsdl:service&gt;</text:p>
      <text:p text:style-name="P27">&lt;/wsdl:definitions&gt;</text:p>
      <text:h text:style-name="Heading_20_2" text:outline-level="2">Personas</text:h>
      <text:p text:style-name="P27">&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7"><text:s text:c="2"/>&lt;wsdl:types&gt;</text:p>
      <text:p text:style-name="P27">&lt;xs:schema attributeFormDefault="unqualified" elementFormDefault="unqualified" targetNamespace="http://impl.v3.ws.regweb3.caib.es/" xmlns:tns="http://impl.v3.ws.regweb3.caib.es/" xmlns:xs="http://www.w3.org/2001/XMLSchema"&gt;</text:p>
      <text:p text:style-name="P27">&lt;xs:element name="actualizarPersona" type="tns:actualizarPersona" /&gt;</text:p>
      <text:p text:style-name="P27">&lt;xs:element name="actualizarPersonaResponse" type="tns:actualizarPersonaResponse" /&gt;</text:p>
      <text:p text:style-name="P27">&lt;xs:element name="borrarPersona" type="tns:borrarPersona" /&gt;</text:p>
      <text:p text:style-name="P27">&lt;xs:element name="borrarPersonaResponse" type="tns:borrarPersonaResponse" /&gt;</text:p>
      <text:p text:style-name="P27">&lt;xs:element name="crearPersona" type="tns:crearPersona" /&gt;</text:p>
      <text:p text:style-name="P27">&lt;xs:element name="crearPersonaResponse" type="tns:crearPersonaResponse" /&gt;</text:p>
      <text:p text:style-name="P27">&lt;xs:element name="getVersion" type="tns:getVersion" /&gt;</text:p>
      <text:p text:style-name="P27"><text:soft-page-break/>&lt;xs:element name="getVersionResponse" type="tns:getVersionResponse" /&gt;</text:p>
      <text:p text:style-name="P27">&lt;xs:element name="getVersionWs" type="tns:getVersionWs" /&gt;</text:p>
      <text:p text:style-name="P27">&lt;xs:element name="getVersionWsResponse" type="tns:getVersionWsResponse" /&gt;</text:p>
      <text:p text:style-name="P27">&lt;xs:element name="listarPersonas" type="tns:listarPersonas" /&gt;</text:p>
      <text:p text:style-name="P27">&lt;xs:element name="listarPersonasResponse" type="tns:listarPersonasResponse" /&gt;</text:p>
      <text:p text:style-name="P27">&lt;xs:element name="personaWs" type="tns:personaWs" /&gt;</text:p>
      <text:p text:style-name="P27">&lt;xs:complexType name="crearPersona"&gt;</text:p>
      <text:p text:style-name="P27">&lt;xs:sequence&gt;</text:p>
      <text:p text:style-name="P27">&lt;xs:element minOccurs="0" name="personaWs" type="tns:personaWs" /&gt;</text:p>
      <text:p text:style-name="P27">&lt;/xs:sequence&gt;</text:p>
      <text:p text:style-name="P27">&lt;/xs:complexType&gt;</text:p>
      <text:p text:style-name="P27">&lt;xs:complexType name="personaWs"&gt;</text:p>
      <text:p text:style-name="P27">&lt;xs:sequence&gt;</text:p>
      <text:p text:style-name="P27">&lt;xs:element minOccurs="0" name="apellido1" type="xs:string" /&gt;</text:p>
      <text:p text:style-name="P27">&lt;xs:element minOccurs="0" name="apellido2" type="xs:string" /&gt;</text:p>
      <text:p text:style-name="P27">&lt;xs:element minOccurs="0" name="canal" type="xs:long" /&gt;</text:p>
      <text:p text:style-name="P27">&lt;xs:element minOccurs="0" name="codigoEntidadGeograficaDir3ID" type="xs:string" /&gt;</text:p>
      <text:p text:style-name="P27">&lt;xs:element minOccurs="0" name="cp" type="xs:string" /&gt;</text:p>
      <text:p text:style-name="P27">&lt;xs:element minOccurs="0" name="direccion" type="xs:string" /&gt;</text:p>
      <text:p text:style-name="P27">&lt;xs:element minOccurs="0" name="direccionElectronica" type="xs:string" /&gt;</text:p>
      <text:p text:style-name="P27">&lt;xs:element minOccurs="0" name="documento" type="xs:string" /&gt;</text:p>
      <text:p text:style-name="P27">&lt;xs:element minOccurs="0" name="email" type="xs:string" /&gt;</text:p>
      <text:p text:style-name="P27">&lt;xs:element name="entidadDir3ID" type="xs:string" /&gt;</text:p>
      <text:p text:style-name="P27">&lt;xs:element name="guardarInteresado" type="xs:boolean" /&gt;</text:p>
      <text:p text:style-name="P27">&lt;xs:element minOccurs="0" name="id" type="xs:long" /&gt;</text:p>
      <text:p text:style-name="P27">&lt;xs:element minOccurs="0" name="localidadDir3ID" type="xs:long" /&gt;</text:p>
      <text:p text:style-name="P27">&lt;xs:element minOccurs="0" name="nombre" type="xs:string" /&gt;</text:p>
      <text:p text:style-name="P27">&lt;xs:element minOccurs="0" name="observaciones" type="xs:string" /&gt;</text:p>
      <text:p text:style-name="P27">&lt;xs:element minOccurs="0" name="paisDir3ID" type="xs:long" /&gt;</text:p>
      <text:p text:style-name="P27">&lt;xs:element minOccurs="0" name="provinciaDir3ID" type="xs:long" /&gt;</text:p>
      <text:p text:style-name="P27">&lt;xs:element minOccurs="0" name="razonSocial" type="xs:string" /&gt;</text:p>
      <text:p text:style-name="P27">&lt;xs:element minOccurs="0" name="telefono" type="xs:string" /&gt;</text:p>
      <text:p text:style-name="P27">&lt;xs:element minOccurs="0" name="tipoDocumentoIdentificacionNTI" type="xs:string" /&gt;</text:p>
      <text:p text:style-name="P27">&lt;xs:element minOccurs="0" name="tipoPersonaID" type="xs:long" /&gt;</text:p>
      <text:p text:style-name="P27">&lt;/xs:sequence&gt;</text:p>
      <text:p text:style-name="P27">&lt;/xs:complexType&gt;</text:p>
      <text:p text:style-name="P27">&lt;xs:complexType name="crearPersonaResponse"&gt;</text:p>
      <text:p text:style-name="P27">&lt;xs:sequence&gt;</text:p>
      <text:p text:style-name="P27">&lt;xs:element minOccurs="0" name="return" type="xs:long" /&gt;</text:p>
      <text:p text:style-name="P27">&lt;/xs:sequence&gt;</text:p>
      <text:p text:style-name="P27">&lt;/xs:complexType&gt;</text:p>
      <text:p text:style-name="P27"><text:soft-page-break/>&lt;xs:complexType name="wsFieldValidationError"&gt;</text:p>
      <text:p text:style-name="P27">&lt;xs:sequence&gt;</text:p>
      <text:p text:style-name="P27">&lt;xs:element name="label" type="xs:string" /&gt;</text:p>
      <text:p text:style-name="P27">&lt;xs:element name="field" type="xs:string" /&gt;</text:p>
      <text:p text:style-name="P27">&lt;xs:element name="translation" type="tns:wsI18NTranslation" /&gt;</text:p>
      <text:p text:style-name="P27">&lt;xs:element name="error" type="xs:string" /&gt;</text:p>
      <text:p text:style-name="P27">&lt;/xs:sequence&gt;</text:p>
      <text:p text:style-name="P27">&lt;/xs:complexType&gt;</text:p>
      <text:p text:style-name="P27">&lt;xs:complexType name="wsI18NTranslation"&gt;</text:p>
      <text:p text:style-name="P27">&lt;xs:sequence&gt;</text:p>
      <text:p text:style-name="P27">&lt;xs:element minOccurs="0" name="code" type="xs:string" /&gt;</text:p>
      <text:p text:style-name="P27">&lt;xs:element maxOccurs="unbounded" minOccurs="0" name="args" type="tns:wsI18NArgument" /&gt;</text:p>
      <text:p text:style-name="P27">&lt;/xs:sequence&gt;</text:p>
      <text:p text:style-name="P27">&lt;/xs:complexType&gt;</text:p>
      <text:p text:style-name="P27">&lt;xs:complexType name="wsI18NArgument"&gt;</text:p>
      <text:p text:style-name="P27">&lt;xs:sequence&gt;</text:p>
      <text:p text:style-name="P27">&lt;xs:element minOccurs="0" name="value" type="xs:string" /&gt;</text:p>
      <text:p text:style-name="P27">&lt;xs:element name="translate" type="xs:boolean" /&gt;</text:p>
      <text:p text:style-name="P27">&lt;/xs:sequence&gt;</text:p>
      <text:p text:style-name="P27">&lt;/xs:complexType&gt;</text:p>
      <text:p text:style-name="P27">&lt;xs:complexType name="borrarPersona"&gt;</text:p>
      <text:p text:style-name="P27">&lt;xs:sequence&gt;</text:p>
      <text:p text:style-name="P27">&lt;xs:element minOccurs="0" name="personaID" type="xs:long" /&gt;</text:p>
      <text:p text:style-name="P27">&lt;/xs:sequence&gt;</text:p>
      <text:p text:style-name="P27">&lt;/xs:complexType&gt;</text:p>
      <text:p text:style-name="P27">&lt;xs:complexType name="borrarPersonaResponse"&gt;</text:p>
      <text:p text:style-name="P27">&lt;xs:sequence /&gt;</text:p>
      <text:p text:style-name="P27">&lt;/xs:complexType&gt;</text:p>
      <text:p text:style-name="P27">&lt;xs:complexType name="getVersion"&gt;</text:p>
      <text:p text:style-name="P27">&lt;xs:sequence /&gt;</text:p>
      <text:p text:style-name="P27">&lt;/xs:complexType&gt;</text:p>
      <text:p text:style-name="P27">&lt;xs:complexType name="getVersionResponse"&gt;</text:p>
      <text:p text:style-name="P27">&lt;xs:sequence&gt;</text:p>
      <text:p text:style-name="P27">&lt;xs:element minOccurs="0" name="return" type="xs:string" /&gt;</text:p>
      <text:p text:style-name="P27">&lt;/xs:sequence&gt;</text:p>
      <text:p text:style-name="P27">&lt;/xs:complexType&gt;</text:p>
      <text:p text:style-name="P27">&lt;xs:complexType name="listarPersonas"&gt;</text:p>
      <text:p text:style-name="P27">&lt;xs:sequence&gt;</text:p>
      <text:p text:style-name="P27">&lt;xs:element minOccurs="0" name="entidadCodigoDir3" type="xs:string" /&gt;</text:p>
      <text:p text:style-name="P27">&lt;/xs:sequence&gt;</text:p>
      <text:p text:style-name="P27">&lt;/xs:complexType&gt;</text:p>
      <text:p text:style-name="P27"><text:soft-page-break/>&lt;xs:complexType name="listarPersonasResponse"&gt;</text:p>
      <text:p text:style-name="P27">&lt;xs:sequence&gt;</text:p>
      <text:p text:style-name="P27">&lt;xs:element maxOccurs="unbounded" minOccurs="0" name="return" type="tns:personaWs" /&gt;</text:p>
      <text:p text:style-name="P27">&lt;/xs:sequence&gt;</text:p>
      <text:p text:style-name="P27">&lt;/xs:complexType&gt;</text:p>
      <text:p text:style-name="P27">&lt;xs:complexType name="getVersionWs"&gt;</text:p>
      <text:p text:style-name="P27">&lt;xs:sequence /&gt;</text:p>
      <text:p text:style-name="P27">&lt;/xs:complexType&gt;</text:p>
      <text:p text:style-name="P27">&lt;xs:complexType name="getVersionWsResponse"&gt;</text:p>
      <text:p text:style-name="P27">&lt;xs:sequence&gt;</text:p>
      <text:p text:style-name="P27">&lt;xs:element name="return" type="xs:int" /&gt;</text:p>
      <text:p text:style-name="P27">&lt;/xs:sequence&gt;</text:p>
      <text:p text:style-name="P27">&lt;/xs:complexType&gt;</text:p>
      <text:p text:style-name="P27">&lt;xs:complexType name="actualizarPersona"&gt;</text:p>
      <text:p text:style-name="P27">&lt;xs:sequence&gt;</text:p>
      <text:p text:style-name="P27">&lt;xs:element minOccurs="0" name="personaWs" type="tns:personaWs" /&gt;</text:p>
      <text:p text:style-name="P27">&lt;/xs:sequence&gt;</text:p>
      <text:p text:style-name="P27">&lt;/xs:complexType&gt;</text:p>
      <text:p text:style-name="P27">&lt;xs:complexType name="actualizarPersonaResponse"&gt;</text:p>
      <text:p text:style-name="P27">&lt;xs:sequence /&gt;</text:p>
      <text:p text:style-name="P27">&lt;/xs:complexType&gt;</text:p>
      <text:p text:style-name="P27">&lt;xs:element name="WsValidationErrors" type="tns:WsValidationErrors" /&gt;</text:p>
      <text:p text:style-name="P27">&lt;xs:complexType name="WsValidationErrors"&gt;</text:p>
      <text:p text:style-name="P27">&lt;xs:sequence&gt;</text:p>
      <text:p text:style-name="P27">&lt;xs:element maxOccurs="unbounded" minOccurs="0" name="fieldFaults" type="tns:wsFieldValidationError" /&gt;</text:p>
      <text:p text:style-name="P27">&lt;/xs:sequence&gt;</text:p>
      <text:p text:style-name="P27">&lt;/xs:complexType&gt;</text:p>
      <text:p text:style-name="P27">&lt;xs:element name="WsI18NError" type="tns:WsI18NError" /&gt;</text:p>
      <text:p text:style-name="P27">&lt;xs:complexType name="WsI18NError"&gt;</text:p>
      <text:p text:style-name="P27">&lt;xs:sequence&gt;</text:p>
      <text:p text:style-name="P27">&lt;xs:element name="translation" nillable="true" type="tns:wsI18NTranslation" /&gt;</text:p>
      <text:p text:style-name="P27">&lt;/xs:sequence&gt;</text:p>
      <text:p text:style-name="P27">&lt;/xs:complexType&gt;</text:p>
      <text:p text:style-name="P27">&lt;/xs:schema&gt;</text:p>
      <text:p text:style-name="P27"><text:s text:c="2"/>&lt;/wsdl:types&gt;</text:p>
      <text:p text:style-name="P27"><text:s text:c="2"/>&lt;wsdl:message name="listarPersonas"&gt;</text:p>
      <text:p text:style-name="P27"><text:s text:c="4"/>&lt;wsdl:part element="tns:listarPersonas" name="parameters"&gt;</text:p>
      <text:p text:style-name="P27"><text:s text:c="4"/>&lt;/wsdl:part&gt;</text:p>
      <text:p text:style-name="P27"><text:s text:c="2"/>&lt;/wsdl:message&gt;</text:p>
      <text:p text:style-name="P27"><text:s text:c="2"/>&lt;wsdl:message name="crearPersona"&gt;</text:p>
      <text:p text:style-name="P27"><text:s text:c="4"/>&lt;wsdl:part element="tns:crearPersona" name="parameters"&gt;</text:p>
      <text:p text:style-name="P27"><text:soft-page-break/><text:s text:c="4"/>&lt;/wsdl:part&gt;</text:p>
      <text:p text:style-name="P27"><text:s text:c="2"/>&lt;/wsdl:message&gt;</text:p>
      <text:p text:style-name="P27"><text:s text:c="2"/>&lt;wsdl:message name="WsI18NException"&gt;</text:p>
      <text:p text:style-name="P27"><text:s text:c="4"/>&lt;wsdl:part element="tns:WsI18NError" name="WsI18NException"&gt;</text:p>
      <text:p text:style-name="P27"><text:s text:c="4"/>&lt;/wsdl:part&gt;</text:p>
      <text:p text:style-name="P27"><text:s text:c="2"/>&lt;/wsdl:message&gt;</text:p>
      <text:p text:style-name="P27"><text:s text:c="2"/>&lt;wsdl:message name="getVersionResponse"&gt;</text:p>
      <text:p text:style-name="P27"><text:s text:c="4"/>&lt;wsdl:part element="tns:getVersionResponse" name="parameters"&gt;</text:p>
      <text:p text:style-name="P27"><text:s text:c="4"/>&lt;/wsdl:part&gt;</text:p>
      <text:p text:style-name="P27"><text:s text:c="2"/>&lt;/wsdl:message&gt;</text:p>
      <text:p text:style-name="P27"><text:s text:c="2"/>&lt;wsdl:message name="borrarPersonaResponse"&gt;</text:p>
      <text:p text:style-name="P27"><text:s text:c="4"/>&lt;wsdl:part element="tns:borrarPersonaResponse" name="parameters"&gt;</text:p>
      <text:p text:style-name="P27"><text:s text:c="4"/>&lt;/wsdl:part&gt;</text:p>
      <text:p text:style-name="P27"><text:s text:c="2"/>&lt;/wsdl:message&gt;</text:p>
      <text:p text:style-name="P27"><text:s text:c="2"/>&lt;wsdl:message name="borrarPersona"&gt;</text:p>
      <text:p text:style-name="P27"><text:s text:c="4"/>&lt;wsdl:part element="tns:borrarPersona" name="parameters"&gt;</text:p>
      <text:p text:style-name="P27"><text:s text:c="4"/>&lt;/wsdl:part&gt;</text:p>
      <text:p text:style-name="P27"><text:s text:c="2"/>&lt;/wsdl:message&gt;</text:p>
      <text:p text:style-name="P27"><text:s text:c="2"/>&lt;wsdl:message name="crearPersonaResponse"&gt;</text:p>
      <text:p text:style-name="P27"><text:s text:c="4"/>&lt;wsdl:part element="tns:crearPersonaResponse" name="parameters"&gt;</text:p>
      <text:p text:style-name="P27"><text:s text:c="4"/>&lt;/wsdl:part&gt;</text:p>
      <text:p text:style-name="P27"><text:s text:c="2"/>&lt;/wsdl:message&gt;</text:p>
      <text:p text:style-name="P27"><text:s text:c="2"/>&lt;wsdl:message name="listarPersonasResponse"&gt;</text:p>
      <text:p text:style-name="P27"><text:s text:c="4"/>&lt;wsdl:part element="tns:listarPersonasResponse" name="parameters"&gt;</text:p>
      <text:p text:style-name="P27"><text:s text:c="4"/>&lt;/wsdl:part&gt;</text:p>
      <text:p text:style-name="P27"><text:s text:c="2"/>&lt;/wsdl:message&gt;</text:p>
      <text:p text:style-name="P27"><text:s text:c="2"/>&lt;wsdl:message name="actualizarPersona"&gt;</text:p>
      <text:p text:style-name="P27"><text:s text:c="4"/>&lt;wsdl:part element="tns:actualizarPersona" name="parameters"&gt;</text:p>
      <text:p text:style-name="P27"><text:s text:c="4"/>&lt;/wsdl:part&gt;</text:p>
      <text:p text:style-name="P27"><text:s text:c="2"/>&lt;/wsdl:message&gt;</text:p>
      <text:p text:style-name="P27"><text:s text:c="2"/>&lt;wsdl:message name="actualizarPersonaResponse"&gt;</text:p>
      <text:p text:style-name="P27"><text:s text:c="4"/>&lt;wsdl:part element="tns:actualizarPersonaResponse" name="parameters"&gt;</text:p>
      <text:p text:style-name="P27"><text:s text:c="4"/>&lt;/wsdl:part&gt;</text:p>
      <text:p text:style-name="P27"><text:s text:c="2"/>&lt;/wsdl:message&gt;</text:p>
      <text:p text:style-name="P27"><text:s text:c="2"/>&lt;wsdl:message name="getVersionWs"&gt;</text:p>
      <text:p text:style-name="P27"><text:s text:c="4"/>&lt;wsdl:part element="tns:getVersionWs" name="parameters"&gt;</text:p>
      <text:p text:style-name="P27"><text:s text:c="4"/>&lt;/wsdl:part&gt;</text:p>
      <text:p text:style-name="P27"><text:s text:c="2"/>&lt;/wsdl:message&gt;</text:p>
      <text:p text:style-name="P27"><text:s text:c="2"/>&lt;wsdl:message name="getVersion"&gt;</text:p>
      <text:p text:style-name="P27"><text:s text:c="4"/>&lt;wsdl:part element="tns:getVersion" name="parameters"&gt;</text:p>
      <text:p text:style-name="P27"><text:s text:c="4"/>&lt;/wsdl:part&gt;</text:p>
      <text:p text:style-name="P27"><text:s text:c="2"/>&lt;/wsdl:message&gt;</text:p>
      <text:p text:style-name="P27"><text:soft-page-break/><text:s text:c="2"/>&lt;wsdl:message name="getVersionWsResponse"&gt;</text:p>
      <text:p text:style-name="P27"><text:s text:c="4"/>&lt;wsdl:part element="tns:getVersionWsResponse" name="parameters"&gt;</text:p>
      <text:p text:style-name="P27"><text:s text:c="4"/>&lt;/wsdl:part&gt;</text:p>
      <text:p text:style-name="P27"><text:s text:c="2"/>&lt;/wsdl:message&gt;</text:p>
      <text:p text:style-name="P27"><text:s text:c="2"/>&lt;wsdl:message name="WsValidationException"&gt;</text:p>
      <text:p text:style-name="P27"><text:s text:c="4"/>&lt;wsdl:part element="tns:WsValidationErrors" name="WsValidationException"&gt;</text:p>
      <text:p text:style-name="P27"><text:s text:c="4"/>&lt;/wsdl:part&gt;</text:p>
      <text:p text:style-name="P27"><text:s text:c="2"/>&lt;/wsdl:message&gt;</text:p>
      <text:p text:style-name="P27"><text:s text:c="2"/>&lt;wsdl:portType name="RegWebPersonasWs"&gt;</text:p>
      <text:p text:style-name="P27"><text:s text:c="4"/>&lt;wsdl:operation name="crearPersona"&gt;</text:p>
      <text:p text:style-name="P27"><text:s text:c="6"/>&lt;wsdl:input message="tns:crearPersona" name="crearPersona"&gt;</text:p>
      <text:p text:style-name="P27"><text:s text:c="4"/>&lt;/wsdl:input&gt;</text:p>
      <text:p text:style-name="P27"><text:s text:c="6"/>&lt;wsdl:output message="tns:crearPersonaResponse" name="cre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4"/>&lt;wsdl:operation name="borrarPersona"&gt;</text:p>
      <text:p text:style-name="P27"><text:s text:c="6"/>&lt;wsdl:input message="tns:borrarPersona" name="borrarPersona"&gt;</text:p>
      <text:p text:style-name="P27"><text:s text:c="4"/>&lt;/wsdl:input&gt;</text:p>
      <text:p text:style-name="P27"><text:s text:c="6"/>&lt;wsdl:output message="tns:borrarPersonaResponse" name="borrarPersonaResponse"&gt;</text:p>
      <text:p text:style-name="P27"><text:s text:c="4"/>&lt;/wsdl:output&gt;</text:p>
      <text:p text:style-name="P27"><text:s text:c="6"/>&lt;wsdl:fault message="tns:WsI18NException" name="WsI18NException"&gt;</text:p>
      <text:p text:style-name="P27"><text:s text:c="4"/>&lt;/wsdl:fault&gt;</text:p>
      <text:p text:style-name="P27"><text:s text:c="4"/>&lt;/wsdl:operation&gt;</text:p>
      <text:p text:style-name="P27"><text:s text:c="4"/>&lt;wsdl:operation name="getVersion"&gt;</text:p>
      <text:p text:style-name="P27"><text:s text:c="6"/>&lt;wsdl:input message="tns:getVersion" name="getVersion"&gt;</text:p>
      <text:p text:style-name="P27"><text:s text:c="4"/>&lt;/wsdl:input&gt;</text:p>
      <text:p text:style-name="P27"><text:s text:c="6"/>&lt;wsdl:output message="tns:getVersionResponse" name="getVersionResponse"&gt;</text:p>
      <text:p text:style-name="P27"><text:s text:c="4"/>&lt;/wsdl:output&gt;</text:p>
      <text:p text:style-name="P27"><text:s text:c="4"/>&lt;/wsdl:operation&gt;</text:p>
      <text:p text:style-name="P27"><text:s text:c="4"/>&lt;wsdl:operation name="listarPersonas"&gt;</text:p>
      <text:p text:style-name="P27"><text:s text:c="6"/>&lt;wsdl:input message="tns:listarPersonas" name="listarPersonas"&gt;</text:p>
      <text:p text:style-name="P27"><text:s text:c="4"/>&lt;/wsdl:input&gt;</text:p>
      <text:p text:style-name="P27"><text:s text:c="6"/>&lt;wsdl:output message="tns:listarPersonasResponse" name="listarPersonasResponse"&gt;</text:p>
      <text:p text:style-name="P27"><text:s text:c="4"/>&lt;/wsdl:output&gt;</text:p>
      <text:p text:style-name="P27"><text:s text:c="6"/>&lt;wsdl:fault message="tns:WsI18NException" name="WsI18NException"&gt;</text:p>
      <text:p text:style-name="P27"><text:soft-page-break/><text:s text:c="4"/>&lt;/wsdl:fault&gt;</text:p>
      <text:p text:style-name="P27"><text:s text:c="4"/>&lt;/wsdl:operation&gt;</text:p>
      <text:p text:style-name="P27"><text:s text:c="4"/>&lt;wsdl:operation name="getVersionWs"&gt;</text:p>
      <text:p text:style-name="P27"><text:s text:c="6"/>&lt;wsdl:input message="tns:getVersionWs" name="getVersionWs"&gt;</text:p>
      <text:p text:style-name="P27"><text:s text:c="4"/>&lt;/wsdl:input&gt;</text:p>
      <text:p text:style-name="P27"><text:s text:c="6"/>&lt;wsdl:output message="tns:getVersionWsResponse" name="getVersionWsResponse"&gt;</text:p>
      <text:p text:style-name="P27"><text:s text:c="4"/>&lt;/wsdl:output&gt;</text:p>
      <text:p text:style-name="P27"><text:s text:c="4"/>&lt;/wsdl:operation&gt;</text:p>
      <text:p text:style-name="P27"><text:s text:c="4"/>&lt;wsdl:operation name="actualizarPersona"&gt;</text:p>
      <text:p text:style-name="P27"><text:s text:c="6"/>&lt;wsdl:input message="tns:actualizarPersona" name="actualizarPersona"&gt;</text:p>
      <text:p text:style-name="P27"><text:s text:c="4"/>&lt;/wsdl:input&gt;</text:p>
      <text:p text:style-name="P27"><text:s text:c="6"/>&lt;wsdl:output message="tns:actualizarPersonaResponse" name="actualizarPersonaResponse"&gt;</text:p>
      <text:p text:style-name="P27"><text:s text:c="4"/>&lt;/wsdl:output&gt;</text:p>
      <text:p text:style-name="P27"><text:s text:c="6"/>&lt;wsdl:fault message="tns:WsValidationException" name="WsValidationException"&gt;</text:p>
      <text:p text:style-name="P27"><text:s text:c="4"/>&lt;/wsdl:fault&gt;</text:p>
      <text:p text:style-name="P27"><text:s text:c="6"/>&lt;wsdl:fault message="tns:WsI18NException" name="WsI18NException"&gt;</text:p>
      <text:p text:style-name="P27"><text:s text:c="4"/>&lt;/wsdl:fault&gt;</text:p>
      <text:p text:style-name="P27"><text:s text:c="4"/>&lt;/wsdl:operation&gt;</text:p>
      <text:p text:style-name="P27"><text:s text:c="2"/>&lt;/wsdl:portType&gt;</text:p>
      <text:p text:style-name="P27"><text:s text:c="2"/>&lt;wsdl:binding name="RegWebPersonasWsServiceSoapBinding" type="tns:RegWebPersonasWs"&gt;</text:p>
      <text:p text:style-name="P27"><text:s text:c="4"/>&lt;soap:binding style="document" transport="http://schemas.xmlsoap.org/soap/http" /&gt;</text:p>
      <text:p text:style-name="P27"><text:s text:c="4"/>&lt;wsdl:operation name="borrarPersona"&gt;</text:p>
      <text:p text:style-name="P27"><text:s text:c="6"/>&lt;soap:operation soapAction="" style="document" /&gt;</text:p>
      <text:p text:style-name="P27"><text:s text:c="6"/>&lt;wsdl:input name="borrarPersona"&gt;</text:p>
      <text:p text:style-name="P27"><text:s text:c="8"/>&lt;soap:body use="literal" /&gt;</text:p>
      <text:p text:style-name="P27"><text:s text:c="6"/>&lt;/wsdl:input&gt;</text:p>
      <text:p text:style-name="P27"><text:s text:c="6"/>&lt;wsdl:output name="borrarPersona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crearPersona"&gt;</text:p>
      <text:p text:style-name="P27"><text:s text:c="6"/>&lt;soap:operation soapAction="" style="document" /&gt;</text:p>
      <text:p text:style-name="P27"><text:s text:c="6"/>&lt;wsdl:input name="crearPersona"&gt;</text:p>
      <text:p text:style-name="P27"><text:s text:c="8"/>&lt;soap:body use="literal" /&gt;</text:p>
      <text:p text:style-name="P27"><text:s text:c="6"/>&lt;/wsdl:input&gt;</text:p>
      <text:p text:style-name="P27"><text:s text:c="6"/>&lt;wsdl:output name="crearPersonaResponse"&gt;</text:p>
      <text:p text:style-name="P27"><text:soft-page-break/><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gt;</text:p>
      <text:p text:style-name="P27"><text:s text:c="6"/>&lt;soap:operation soapAction="" style="document" /&gt;</text:p>
      <text:p text:style-name="P27"><text:s text:c="6"/>&lt;wsdl:input name="getVersion"&gt;</text:p>
      <text:p text:style-name="P27"><text:s text:c="8"/>&lt;soap:body use="literal" /&gt;</text:p>
      <text:p text:style-name="P27"><text:s text:c="6"/>&lt;/wsdl:input&gt;</text:p>
      <text:p text:style-name="P27"><text:s text:c="6"/>&lt;wsdl:output name="getVersionResponse"&gt;</text:p>
      <text:p text:style-name="P27"><text:s text:c="8"/>&lt;soap:body use="literal" /&gt;</text:p>
      <text:p text:style-name="P27"><text:s text:c="6"/>&lt;/wsdl:output&gt;</text:p>
      <text:p text:style-name="P27"><text:s text:c="4"/>&lt;/wsdl:operation&gt;</text:p>
      <text:p text:style-name="P27"><text:s text:c="4"/>&lt;wsdl:operation name="listarPersonas"&gt;</text:p>
      <text:p text:style-name="P27"><text:s text:c="6"/>&lt;soap:operation soapAction="" style="document" /&gt;</text:p>
      <text:p text:style-name="P27"><text:s text:c="6"/>&lt;wsdl:input name="listarPersonas"&gt;</text:p>
      <text:p text:style-name="P27"><text:s text:c="8"/>&lt;soap:body use="literal" /&gt;</text:p>
      <text:p text:style-name="P27"><text:s text:c="6"/>&lt;/wsdl:input&gt;</text:p>
      <text:p text:style-name="P27"><text:s text:c="6"/>&lt;wsdl:output name="listarPersonasResponse"&gt;</text:p>
      <text:p text:style-name="P27"><text:s text:c="8"/>&lt;soap:body use="literal" /&gt;</text:p>
      <text:p text:style-name="P27"><text:s text:c="6"/>&lt;/wsdl:outpu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4"/>&lt;wsdl:operation name="getVersionWs"&gt;</text:p>
      <text:p text:style-name="P27"><text:s text:c="6"/>&lt;soap:operation soapAction="" style="document" /&gt;</text:p>
      <text:p text:style-name="P27"><text:s text:c="6"/>&lt;wsdl:input name="getVersionWs"&gt;</text:p>
      <text:p text:style-name="P27"><text:s text:c="8"/>&lt;soap:body use="literal" /&gt;</text:p>
      <text:p text:style-name="P27"><text:s text:c="6"/>&lt;/wsdl:input&gt;</text:p>
      <text:p text:style-name="P27"><text:s text:c="6"/>&lt;wsdl:output name="getVersionWsResponse"&gt;</text:p>
      <text:p text:style-name="P27"><text:s text:c="8"/>&lt;soap:body use="literal" /&gt;</text:p>
      <text:p text:style-name="P27"><text:s text:c="6"/>&lt;/wsdl:output&gt;</text:p>
      <text:p text:style-name="P27"><text:s text:c="4"/>&lt;/wsdl:operation&gt;</text:p>
      <text:p text:style-name="P27"><text:s text:c="4"/>&lt;wsdl:operation name="actualizarPersona"&gt;</text:p>
      <text:p text:style-name="P27"><text:s text:c="6"/>&lt;soap:operation soapAction="" style="document" /&gt;</text:p>
      <text:p text:style-name="P27"><text:s text:c="6"/>&lt;wsdl:input name="actualizarPersona"&gt;</text:p>
      <text:p text:style-name="P27"><text:soft-page-break/><text:s text:c="8"/>&lt;soap:body use="literal" /&gt;</text:p>
      <text:p text:style-name="P27"><text:s text:c="6"/>&lt;/wsdl:input&gt;</text:p>
      <text:p text:style-name="P27"><text:s text:c="6"/>&lt;wsdl:output name="actualizarPersonaResponse"&gt;</text:p>
      <text:p text:style-name="P27"><text:s text:c="8"/>&lt;soap:body use="literal" /&gt;</text:p>
      <text:p text:style-name="P27"><text:s text:c="6"/>&lt;/wsdl:output&gt;</text:p>
      <text:p text:style-name="P27"><text:s text:c="6"/>&lt;wsdl:fault name="WsValidationException"&gt;</text:p>
      <text:p text:style-name="P27"><text:s text:c="8"/>&lt;soap:fault name="WsValidationException" use="literal" /&gt;</text:p>
      <text:p text:style-name="P27"><text:s text:c="6"/>&lt;/wsdl:fault&gt;</text:p>
      <text:p text:style-name="P27"><text:s text:c="6"/>&lt;wsdl:fault name="WsI18NException"&gt;</text:p>
      <text:p text:style-name="P27"><text:s text:c="8"/>&lt;soap:fault name="WsI18NException" use="literal" /&gt;</text:p>
      <text:p text:style-name="P27"><text:s text:c="6"/>&lt;/wsdl:fault&gt;</text:p>
      <text:p text:style-name="P27"><text:s text:c="4"/>&lt;/wsdl:operation&gt;</text:p>
      <text:p text:style-name="P27"><text:s text:c="2"/>&lt;/wsdl:binding&gt;</text:p>
      <text:p text:style-name="P27"><text:s text:c="2"/>&lt;wsdl:service name="RegWebPersonasWsService"&gt;</text:p>
      <text:p text:style-name="P27"><text:s text:c="4"/>&lt;wsdl:port binding="tns:RegWebPersonasWsServiceSoapBinding" name="RegWebPersonasWs"&gt;</text:p>
      <text:p text:style-name="P27"><text:s text:c="6"/>&lt;soap:address location="http://localhost:8080/regweb3/ws/v3/RegWebPersonas" /&gt;</text:p>
      <text:p text:style-name="P27"><text:s text:c="4"/>&lt;/wsdl:port&gt;</text:p>
      <text:p text:style-name="P27"><text:s text:c="2"/>&lt;/wsdl:service&gt;</text:p>
      <text:p text:style-name="P27">&lt;/wsdl:definitions&gt;</text:p>
      <text:p text:style-name="Text_20_body"/>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6-04-20T09:10:51.70</dc:date>
    <dc:creator>Eduardo Arrivi</dc:creator>
    <meta:editing-duration>P4DT19H58S</meta:editing-duration>
    <meta:editing-cycles>99</meta:editing-cycles>
    <meta:generator>OpenOffice/4.1.1$Win32 OpenOffice.org_project/411m6$Build-9775</meta:generator>
    <meta:printed-by>Eduardo Arrivi</meta:printed-by>
    <meta:print-date>2014-10-15T10:52:16.51</meta:print-date>
    <meta:document-statistic meta:table-count="33" meta:image-count="0" meta:object-count="0" meta:page-count="61" meta:paragraph-count="3526" meta:word-count="9336" meta:character-count="103442"/>
  </office:meta>
</office:document-meta>
</file>